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7" style:family="table">
      <style:table-properties style:width="15.501cm" table:align="left"/>
    </style:style>
    <style:style style:name="Table27.A" style:family="table-column">
      <style:table-column-properties style:column-width="3.083cm"/>
    </style:style>
    <style:style style:name="Table27.B" style:family="table-column">
      <style:table-column-properties style:column-width="2.903cm"/>
    </style:style>
    <style:style style:name="Table27.C" style:family="table-column">
      <style:table-column-properties style:column-width="3.112cm"/>
    </style:style>
    <style:style style:name="Table27.D" style:family="table-column">
      <style:table-column-properties style:column-width="3.11cm"/>
    </style:style>
    <style:style style:name="Table27.E" style:family="table-column">
      <style:table-column-properties style:column-width="3.293cm"/>
    </style:style>
    <style:style style:name="Table27.A1" style:family="table-cell">
      <style:table-cell-properties style:vertical-align="middle" fo:padding="0.049cm" fo:border="none"/>
    </style:style>
    <style:style style:name="Table28" style:family="table">
      <style:table-properties style:width="15.501cm" table:align="left"/>
    </style:style>
    <style:style style:name="Table28.A" style:family="table-column">
      <style:table-column-properties style:column-width="2.917cm"/>
    </style:style>
    <style:style style:name="Table28.B" style:family="table-column">
      <style:table-column-properties style:column-width="3.593cm"/>
    </style:style>
    <style:style style:name="Table28.C" style:family="table-column">
      <style:table-column-properties style:column-width="3.806cm"/>
    </style:style>
    <style:style style:name="Table28.D" style:family="table-column">
      <style:table-column-properties style:column-width="2.579cm"/>
    </style:style>
    <style:style style:name="Table28.E" style:family="table-column">
      <style:table-column-properties style:column-width="2.605cm"/>
    </style:style>
    <style:style style:name="Table28.A1" style:family="table-cell">
      <style:table-cell-properties style:vertical-align="middle" fo:padding="0.049cm" fo:border="none"/>
    </style:style>
    <style:style style:name="Table29" style:family="table">
      <style:table-properties style:width="15.501cm" table:align="left"/>
    </style:style>
    <style:style style:name="Table29.A" style:family="table-column">
      <style:table-column-properties style:column-width="2.882cm"/>
    </style:style>
    <style:style style:name="Table29.B" style:family="table-column">
      <style:table-column-properties style:column-width="2.852cm"/>
    </style:style>
    <style:style style:name="Table29.C" style:family="table-column">
      <style:table-column-properties style:column-width="4.092cm"/>
    </style:style>
    <style:style style:name="Table29.D" style:family="table-column">
      <style:table-column-properties style:column-width="3.143cm"/>
    </style:style>
    <style:style style:name="Table29.E" style:family="table-column">
      <style:table-column-properties style:column-width="2.531cm"/>
    </style:style>
    <style:style style:name="Table29.A1" style:family="table-cell">
      <style:table-cell-properties style:vertical-align="middle" fo:padding="0.049cm" fo:border="none"/>
    </style:style>
    <style:style style:name="Table30" style:family="table">
      <style:table-properties style:width="15.501cm" table:align="left"/>
    </style:style>
    <style:style style:name="Table30.A" style:family="table-column">
      <style:table-column-properties style:column-width="4.124cm"/>
    </style:style>
    <style:style style:name="Table30.B" style:family="table-column">
      <style:table-column-properties style:column-width="4.486cm"/>
    </style:style>
    <style:style style:name="Table30.C" style:family="table-column">
      <style:table-column-properties style:column-width="6.892cm"/>
    </style:style>
    <style:style style:name="Table30.A1" style:family="table-cell">
      <style:table-cell-properties style:vertical-align="middle" fo:padding="0.049cm" fo:border="none"/>
    </style:style>
    <style:style style:name="Table31" style:family="table">
      <style:table-properties style:width="15.501cm" table:align="left"/>
    </style:style>
    <style:style style:name="Table31.A" style:family="table-column">
      <style:table-column-properties style:column-width="4.12cm"/>
    </style:style>
    <style:style style:name="Table31.B" style:family="table-column">
      <style:table-column-properties style:column-width="4.013cm"/>
    </style:style>
    <style:style style:name="Table31.C" style:family="table-column">
      <style:table-column-properties style:column-width="3.53cm"/>
    </style:style>
    <style:style style:name="Table31.D" style:family="table-column">
      <style:table-column-properties style:column-width="3.838cm"/>
    </style:style>
    <style:style style:name="Table31.A1" style:family="table-cell">
      <style:table-cell-properties style:vertical-align="middle" fo:padding="0.049cm" fo:border="none"/>
    </style:style>
    <style:style style:name="Table32" style:family="table">
      <style:table-properties style:width="15.501cm" table:align="left"/>
    </style:style>
    <style:style style:name="Table32.A" style:family="table-column">
      <style:table-column-properties style:column-width="4.284cm"/>
    </style:style>
    <style:style style:name="Table32.B" style:family="table-column">
      <style:table-column-properties style:column-width="3.896cm"/>
    </style:style>
    <style:style style:name="Table32.C" style:family="table-column">
      <style:table-column-properties style:column-width="3.582cm"/>
    </style:style>
    <style:style style:name="Table32.D" style:family="table-column">
      <style:table-column-properties style:column-width="3.738cm"/>
    </style:style>
    <style:style style:name="Table32.A1" style:family="table-cell">
      <style:table-cell-properties style:vertical-align="middle" fo:padding="0.049cm" fo:border="none"/>
    </style:style>
    <style:style style:name="Table35" style:family="table">
      <style:table-properties style:width="15.501cm" table:align="left"/>
    </style:style>
    <style:style style:name="Table35.A" style:family="table-column">
      <style:table-column-properties style:column-width="3.794cm"/>
    </style:style>
    <style:style style:name="Table35.B" style:family="table-column">
      <style:table-column-properties style:column-width="3.457cm"/>
    </style:style>
    <style:style style:name="Table35.C" style:family="table-column">
      <style:table-column-properties style:column-width="4.223cm"/>
    </style:style>
    <style:style style:name="Table35.D" style:family="table-column">
      <style:table-column-properties style:column-width="4.027cm"/>
    </style:style>
    <style:style style:name="Table35.A1" style:family="table-cell">
      <style:table-cell-properties style:vertical-align="middle" fo:padding="0.049cm" fo:border="none"/>
    </style:style>
    <style:style style:name="Table33" style:family="table">
      <style:table-properties style:width="15.501cm" table:align="left"/>
    </style:style>
    <style:style style:name="Table33.A" style:family="table-column">
      <style:table-column-properties style:column-width="3.905cm"/>
    </style:style>
    <style:style style:name="Table33.B" style:family="table-column">
      <style:table-column-properties style:column-width="4.327cm"/>
    </style:style>
    <style:style style:name="Table33.C" style:family="table-column">
      <style:table-column-properties style:column-width="3.653cm"/>
    </style:style>
    <style:style style:name="Table33.D" style:family="table-column">
      <style:table-column-properties style:column-width="3.616cm"/>
    </style:style>
    <style:style style:name="Table33.A1" style:family="table-cell">
      <style:table-cell-properties style:vertical-align="middle" fo:padding="0.049cm" fo:border="none"/>
    </style:style>
    <style:style style:name="Table34" style:family="table">
      <style:table-properties style:width="15.501cm" table:align="left"/>
    </style:style>
    <style:style style:name="Table34.A" style:family="table-column">
      <style:table-column-properties style:column-width="4.281cm"/>
    </style:style>
    <style:style style:name="Table34.B" style:family="table-column">
      <style:table-column-properties style:column-width="3.865cm"/>
    </style:style>
    <style:style style:name="Table34.C" style:family="table-column">
      <style:table-column-properties style:column-width="3.464cm"/>
    </style:style>
    <style:style style:name="Table34.D" style:family="table-column">
      <style:table-column-properties style:column-width="3.891cm"/>
    </style:style>
    <style:style style:name="Table34.A1" style:family="table-cell">
      <style:table-cell-properties style:vertical-align="middle" fo:padding="0.049cm" fo:border="none"/>
    </style:style>
    <style:style style:name="Table36" style:family="table">
      <style:table-properties style:width="15.501cm" table:align="left"/>
    </style:style>
    <style:style style:name="Table36.A" style:family="table-column">
      <style:table-column-properties style:column-width="3.388cm"/>
    </style:style>
    <style:style style:name="Table36.B" style:family="table-column">
      <style:table-column-properties style:column-width="3.743cm"/>
    </style:style>
    <style:style style:name="Table36.C" style:family="table-column">
      <style:table-column-properties style:column-width="4.096cm"/>
    </style:style>
    <style:style style:name="Table36.D" style:family="table-column">
      <style:table-column-properties style:column-width="4.274cm"/>
    </style:style>
    <style:style style:name="Table36.A1" style:family="table-cell">
      <style:table-cell-properties style:vertical-align="middle" fo:padding="0.049cm" fo:border="none"/>
    </style:style>
    <style:style style:name="Table37" style:family="table">
      <style:table-properties style:width="15.501cm" table:align="left"/>
    </style:style>
    <style:style style:name="Table37.A" style:family="table-column">
      <style:table-column-properties style:column-width="4.14cm"/>
    </style:style>
    <style:style style:name="Table37.B" style:family="table-column">
      <style:table-column-properties style:column-width="4.784cm"/>
    </style:style>
    <style:style style:name="Table37.C" style:family="table-column">
      <style:table-column-properties style:column-width="3.364cm"/>
    </style:style>
    <style:style style:name="Table37.D" style:family="table-column">
      <style:table-column-properties style:column-width="3.214cm"/>
    </style:style>
    <style:style style:name="Table37.A1" style:family="table-cell">
      <style:table-cell-properties style:vertical-align="middle" fo:padding="0.049cm" fo:border="none"/>
    </style:style>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9"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0" style:family="paragraph" style:parent-style-name="Heading_20_3">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11" style:family="paragraph" style:parent-style-name="Heading_20_3">
      <style:text-properties fo:font-weight="normal" officeooo:paragraph-rsid="000b3d44" style:font-weight-asian="normal" style:font-weight-complex="normal"/>
    </style:style>
    <style:style style:name="P12" style:family="paragraph" style:parent-style-name="Heading_20_3">
      <style:text-properties fo:font-weight="normal" officeooo:paragraph-rsid="000f2499" style:font-weight-asian="normal" style:font-weight-complex="normal"/>
    </style:style>
    <style:style style:name="P13" style:family="paragraph" style:parent-style-name="Heading_20_3">
      <style:text-properties fo:font-weight="bold" officeooo:paragraph-rsid="000b3d44" style:font-weight-asian="bold" style:font-weight-complex="bold"/>
    </style:style>
    <style:style style:name="P14" style:family="paragraph" style:parent-style-name="Heading_20_3">
      <style:text-properties fo:font-weight="bold" officeooo:paragraph-rsid="0010a137" style:font-weight-asian="bold" style:font-weight-complex="bold"/>
    </style:style>
    <style:style style:name="P15" style:family="paragraph" style:parent-style-name="Heading_20_3">
      <style:text-properties fo:font-weight="bold" officeooo:paragraph-rsid="001117b4" style:font-weight-asian="bold" style:font-weight-complex="bold"/>
    </style:style>
    <style:style style:name="P16" style:family="paragraph" style:parent-style-name="Heading_20_3">
      <style:text-properties officeooo:paragraph-rsid="000b3d44"/>
    </style:style>
    <style:style style:name="P17" style:family="paragraph" style:parent-style-name="Heading_20_3">
      <style:text-properties officeooo:paragraph-rsid="000f2499"/>
    </style:style>
    <style:style style:name="P18" style:family="paragraph" style:parent-style-name="Heading_20_3">
      <style:text-properties officeooo:paragraph-rsid="001117b4"/>
    </style:style>
    <style:style style:name="P19"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 style:family="paragraph" style:parent-style-name="Heading_20_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1"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2" style:family="paragraph" style:parent-style-name="Heading_20_4">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3" style:family="paragraph" style:parent-style-name="Heading_20_4">
      <style:text-properties officeooo:paragraph-rsid="000b3d44"/>
    </style:style>
    <style:style style:name="P24" style:family="paragraph" style:parent-style-name="Heading_20_4">
      <style:text-properties officeooo:paragraph-rsid="000f2499"/>
    </style:style>
    <style:style style:name="P25"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6"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7" style:family="paragraph" style:parent-style-name="Horizontal_20_Line">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8" style:family="paragraph" style:parent-style-name="Horizontal_20_Line">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9" style:family="paragraph" style:parent-style-name="Quotations">
      <style:text-properties officeooo:paragraph-rsid="000b3d44"/>
    </style:style>
    <style:style style:name="P30" style:family="paragraph" style:parent-style-name="Quotations">
      <style:text-properties officeooo:paragraph-rsid="000f2499"/>
    </style:style>
    <style:style style:name="P31"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35"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7"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8"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9"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0"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41"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2" style:family="paragraph" style:parent-style-name="Table_20_Contents">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43" style:family="paragraph" style:parent-style-name="Table_20_Contents">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44" style:family="paragraph" style:parent-style-name="Table_20_Contents">
      <style:text-properties officeooo:paragraph-rsid="000b3d44"/>
    </style:style>
    <style:style style:name="P45" style:family="paragraph" style:parent-style-name="Table_20_Contents">
      <style:text-properties officeooo:paragraph-rsid="000d1028"/>
    </style:style>
    <style:style style:name="P46" style:family="paragraph" style:parent-style-name="Table_20_Contents">
      <style:text-properties officeooo:paragraph-rsid="001117b4"/>
    </style:style>
    <style:style style:name="P47"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8"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9" style:family="paragraph" style:parent-style-name="Table_20_Heading">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0" style:family="paragraph" style:parent-style-name="Table_20_Heading">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51" style:family="paragraph" style:parent-style-name="Table_20_Heading">
      <style:text-properties officeooo:paragraph-rsid="000b3d44"/>
    </style:style>
    <style:style style:name="P52" style:family="paragraph" style:parent-style-name="Table_20_Heading">
      <style:text-properties officeooo:paragraph-rsid="000d1028"/>
    </style:style>
    <style:style style:name="P53" style:family="paragraph" style:parent-style-name="Text_20_body">
      <style:paragraph-properties fo:text-align="start" style:justify-single-word="false"/>
      <style:text-properties officeooo:rsid="000f6b77" officeooo:paragraph-rsid="0009c92c"/>
    </style:style>
    <style:style style:name="P54" style:family="paragraph" style:parent-style-name="Text_20_body">
      <style:paragraph-properties fo:text-align="justify" style:justify-single-word="false"/>
      <style:text-properties officeooo:rsid="000f6b77" officeooo:paragraph-rsid="000b3d44"/>
    </style:style>
    <style:style style:name="P55" style:family="paragraph" style:parent-style-name="Text_20_body">
      <style:text-properties officeooo:paragraph-rsid="0009c92c"/>
    </style:style>
    <style:style style:name="P56"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7"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8"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9"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0"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2"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3"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4"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6"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67"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68"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3"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5"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76"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77"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78"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80"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82"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7"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0"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2"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3"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7"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8"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9"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0"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1"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2"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3"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4"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45"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46"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7"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8"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9" style:family="paragraph" style:parent-style-name="Text_20_body" style:list-style-name="L36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0" style:family="paragraph" style:parent-style-name="Text_20_body" style:list-style-name="L47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1" style:family="paragraph" style:parent-style-name="Text_20_body" style:list-style-name="L47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2" style:family="paragraph" style:parent-style-name="Text_20_body" style:list-style-name="L48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3" style:family="paragraph" style:parent-style-name="Text_20_body" style:list-style-name="L48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4" style:family="paragraph" style:parent-style-name="Text_20_body" style:list-style-name="L49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5" style:family="paragraph" style:parent-style-name="Text_20_body" style:list-style-name="L49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6" style:family="paragraph" style:parent-style-name="Text_20_body" style:list-style-name="L49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7" style:family="paragraph" style:parent-style-name="Text_20_body" style:list-style-name="L49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8" style:family="paragraph" style:parent-style-name="Text_20_body" style:list-style-name="L49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9" style:family="paragraph" style:parent-style-name="Text_20_body" style:list-style-name="L49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0" style:family="paragraph" style:parent-style-name="Text_20_body" style:list-style-name="L50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1" style:family="paragraph" style:parent-style-name="Text_20_body" style:list-style-name="L50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2" style:family="paragraph" style:parent-style-name="Text_20_body" style:list-style-name="L50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3" style:family="paragraph" style:parent-style-name="Text_20_body" style:list-style-name="L50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4" style:family="paragraph" style:parent-style-name="Text_20_body" style:list-style-name="L50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5" style:family="paragraph" style:parent-style-name="Text_20_body" style:list-style-name="L50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6" style:family="paragraph" style:parent-style-name="Text_20_body" style:list-style-name="L50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7" style:family="paragraph" style:parent-style-name="Text_20_body" style:list-style-name="L50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8" style:family="paragraph" style:parent-style-name="Text_20_body" style:list-style-name="L50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9" style:family="paragraph" style:parent-style-name="Text_20_body" style:list-style-name="L51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0" style:family="paragraph" style:parent-style-name="Text_20_body" style:list-style-name="L51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1" style:family="paragraph" style:parent-style-name="Text_20_body" style:list-style-name="L51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2" style:family="paragraph" style:parent-style-name="Text_20_body" style:list-style-name="L51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3" style:family="paragraph" style:parent-style-name="Text_20_body" style:list-style-name="L51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4" style:family="paragraph" style:parent-style-name="Text_20_body" style:list-style-name="L51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5" style:family="paragraph" style:parent-style-name="Text_20_body" style:list-style-name="L52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6" style:family="paragraph" style:parent-style-name="Text_20_body" style:list-style-name="L52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7" style:family="paragraph" style:parent-style-name="Text_20_body" style:list-style-name="L52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8" style:family="paragraph" style:parent-style-name="Text_20_body" style:list-style-name="L53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9" style:family="paragraph" style:parent-style-name="Text_20_body" style:list-style-name="L53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0" style:family="paragraph" style:parent-style-name="Text_20_body" style:list-style-name="L53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1" style:family="paragraph" style:parent-style-name="Text_20_body" style:list-style-name="L53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2" style:family="paragraph" style:parent-style-name="Text_20_body" style:list-style-name="L53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3" style:family="paragraph" style:parent-style-name="Text_20_body" style:list-style-name="L54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4" style:family="paragraph" style:parent-style-name="Text_20_body" style:list-style-name="L54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5" style:family="paragraph" style:parent-style-name="Text_20_body" style:list-style-name="L54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6" style:family="paragraph" style:parent-style-name="Text_20_body" style:list-style-name="L56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7" style:family="paragraph" style:parent-style-name="Text_20_body" style:list-style-name="L56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8" style:family="paragraph" style:parent-style-name="Text_20_body" style:list-style-name="L56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9" style:family="paragraph" style:parent-style-name="Text_20_body" style:list-style-name="L56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0" style:family="paragraph" style:parent-style-name="Text_20_body" style:list-style-name="L57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1" style:family="paragraph" style:parent-style-name="Text_20_body">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2" style:family="paragraph" style:parent-style-name="Text_20_body" style:list-style-name="L594">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3" style:family="paragraph" style:parent-style-name="Text_20_body">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4" style:family="paragraph" style:parent-style-name="Text_20_body" style:list-style-name="L606">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5" style:family="paragraph" style:parent-style-name="Text_20_body" style:list-style-name="L607">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6" style:family="paragraph" style:parent-style-name="Text_20_body" style:list-style-name="L608">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7" style:family="paragraph" style:parent-style-name="Text_20_body">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8" style:family="paragraph" style:parent-style-name="Text_20_body" style:list-style-name="L165">
      <style:paragraph-properties fo:text-align="justify" style:justify-single-word="false"/>
      <style:text-properties officeooo:paragraph-rsid="000b3d44"/>
    </style:style>
    <style:style style:name="P199" style:family="paragraph" style:parent-style-name="Text_20_body" style:list-style-name="L166">
      <style:paragraph-properties fo:text-align="justify" style:justify-single-word="false"/>
      <style:text-properties officeooo:paragraph-rsid="000b3d44"/>
    </style:style>
    <style:style style:name="P200" style:family="paragraph" style:parent-style-name="Text_20_body" style:list-style-name="L167">
      <style:paragraph-properties fo:text-align="justify" style:justify-single-word="false"/>
      <style:text-properties officeooo:paragraph-rsid="000b3d44"/>
    </style:style>
    <style:style style:name="P201" style:family="paragraph" style:parent-style-name="Text_20_body">
      <style:paragraph-properties fo:text-align="justify" style:justify-single-word="false"/>
      <style:text-properties officeooo:paragraph-rsid="000b3d44"/>
    </style:style>
    <style:style style:name="P202" style:family="paragraph" style:parent-style-name="Text_20_body" style:list-style-name="L331">
      <style:paragraph-properties fo:text-align="justify" style:justify-single-word="false"/>
      <style:text-properties officeooo:paragraph-rsid="000c802c"/>
    </style:style>
    <style:style style:name="P203" style:family="paragraph" style:parent-style-name="Text_20_body" style:list-style-name="L332">
      <style:paragraph-properties fo:text-align="justify" style:justify-single-word="false"/>
      <style:text-properties officeooo:paragraph-rsid="000c802c"/>
    </style:style>
    <style:style style:name="P204" style:family="paragraph" style:parent-style-name="Text_20_body" style:list-style-name="L333">
      <style:paragraph-properties fo:text-align="justify" style:justify-single-word="false"/>
      <style:text-properties officeooo:paragraph-rsid="000c802c"/>
    </style:style>
    <style:style style:name="P205" style:family="paragraph" style:parent-style-name="Text_20_body">
      <style:paragraph-properties fo:text-align="justify" style:justify-single-word="false"/>
      <style:text-properties officeooo:paragraph-rsid="000c802c"/>
    </style:style>
    <style:style style:name="P206" style:family="paragraph" style:parent-style-name="Text_20_body">
      <style:paragraph-properties fo:text-align="justify" style:justify-single-word="false"/>
      <style:text-properties officeooo:paragraph-rsid="000d1028"/>
    </style:style>
    <style:style style:name="P207" style:family="paragraph" style:parent-style-name="Text_20_body">
      <style:paragraph-properties fo:text-align="start" style:justify-single-word="false"/>
      <style:text-properties officeooo:paragraph-rsid="000b3d44"/>
    </style:style>
    <style:style style:name="P208" style:family="paragraph" style:parent-style-name="Text_20_body">
      <style:paragraph-properties fo:text-align="start" style:justify-single-word="false"/>
      <style:text-properties officeooo:paragraph-rsid="000c802c"/>
    </style:style>
    <style:style style:name="P209"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210"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211"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212"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213" style:family="paragraph" style:parent-style-name="Text_20_body">
      <style:text-properties officeooo:rsid="005794db" officeooo:paragraph-rsid="000b3d44"/>
    </style:style>
    <style:style style:name="P214" style:family="paragraph" style:parent-style-name="Text_20_body">
      <style:text-properties officeooo:rsid="005794db" officeooo:paragraph-rsid="000d1028"/>
    </style:style>
    <style:style style:name="P215"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216"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217"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218"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219"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20"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21"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22" style:family="paragraph" style:parent-style-name="Text_20_body">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23" style:family="paragraph" style:parent-style-name="Text_20_body">
      <style:text-properties fo:color="#000000" loext:opacity="100%" style:font-name="Times New Roman" fo:font-size="12pt" fo:font-weight="normal" officeooo:rsid="002a67c0" officeooo:paragraph-rsid="0010a137" fo:background-color="transparent" style:font-name-asian="Times New Roman" style:font-size-asian="12pt" style:font-weight-asian="normal" style:font-name-complex="Times New Roman" style:font-size-complex="12pt" style:font-weight-complex="normal"/>
    </style:style>
    <style:style style:name="P224" style:family="paragraph" style:parent-style-name="Text_20_body">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225"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226" style:family="paragraph" style:parent-style-name="Text_20_body">
      <style:text-properties fo:color="#000000" loext:opacity="100%" style:font-name="Times New Roman" fo:font-size="12pt" fo:font-weight="normal" officeooo:rsid="00970673" officeooo:paragraph-rsid="000f2499" fo:background-color="transparent" style:font-name-asian="Times New Roman" style:font-size-asian="12pt" style:font-weight-asian="normal" style:font-name-complex="Times New Roman" style:font-size-complex="12pt" style:font-weight-complex="normal"/>
    </style:style>
    <style:style style:name="P227" style:family="paragraph" style:parent-style-name="Text_20_body">
      <style:text-properties fo:color="#000000" loext:opacity="100%" officeooo:rsid="008e8d97" officeooo:paragraph-rsid="000b3d44"/>
    </style:style>
    <style:style style:name="P228" style:family="paragraph" style:parent-style-name="Text_20_body">
      <style:text-properties fo:color="#000000" loext:opacity="100%" officeooo:rsid="008e8d97" officeooo:paragraph-rsid="000ee2b4"/>
    </style:style>
    <style:style style:name="P229" style:family="paragraph" style:parent-style-name="Text_20_body">
      <style:text-properties fo:color="#000000" loext:opacity="100%" style:font-name="Times New Roman" officeooo:rsid="007329ae" officeooo:paragraph-rsid="000b3d44"/>
    </style:style>
    <style:style style:name="P230" style:family="paragraph" style:parent-style-name="Text_20_body">
      <style:text-properties fo:color="#000000" loext:opacity="100%" style:font-name="Times New Roman" officeooo:rsid="007329ae" officeooo:paragraph-rsid="000ee2b4"/>
    </style:style>
    <style:style style:name="P231" style:family="paragraph" style:parent-style-name="Text_20_body">
      <style:text-properties fo:color="#000000" loext:opacity="100%" officeooo:paragraph-rsid="000b3d44"/>
    </style:style>
    <style:style style:name="P232" style:family="paragraph" style:parent-style-name="Text_20_body">
      <style:text-properties fo:color="#000000" loext:opacity="100%" officeooo:paragraph-rsid="000ee2b4"/>
    </style:style>
    <style:style style:name="P233" style:family="paragraph" style:parent-style-name="Text_20_body">
      <style:text-properties fo:font-weight="normal" officeooo:paragraph-rsid="000b3d44" style:font-weight-asian="normal" style:font-weight-complex="normal"/>
    </style:style>
    <style:style style:name="P234" style:family="paragraph" style:parent-style-name="Text_20_body">
      <style:text-properties fo:font-weight="normal" officeooo:paragraph-rsid="000f2499" style:font-weight-asian="normal" style:font-weight-complex="normal"/>
    </style:style>
    <style:style style:name="P235" style:family="paragraph" style:parent-style-name="Text_20_body">
      <style:text-properties fo:font-weight="bold" officeooo:paragraph-rsid="000b3d44" style:font-weight-asian="bold" style:font-weight-complex="bold"/>
    </style:style>
    <style:style style:name="P236" style:family="paragraph" style:parent-style-name="Text_20_body">
      <style:text-properties fo:font-weight="bold" officeooo:paragraph-rsid="0010a137" style:font-weight-asian="bold" style:font-weight-complex="bold"/>
    </style:style>
    <style:style style:name="P237" style:family="paragraph" style:parent-style-name="Text_20_body">
      <style:text-properties fo:font-weight="bold" officeooo:paragraph-rsid="001117b4" style:font-weight-asian="bold" style:font-weight-complex="bold"/>
    </style:style>
    <style:style style:name="P238" style:family="paragraph" style:parent-style-name="Text_20_body" style:list-style-name="L168">
      <style:text-properties officeooo:paragraph-rsid="000b3d44"/>
    </style:style>
    <style:style style:name="P239" style:family="paragraph" style:parent-style-name="Text_20_body" style:list-style-name="L169">
      <style:text-properties officeooo:paragraph-rsid="000b3d44"/>
    </style:style>
    <style:style style:name="P240" style:family="paragraph" style:parent-style-name="Text_20_body" style:list-style-name="L170">
      <style:text-properties officeooo:paragraph-rsid="000b3d44"/>
    </style:style>
    <style:style style:name="P241" style:family="paragraph" style:parent-style-name="Text_20_body" style:list-style-name="L171">
      <style:text-properties officeooo:paragraph-rsid="000b3d44"/>
    </style:style>
    <style:style style:name="P242" style:family="paragraph" style:parent-style-name="Text_20_body" style:list-style-name="L172">
      <style:text-properties officeooo:paragraph-rsid="000b3d44"/>
    </style:style>
    <style:style style:name="P243" style:family="paragraph" style:parent-style-name="Text_20_body" style:list-style-name="L173">
      <style:text-properties officeooo:paragraph-rsid="000b3d44"/>
    </style:style>
    <style:style style:name="P244" style:family="paragraph" style:parent-style-name="Text_20_body" style:list-style-name="L174">
      <style:text-properties officeooo:paragraph-rsid="000b3d44"/>
    </style:style>
    <style:style style:name="P245" style:family="paragraph" style:parent-style-name="Text_20_body" style:list-style-name="L175">
      <style:text-properties officeooo:paragraph-rsid="000b3d44"/>
    </style:style>
    <style:style style:name="P246" style:family="paragraph" style:parent-style-name="Text_20_body" style:list-style-name="L176">
      <style:text-properties officeooo:paragraph-rsid="000b3d44"/>
    </style:style>
    <style:style style:name="P247" style:family="paragraph" style:parent-style-name="Text_20_body" style:list-style-name="L177">
      <style:text-properties officeooo:paragraph-rsid="000b3d44"/>
    </style:style>
    <style:style style:name="P248" style:family="paragraph" style:parent-style-name="Text_20_body" style:list-style-name="L178">
      <style:text-properties officeooo:paragraph-rsid="000b3d44"/>
    </style:style>
    <style:style style:name="P249" style:family="paragraph" style:parent-style-name="Text_20_body" style:list-style-name="L179">
      <style:text-properties officeooo:paragraph-rsid="000b3d44"/>
    </style:style>
    <style:style style:name="P250" style:family="paragraph" style:parent-style-name="Text_20_body" style:list-style-name="L181">
      <style:text-properties officeooo:paragraph-rsid="000b3d44"/>
    </style:style>
    <style:style style:name="P251" style:family="paragraph" style:parent-style-name="Text_20_body" style:list-style-name="L182">
      <style:text-properties officeooo:paragraph-rsid="000b3d44"/>
    </style:style>
    <style:style style:name="P252" style:family="paragraph" style:parent-style-name="Text_20_body" style:list-style-name="L183">
      <style:text-properties officeooo:paragraph-rsid="000b3d44"/>
    </style:style>
    <style:style style:name="P253" style:family="paragraph" style:parent-style-name="Text_20_body" style:list-style-name="L184">
      <style:text-properties officeooo:paragraph-rsid="000b3d44"/>
    </style:style>
    <style:style style:name="P254" style:family="paragraph" style:parent-style-name="Text_20_body" style:list-style-name="L185">
      <style:text-properties officeooo:paragraph-rsid="000b3d44"/>
    </style:style>
    <style:style style:name="P255" style:family="paragraph" style:parent-style-name="Text_20_body" style:list-style-name="L188">
      <style:text-properties officeooo:paragraph-rsid="000b3d44"/>
    </style:style>
    <style:style style:name="P256" style:family="paragraph" style:parent-style-name="Text_20_body" style:list-style-name="L189">
      <style:text-properties officeooo:paragraph-rsid="000b3d44"/>
    </style:style>
    <style:style style:name="P257" style:family="paragraph" style:parent-style-name="Text_20_body" style:list-style-name="L192">
      <style:text-properties officeooo:paragraph-rsid="000b3d44"/>
    </style:style>
    <style:style style:name="P258" style:family="paragraph" style:parent-style-name="Text_20_body" style:list-style-name="L193">
      <style:text-properties officeooo:paragraph-rsid="000b3d44"/>
    </style:style>
    <style:style style:name="P259" style:family="paragraph" style:parent-style-name="Text_20_body" style:list-style-name="L194">
      <style:text-properties officeooo:paragraph-rsid="000b3d44"/>
    </style:style>
    <style:style style:name="P260" style:family="paragraph" style:parent-style-name="Text_20_body" style:list-style-name="L195">
      <style:text-properties officeooo:paragraph-rsid="000b3d44"/>
    </style:style>
    <style:style style:name="P261" style:family="paragraph" style:parent-style-name="Text_20_body" style:list-style-name="L196">
      <style:text-properties officeooo:paragraph-rsid="000b3d44"/>
    </style:style>
    <style:style style:name="P262" style:family="paragraph" style:parent-style-name="Text_20_body" style:list-style-name="L197">
      <style:text-properties officeooo:paragraph-rsid="000b3d44"/>
    </style:style>
    <style:style style:name="P263" style:family="paragraph" style:parent-style-name="Text_20_body" style:list-style-name="L198">
      <style:text-properties officeooo:paragraph-rsid="000b3d44"/>
    </style:style>
    <style:style style:name="P264" style:family="paragraph" style:parent-style-name="Text_20_body" style:list-style-name="L199">
      <style:text-properties officeooo:paragraph-rsid="000b3d44"/>
    </style:style>
    <style:style style:name="P265" style:family="paragraph" style:parent-style-name="Text_20_body" style:list-style-name="L200">
      <style:text-properties officeooo:paragraph-rsid="000b3d44"/>
    </style:style>
    <style:style style:name="P266" style:family="paragraph" style:parent-style-name="Text_20_body" style:list-style-name="L201">
      <style:text-properties officeooo:paragraph-rsid="000b3d44"/>
    </style:style>
    <style:style style:name="P267" style:family="paragraph" style:parent-style-name="Text_20_body" style:list-style-name="L202">
      <style:text-properties officeooo:paragraph-rsid="000b3d44"/>
    </style:style>
    <style:style style:name="P268" style:family="paragraph" style:parent-style-name="Text_20_body" style:list-style-name="L203">
      <style:text-properties officeooo:paragraph-rsid="000b3d44"/>
    </style:style>
    <style:style style:name="P269" style:family="paragraph" style:parent-style-name="Text_20_body" style:list-style-name="L206">
      <style:text-properties officeooo:paragraph-rsid="000b3d44"/>
    </style:style>
    <style:style style:name="P270" style:family="paragraph" style:parent-style-name="Text_20_body" style:list-style-name="L214">
      <style:text-properties officeooo:paragraph-rsid="000b3d44"/>
    </style:style>
    <style:style style:name="P271" style:family="paragraph" style:parent-style-name="Text_20_body" style:list-style-name="L215">
      <style:text-properties officeooo:paragraph-rsid="000b3d44"/>
    </style:style>
    <style:style style:name="P272" style:family="paragraph" style:parent-style-name="Text_20_body" style:list-style-name="L226">
      <style:text-properties officeooo:paragraph-rsid="000b3d44"/>
    </style:style>
    <style:style style:name="P273" style:family="paragraph" style:parent-style-name="Text_20_body" style:list-style-name="L227">
      <style:text-properties officeooo:paragraph-rsid="000b3d44"/>
    </style:style>
    <style:style style:name="P274" style:family="paragraph" style:parent-style-name="Text_20_body" style:list-style-name="L228">
      <style:text-properties officeooo:paragraph-rsid="000b3d44"/>
    </style:style>
    <style:style style:name="P275" style:family="paragraph" style:parent-style-name="Text_20_body" style:list-style-name="L229">
      <style:text-properties officeooo:paragraph-rsid="000b3d44"/>
    </style:style>
    <style:style style:name="P276" style:family="paragraph" style:parent-style-name="Text_20_body" style:list-style-name="L230">
      <style:text-properties officeooo:paragraph-rsid="000b3d44"/>
    </style:style>
    <style:style style:name="P277" style:family="paragraph" style:parent-style-name="Text_20_body" style:list-style-name="L233">
      <style:text-properties officeooo:paragraph-rsid="000b3d44"/>
    </style:style>
    <style:style style:name="P278" style:family="paragraph" style:parent-style-name="Text_20_body" style:list-style-name="L234">
      <style:text-properties officeooo:paragraph-rsid="000b3d44"/>
    </style:style>
    <style:style style:name="P279" style:family="paragraph" style:parent-style-name="Text_20_body" style:list-style-name="L236">
      <style:text-properties officeooo:paragraph-rsid="000b3d44"/>
    </style:style>
    <style:style style:name="P280" style:family="paragraph" style:parent-style-name="Text_20_body" style:list-style-name="L237">
      <style:text-properties officeooo:paragraph-rsid="000b3d44"/>
    </style:style>
    <style:style style:name="P281" style:family="paragraph" style:parent-style-name="Text_20_body" style:list-style-name="L238">
      <style:text-properties officeooo:paragraph-rsid="000b3d44"/>
    </style:style>
    <style:style style:name="P282" style:family="paragraph" style:parent-style-name="Text_20_body" style:list-style-name="L239">
      <style:text-properties officeooo:paragraph-rsid="000b3d44"/>
    </style:style>
    <style:style style:name="P283" style:family="paragraph" style:parent-style-name="Text_20_body" style:list-style-name="L240">
      <style:text-properties officeooo:paragraph-rsid="000b3d44"/>
    </style:style>
    <style:style style:name="P284" style:family="paragraph" style:parent-style-name="Text_20_body" style:list-style-name="L241">
      <style:text-properties officeooo:paragraph-rsid="000b3d44"/>
    </style:style>
    <style:style style:name="P285" style:family="paragraph" style:parent-style-name="Text_20_body" style:list-style-name="L242">
      <style:text-properties officeooo:paragraph-rsid="000b3d44"/>
    </style:style>
    <style:style style:name="P286" style:family="paragraph" style:parent-style-name="Text_20_body" style:list-style-name="L243">
      <style:text-properties officeooo:paragraph-rsid="000b3d44"/>
    </style:style>
    <style:style style:name="P287" style:family="paragraph" style:parent-style-name="Text_20_body" style:list-style-name="L246">
      <style:text-properties officeooo:paragraph-rsid="000b3d44"/>
    </style:style>
    <style:style style:name="P288" style:family="paragraph" style:parent-style-name="Text_20_body" style:list-style-name="L251">
      <style:text-properties officeooo:paragraph-rsid="000b3d44"/>
    </style:style>
    <style:style style:name="P289" style:family="paragraph" style:parent-style-name="Text_20_body" style:list-style-name="L252">
      <style:text-properties officeooo:paragraph-rsid="000b3d44"/>
    </style:style>
    <style:style style:name="P290" style:family="paragraph" style:parent-style-name="Text_20_body" style:list-style-name="L254">
      <style:text-properties officeooo:paragraph-rsid="000b3d44"/>
    </style:style>
    <style:style style:name="P291" style:family="paragraph" style:parent-style-name="Text_20_body" style:list-style-name="L255">
      <style:text-properties officeooo:paragraph-rsid="000b3d44"/>
    </style:style>
    <style:style style:name="P292" style:family="paragraph" style:parent-style-name="Text_20_body" style:list-style-name="L256">
      <style:text-properties officeooo:paragraph-rsid="000b3d44"/>
    </style:style>
    <style:style style:name="P293" style:family="paragraph" style:parent-style-name="Text_20_body" style:list-style-name="L257">
      <style:text-properties officeooo:paragraph-rsid="000b3d44"/>
    </style:style>
    <style:style style:name="P294" style:family="paragraph" style:parent-style-name="Text_20_body" style:list-style-name="L258">
      <style:text-properties officeooo:paragraph-rsid="000b3d44"/>
    </style:style>
    <style:style style:name="P295" style:family="paragraph" style:parent-style-name="Text_20_body" style:list-style-name="L259">
      <style:text-properties officeooo:paragraph-rsid="000b3d44"/>
    </style:style>
    <style:style style:name="P296" style:family="paragraph" style:parent-style-name="Text_20_body" style:list-style-name="L260">
      <style:text-properties officeooo:paragraph-rsid="000b3d44"/>
    </style:style>
    <style:style style:name="P297" style:family="paragraph" style:parent-style-name="Text_20_body" style:list-style-name="L261">
      <style:text-properties officeooo:paragraph-rsid="000b3d44"/>
    </style:style>
    <style:style style:name="P298" style:family="paragraph" style:parent-style-name="Text_20_body" style:list-style-name="L262">
      <style:text-properties officeooo:paragraph-rsid="000b3d44"/>
    </style:style>
    <style:style style:name="P299" style:family="paragraph" style:parent-style-name="Text_20_body" style:list-style-name="L263">
      <style:text-properties officeooo:paragraph-rsid="000b3d44"/>
    </style:style>
    <style:style style:name="P300" style:family="paragraph" style:parent-style-name="Text_20_body" style:list-style-name="L264">
      <style:text-properties officeooo:paragraph-rsid="000b3d44"/>
    </style:style>
    <style:style style:name="P301" style:family="paragraph" style:parent-style-name="Text_20_body" style:list-style-name="L265">
      <style:text-properties officeooo:paragraph-rsid="000b3d44"/>
    </style:style>
    <style:style style:name="P302" style:family="paragraph" style:parent-style-name="Text_20_body" style:list-style-name="L266">
      <style:text-properties officeooo:paragraph-rsid="000b3d44"/>
    </style:style>
    <style:style style:name="P303" style:family="paragraph" style:parent-style-name="Text_20_body" style:list-style-name="L267">
      <style:text-properties officeooo:paragraph-rsid="000b3d44"/>
    </style:style>
    <style:style style:name="P304" style:family="paragraph" style:parent-style-name="Text_20_body" style:list-style-name="L268">
      <style:text-properties officeooo:paragraph-rsid="000b3d44"/>
    </style:style>
    <style:style style:name="P305" style:family="paragraph" style:parent-style-name="Text_20_body" style:list-style-name="L269">
      <style:text-properties officeooo:paragraph-rsid="000b3d44"/>
    </style:style>
    <style:style style:name="P306" style:family="paragraph" style:parent-style-name="Text_20_body" style:list-style-name="L270">
      <style:text-properties officeooo:paragraph-rsid="000b3d44"/>
    </style:style>
    <style:style style:name="P307" style:family="paragraph" style:parent-style-name="Text_20_body" style:list-style-name="L271">
      <style:text-properties officeooo:paragraph-rsid="000b3d44"/>
    </style:style>
    <style:style style:name="P308" style:family="paragraph" style:parent-style-name="Text_20_body" style:list-style-name="L272">
      <style:text-properties officeooo:paragraph-rsid="000b3d44"/>
    </style:style>
    <style:style style:name="P309" style:family="paragraph" style:parent-style-name="Text_20_body" style:list-style-name="L273">
      <style:text-properties officeooo:paragraph-rsid="000b3d44"/>
    </style:style>
    <style:style style:name="P310" style:family="paragraph" style:parent-style-name="Text_20_body" style:list-style-name="L275">
      <style:text-properties officeooo:paragraph-rsid="000b3d44"/>
    </style:style>
    <style:style style:name="P311" style:family="paragraph" style:parent-style-name="Text_20_body" style:list-style-name="L276">
      <style:text-properties officeooo:paragraph-rsid="000b3d44"/>
    </style:style>
    <style:style style:name="P312" style:family="paragraph" style:parent-style-name="Text_20_body" style:list-style-name="L281">
      <style:text-properties officeooo:paragraph-rsid="000b3d44"/>
    </style:style>
    <style:style style:name="P313" style:family="paragraph" style:parent-style-name="Text_20_body" style:list-style-name="L282">
      <style:text-properties officeooo:paragraph-rsid="000b3d44"/>
    </style:style>
    <style:style style:name="P314" style:family="paragraph" style:parent-style-name="Text_20_body" style:list-style-name="L283">
      <style:text-properties officeooo:paragraph-rsid="000b3d44"/>
    </style:style>
    <style:style style:name="P315" style:family="paragraph" style:parent-style-name="Text_20_body" style:list-style-name="L284">
      <style:text-properties officeooo:paragraph-rsid="000b3d44"/>
    </style:style>
    <style:style style:name="P316" style:family="paragraph" style:parent-style-name="Text_20_body" style:list-style-name="L285">
      <style:text-properties officeooo:paragraph-rsid="000b3d44"/>
    </style:style>
    <style:style style:name="P317" style:family="paragraph" style:parent-style-name="Text_20_body" style:list-style-name="L286">
      <style:text-properties officeooo:paragraph-rsid="000b3d44"/>
    </style:style>
    <style:style style:name="P318" style:family="paragraph" style:parent-style-name="Text_20_body" style:list-style-name="L287">
      <style:text-properties officeooo:paragraph-rsid="000b3d44"/>
    </style:style>
    <style:style style:name="P319" style:family="paragraph" style:parent-style-name="Text_20_body" style:list-style-name="L288">
      <style:text-properties officeooo:paragraph-rsid="000b3d44"/>
    </style:style>
    <style:style style:name="P320" style:family="paragraph" style:parent-style-name="Text_20_body" style:list-style-name="L289">
      <style:text-properties officeooo:paragraph-rsid="000b3d44"/>
    </style:style>
    <style:style style:name="P321" style:family="paragraph" style:parent-style-name="Text_20_body" style:list-style-name="L290">
      <style:text-properties officeooo:paragraph-rsid="000b3d44"/>
    </style:style>
    <style:style style:name="P322" style:family="paragraph" style:parent-style-name="Text_20_body" style:list-style-name="L291">
      <style:text-properties officeooo:paragraph-rsid="000b3d44"/>
    </style:style>
    <style:style style:name="P323" style:family="paragraph" style:parent-style-name="Text_20_body" style:list-style-name="L292">
      <style:text-properties officeooo:paragraph-rsid="000b3d44"/>
    </style:style>
    <style:style style:name="P324" style:family="paragraph" style:parent-style-name="Text_20_body" style:list-style-name="L293">
      <style:text-properties officeooo:paragraph-rsid="000b3d44"/>
    </style:style>
    <style:style style:name="P325" style:family="paragraph" style:parent-style-name="Text_20_body" style:list-style-name="L294">
      <style:text-properties officeooo:paragraph-rsid="000b3d44"/>
    </style:style>
    <style:style style:name="P326" style:family="paragraph" style:parent-style-name="Text_20_body" style:list-style-name="L295">
      <style:text-properties officeooo:paragraph-rsid="000b3d44"/>
    </style:style>
    <style:style style:name="P327" style:family="paragraph" style:parent-style-name="Text_20_body" style:list-style-name="L296">
      <style:text-properties officeooo:paragraph-rsid="000b3d44"/>
    </style:style>
    <style:style style:name="P328" style:family="paragraph" style:parent-style-name="Text_20_body" style:list-style-name="L297">
      <style:text-properties officeooo:paragraph-rsid="000b3d44"/>
    </style:style>
    <style:style style:name="P329" style:family="paragraph" style:parent-style-name="Text_20_body" style:list-style-name="L298">
      <style:text-properties officeooo:paragraph-rsid="000b3d44"/>
    </style:style>
    <style:style style:name="P330" style:family="paragraph" style:parent-style-name="Text_20_body" style:list-style-name="L299">
      <style:text-properties officeooo:paragraph-rsid="000b3d44"/>
    </style:style>
    <style:style style:name="P331" style:family="paragraph" style:parent-style-name="Text_20_body" style:list-style-name="L300">
      <style:text-properties officeooo:paragraph-rsid="000b3d44"/>
    </style:style>
    <style:style style:name="P332" style:family="paragraph" style:parent-style-name="Text_20_body" style:list-style-name="L301">
      <style:text-properties officeooo:paragraph-rsid="000b3d44"/>
    </style:style>
    <style:style style:name="P333" style:family="paragraph" style:parent-style-name="Text_20_body" style:list-style-name="L302">
      <style:text-properties officeooo:paragraph-rsid="000b3d44"/>
    </style:style>
    <style:style style:name="P334" style:family="paragraph" style:parent-style-name="Text_20_body" style:list-style-name="L303">
      <style:text-properties officeooo:paragraph-rsid="000b3d44"/>
    </style:style>
    <style:style style:name="P335" style:family="paragraph" style:parent-style-name="Text_20_body" style:list-style-name="L304">
      <style:text-properties officeooo:paragraph-rsid="000b3d44"/>
    </style:style>
    <style:style style:name="P336" style:family="paragraph" style:parent-style-name="Text_20_body" style:list-style-name="L308">
      <style:text-properties officeooo:paragraph-rsid="000b3d44"/>
    </style:style>
    <style:style style:name="P337" style:family="paragraph" style:parent-style-name="Text_20_body" style:list-style-name="L309">
      <style:text-properties officeooo:paragraph-rsid="000b3d44"/>
    </style:style>
    <style:style style:name="P338" style:family="paragraph" style:parent-style-name="Text_20_body">
      <style:text-properties officeooo:paragraph-rsid="000b3d44"/>
    </style:style>
    <style:style style:name="P339" style:family="paragraph" style:parent-style-name="Text_20_body" style:list-style-name="L334">
      <style:text-properties officeooo:paragraph-rsid="000d1028"/>
    </style:style>
    <style:style style:name="P340" style:family="paragraph" style:parent-style-name="Text_20_body" style:list-style-name="L336">
      <style:text-properties officeooo:paragraph-rsid="000d1028"/>
    </style:style>
    <style:style style:name="P341" style:family="paragraph" style:parent-style-name="Text_20_body">
      <style:text-properties officeooo:paragraph-rsid="000d1028"/>
    </style:style>
    <style:style style:name="P342" style:family="paragraph" style:parent-style-name="Text_20_body" style:list-style-name="L337">
      <style:text-properties officeooo:paragraph-rsid="000ee2b4"/>
    </style:style>
    <style:style style:name="P343" style:family="paragraph" style:parent-style-name="Text_20_body" style:list-style-name="L350">
      <style:text-properties officeooo:paragraph-rsid="000ee2b4"/>
    </style:style>
    <style:style style:name="P344" style:family="paragraph" style:parent-style-name="Text_20_body" style:list-style-name="L351">
      <style:text-properties officeooo:paragraph-rsid="000ee2b4"/>
    </style:style>
    <style:style style:name="P345" style:family="paragraph" style:parent-style-name="Text_20_body" style:list-style-name="L352">
      <style:text-properties officeooo:paragraph-rsid="000ee2b4"/>
    </style:style>
    <style:style style:name="P346" style:family="paragraph" style:parent-style-name="Text_20_body" style:list-style-name="L353">
      <style:text-properties officeooo:paragraph-rsid="000ee2b4"/>
    </style:style>
    <style:style style:name="P347" style:family="paragraph" style:parent-style-name="Text_20_body" style:list-style-name="L354">
      <style:text-properties officeooo:paragraph-rsid="000ee2b4"/>
    </style:style>
    <style:style style:name="P348" style:family="paragraph" style:parent-style-name="Text_20_body" style:list-style-name="L355">
      <style:text-properties officeooo:paragraph-rsid="000ee2b4"/>
    </style:style>
    <style:style style:name="P349" style:family="paragraph" style:parent-style-name="Text_20_body" style:list-style-name="L356">
      <style:text-properties officeooo:paragraph-rsid="000ee2b4"/>
    </style:style>
    <style:style style:name="P350" style:family="paragraph" style:parent-style-name="Text_20_body" style:list-style-name="L357">
      <style:text-properties officeooo:paragraph-rsid="000ee2b4"/>
    </style:style>
    <style:style style:name="P351" style:family="paragraph" style:parent-style-name="Text_20_body" style:list-style-name="L358">
      <style:text-properties officeooo:paragraph-rsid="000ee2b4"/>
    </style:style>
    <style:style style:name="P352" style:family="paragraph" style:parent-style-name="Text_20_body" style:list-style-name="L360">
      <style:text-properties officeooo:paragraph-rsid="000ee2b4"/>
    </style:style>
    <style:style style:name="P353" style:family="paragraph" style:parent-style-name="Text_20_body" style:list-style-name="L361">
      <style:text-properties officeooo:paragraph-rsid="000ee2b4"/>
    </style:style>
    <style:style style:name="P354" style:family="paragraph" style:parent-style-name="Text_20_body">
      <style:text-properties officeooo:paragraph-rsid="000ee2b4"/>
    </style:style>
    <style:style style:name="P355" style:family="paragraph" style:parent-style-name="Text_20_body" style:list-style-name="L362">
      <style:text-properties officeooo:paragraph-rsid="000f2499"/>
    </style:style>
    <style:style style:name="P356" style:family="paragraph" style:parent-style-name="Text_20_body" style:list-style-name="L474">
      <style:text-properties officeooo:paragraph-rsid="000f2499"/>
    </style:style>
    <style:style style:name="P357" style:family="paragraph" style:parent-style-name="Text_20_body" style:list-style-name="L475">
      <style:text-properties officeooo:paragraph-rsid="000f2499"/>
    </style:style>
    <style:style style:name="P358" style:family="paragraph" style:parent-style-name="Text_20_body" style:list-style-name="L478">
      <style:text-properties officeooo:paragraph-rsid="000f2499"/>
    </style:style>
    <style:style style:name="P359" style:family="paragraph" style:parent-style-name="Text_20_body" style:list-style-name="L479">
      <style:text-properties officeooo:paragraph-rsid="000f2499"/>
    </style:style>
    <style:style style:name="P360" style:family="paragraph" style:parent-style-name="Text_20_body" style:list-style-name="L482">
      <style:text-properties officeooo:paragraph-rsid="000f2499"/>
    </style:style>
    <style:style style:name="P361" style:family="paragraph" style:parent-style-name="Text_20_body" style:list-style-name="L483">
      <style:text-properties officeooo:paragraph-rsid="000f2499"/>
    </style:style>
    <style:style style:name="P362" style:family="paragraph" style:parent-style-name="Text_20_body" style:list-style-name="L484">
      <style:text-properties officeooo:paragraph-rsid="000f2499"/>
    </style:style>
    <style:style style:name="P363" style:family="paragraph" style:parent-style-name="Text_20_body" style:list-style-name="L485">
      <style:text-properties officeooo:paragraph-rsid="000f2499"/>
    </style:style>
    <style:style style:name="P364" style:family="paragraph" style:parent-style-name="Text_20_body" style:list-style-name="L486">
      <style:text-properties officeooo:paragraph-rsid="000f2499"/>
    </style:style>
    <style:style style:name="P365" style:family="paragraph" style:parent-style-name="Text_20_body" style:list-style-name="L487">
      <style:text-properties officeooo:paragraph-rsid="000f2499"/>
    </style:style>
    <style:style style:name="P366" style:family="paragraph" style:parent-style-name="Text_20_body" style:list-style-name="L488">
      <style:text-properties officeooo:paragraph-rsid="000f2499"/>
    </style:style>
    <style:style style:name="P367" style:family="paragraph" style:parent-style-name="Text_20_body" style:list-style-name="L489">
      <style:text-properties officeooo:paragraph-rsid="000f2499"/>
    </style:style>
    <style:style style:name="P368" style:family="paragraph" style:parent-style-name="Text_20_body" style:list-style-name="L490">
      <style:text-properties officeooo:paragraph-rsid="000f2499"/>
    </style:style>
    <style:style style:name="P369" style:family="paragraph" style:parent-style-name="Text_20_body" style:list-style-name="L491">
      <style:text-properties officeooo:paragraph-rsid="000f2499"/>
    </style:style>
    <style:style style:name="P370" style:family="paragraph" style:parent-style-name="Text_20_body" style:list-style-name="L492">
      <style:text-properties officeooo:paragraph-rsid="000f2499"/>
    </style:style>
    <style:style style:name="P371" style:family="paragraph" style:parent-style-name="Text_20_body" style:list-style-name="L493">
      <style:text-properties officeooo:paragraph-rsid="000f2499"/>
    </style:style>
    <style:style style:name="P372" style:family="paragraph" style:parent-style-name="Text_20_body" style:list-style-name="L496">
      <style:text-properties officeooo:paragraph-rsid="000f2499"/>
    </style:style>
    <style:style style:name="P373" style:family="paragraph" style:parent-style-name="Text_20_body" style:list-style-name="L504">
      <style:text-properties officeooo:paragraph-rsid="000f2499"/>
    </style:style>
    <style:style style:name="P374" style:family="paragraph" style:parent-style-name="Text_20_body" style:list-style-name="L505">
      <style:text-properties officeooo:paragraph-rsid="000f2499"/>
    </style:style>
    <style:style style:name="P375" style:family="paragraph" style:parent-style-name="Text_20_body" style:list-style-name="L516">
      <style:text-properties officeooo:paragraph-rsid="000f2499"/>
    </style:style>
    <style:style style:name="P376" style:family="paragraph" style:parent-style-name="Text_20_body" style:list-style-name="L517">
      <style:text-properties officeooo:paragraph-rsid="000f2499"/>
    </style:style>
    <style:style style:name="P377" style:family="paragraph" style:parent-style-name="Text_20_body" style:list-style-name="L518">
      <style:text-properties officeooo:paragraph-rsid="000f2499"/>
    </style:style>
    <style:style style:name="P378" style:family="paragraph" style:parent-style-name="Text_20_body" style:list-style-name="L519">
      <style:text-properties officeooo:paragraph-rsid="000f2499"/>
    </style:style>
    <style:style style:name="P379" style:family="paragraph" style:parent-style-name="Text_20_body" style:list-style-name="L520">
      <style:text-properties officeooo:paragraph-rsid="000f2499"/>
    </style:style>
    <style:style style:name="P380" style:family="paragraph" style:parent-style-name="Text_20_body" style:list-style-name="L523">
      <style:text-properties officeooo:paragraph-rsid="000f2499"/>
    </style:style>
    <style:style style:name="P381" style:family="paragraph" style:parent-style-name="Text_20_body" style:list-style-name="L524">
      <style:text-properties officeooo:paragraph-rsid="000f2499"/>
    </style:style>
    <style:style style:name="P382" style:family="paragraph" style:parent-style-name="Text_20_body" style:list-style-name="L526">
      <style:text-properties officeooo:paragraph-rsid="000f2499"/>
    </style:style>
    <style:style style:name="P383" style:family="paragraph" style:parent-style-name="Text_20_body" style:list-style-name="L527">
      <style:text-properties officeooo:paragraph-rsid="000f2499"/>
    </style:style>
    <style:style style:name="P384" style:family="paragraph" style:parent-style-name="Text_20_body" style:list-style-name="L528">
      <style:text-properties officeooo:paragraph-rsid="000f2499"/>
    </style:style>
    <style:style style:name="P385" style:family="paragraph" style:parent-style-name="Text_20_body" style:list-style-name="L529">
      <style:text-properties officeooo:paragraph-rsid="000f2499"/>
    </style:style>
    <style:style style:name="P386" style:family="paragraph" style:parent-style-name="Text_20_body" style:list-style-name="L530">
      <style:text-properties officeooo:paragraph-rsid="000f2499"/>
    </style:style>
    <style:style style:name="P387" style:family="paragraph" style:parent-style-name="Text_20_body" style:list-style-name="L531">
      <style:text-properties officeooo:paragraph-rsid="000f2499"/>
    </style:style>
    <style:style style:name="P388" style:family="paragraph" style:parent-style-name="Text_20_body" style:list-style-name="L532">
      <style:text-properties officeooo:paragraph-rsid="000f2499"/>
    </style:style>
    <style:style style:name="P389" style:family="paragraph" style:parent-style-name="Text_20_body" style:list-style-name="L533">
      <style:text-properties officeooo:paragraph-rsid="000f2499"/>
    </style:style>
    <style:style style:name="P390" style:family="paragraph" style:parent-style-name="Text_20_body" style:list-style-name="L536">
      <style:text-properties officeooo:paragraph-rsid="000f2499"/>
    </style:style>
    <style:style style:name="P391" style:family="paragraph" style:parent-style-name="Text_20_body" style:list-style-name="L541">
      <style:text-properties officeooo:paragraph-rsid="000f2499"/>
    </style:style>
    <style:style style:name="P392" style:family="paragraph" style:parent-style-name="Text_20_body" style:list-style-name="L542">
      <style:text-properties officeooo:paragraph-rsid="000f2499"/>
    </style:style>
    <style:style style:name="P393" style:family="paragraph" style:parent-style-name="Text_20_body" style:list-style-name="L544">
      <style:text-properties officeooo:paragraph-rsid="000f2499"/>
    </style:style>
    <style:style style:name="P394" style:family="paragraph" style:parent-style-name="Text_20_body" style:list-style-name="L545">
      <style:text-properties officeooo:paragraph-rsid="000f2499"/>
    </style:style>
    <style:style style:name="P395" style:family="paragraph" style:parent-style-name="Text_20_body" style:list-style-name="L546">
      <style:text-properties officeooo:paragraph-rsid="000f2499"/>
    </style:style>
    <style:style style:name="P396" style:family="paragraph" style:parent-style-name="Text_20_body" style:list-style-name="L547">
      <style:text-properties officeooo:paragraph-rsid="000f2499"/>
    </style:style>
    <style:style style:name="P397" style:family="paragraph" style:parent-style-name="Text_20_body" style:list-style-name="L548">
      <style:text-properties officeooo:paragraph-rsid="000f2499"/>
    </style:style>
    <style:style style:name="P398" style:family="paragraph" style:parent-style-name="Text_20_body" style:list-style-name="L549">
      <style:text-properties officeooo:paragraph-rsid="000f2499"/>
    </style:style>
    <style:style style:name="P399" style:family="paragraph" style:parent-style-name="Text_20_body" style:list-style-name="L550">
      <style:text-properties officeooo:paragraph-rsid="000f2499"/>
    </style:style>
    <style:style style:name="P400" style:family="paragraph" style:parent-style-name="Text_20_body" style:list-style-name="L551">
      <style:text-properties officeooo:paragraph-rsid="000f2499"/>
    </style:style>
    <style:style style:name="P401" style:family="paragraph" style:parent-style-name="Text_20_body" style:list-style-name="L552">
      <style:text-properties officeooo:paragraph-rsid="000f2499"/>
    </style:style>
    <style:style style:name="P402" style:family="paragraph" style:parent-style-name="Text_20_body" style:list-style-name="L553">
      <style:text-properties officeooo:paragraph-rsid="000f2499"/>
    </style:style>
    <style:style style:name="P403" style:family="paragraph" style:parent-style-name="Text_20_body" style:list-style-name="L554">
      <style:text-properties officeooo:paragraph-rsid="000f2499"/>
    </style:style>
    <style:style style:name="P404" style:family="paragraph" style:parent-style-name="Text_20_body" style:list-style-name="L555">
      <style:text-properties officeooo:paragraph-rsid="000f2499"/>
    </style:style>
    <style:style style:name="P405" style:family="paragraph" style:parent-style-name="Text_20_body" style:list-style-name="L556">
      <style:text-properties officeooo:paragraph-rsid="000f2499"/>
    </style:style>
    <style:style style:name="P406" style:family="paragraph" style:parent-style-name="Text_20_body" style:list-style-name="L557">
      <style:text-properties officeooo:paragraph-rsid="000f2499"/>
    </style:style>
    <style:style style:name="P407" style:family="paragraph" style:parent-style-name="Text_20_body" style:list-style-name="L558">
      <style:text-properties officeooo:paragraph-rsid="000f2499"/>
    </style:style>
    <style:style style:name="P408" style:family="paragraph" style:parent-style-name="Text_20_body" style:list-style-name="L559">
      <style:text-properties officeooo:paragraph-rsid="000f2499"/>
    </style:style>
    <style:style style:name="P409" style:family="paragraph" style:parent-style-name="Text_20_body" style:list-style-name="L560">
      <style:text-properties officeooo:paragraph-rsid="000f2499"/>
    </style:style>
    <style:style style:name="P410" style:family="paragraph" style:parent-style-name="Text_20_body" style:list-style-name="L561">
      <style:text-properties officeooo:paragraph-rsid="000f2499"/>
    </style:style>
    <style:style style:name="P411" style:family="paragraph" style:parent-style-name="Text_20_body" style:list-style-name="L562">
      <style:text-properties officeooo:paragraph-rsid="000f2499"/>
    </style:style>
    <style:style style:name="P412" style:family="paragraph" style:parent-style-name="Text_20_body" style:list-style-name="L563">
      <style:text-properties officeooo:paragraph-rsid="000f2499"/>
    </style:style>
    <style:style style:name="P413" style:family="paragraph" style:parent-style-name="Text_20_body" style:list-style-name="L565">
      <style:text-properties officeooo:paragraph-rsid="000f2499"/>
    </style:style>
    <style:style style:name="P414" style:family="paragraph" style:parent-style-name="Text_20_body" style:list-style-name="L566">
      <style:text-properties officeooo:paragraph-rsid="000f2499"/>
    </style:style>
    <style:style style:name="P415" style:family="paragraph" style:parent-style-name="Text_20_body" style:list-style-name="L571">
      <style:text-properties officeooo:paragraph-rsid="000f2499"/>
    </style:style>
    <style:style style:name="P416" style:family="paragraph" style:parent-style-name="Text_20_body" style:list-style-name="L572">
      <style:text-properties officeooo:paragraph-rsid="000f2499"/>
    </style:style>
    <style:style style:name="P417" style:family="paragraph" style:parent-style-name="Text_20_body" style:list-style-name="L573">
      <style:text-properties officeooo:paragraph-rsid="000f2499"/>
    </style:style>
    <style:style style:name="P418" style:family="paragraph" style:parent-style-name="Text_20_body" style:list-style-name="L574">
      <style:text-properties officeooo:paragraph-rsid="000f2499"/>
    </style:style>
    <style:style style:name="P419" style:family="paragraph" style:parent-style-name="Text_20_body" style:list-style-name="L575">
      <style:text-properties officeooo:paragraph-rsid="000f2499"/>
    </style:style>
    <style:style style:name="P420" style:family="paragraph" style:parent-style-name="Text_20_body" style:list-style-name="L576">
      <style:text-properties officeooo:paragraph-rsid="000f2499"/>
    </style:style>
    <style:style style:name="P421" style:family="paragraph" style:parent-style-name="Text_20_body" style:list-style-name="L577">
      <style:text-properties officeooo:paragraph-rsid="000f2499"/>
    </style:style>
    <style:style style:name="P422" style:family="paragraph" style:parent-style-name="Text_20_body" style:list-style-name="L578">
      <style:text-properties officeooo:paragraph-rsid="000f2499"/>
    </style:style>
    <style:style style:name="P423" style:family="paragraph" style:parent-style-name="Text_20_body" style:list-style-name="L579">
      <style:text-properties officeooo:paragraph-rsid="000f2499"/>
    </style:style>
    <style:style style:name="P424" style:family="paragraph" style:parent-style-name="Text_20_body" style:list-style-name="L580">
      <style:text-properties officeooo:paragraph-rsid="000f2499"/>
    </style:style>
    <style:style style:name="P425" style:family="paragraph" style:parent-style-name="Text_20_body" style:list-style-name="L581">
      <style:text-properties officeooo:paragraph-rsid="000f2499"/>
    </style:style>
    <style:style style:name="P426" style:family="paragraph" style:parent-style-name="Text_20_body" style:list-style-name="L582">
      <style:text-properties officeooo:paragraph-rsid="000f2499"/>
    </style:style>
    <style:style style:name="P427" style:family="paragraph" style:parent-style-name="Text_20_body" style:list-style-name="L583">
      <style:text-properties officeooo:paragraph-rsid="000f2499"/>
    </style:style>
    <style:style style:name="P428" style:family="paragraph" style:parent-style-name="Text_20_body" style:list-style-name="L584">
      <style:text-properties officeooo:paragraph-rsid="000f2499"/>
    </style:style>
    <style:style style:name="P429" style:family="paragraph" style:parent-style-name="Text_20_body">
      <style:text-properties officeooo:paragraph-rsid="000f2499"/>
    </style:style>
    <style:style style:name="P430" style:family="paragraph" style:parent-style-name="Text_20_body" style:list-style-name="L585">
      <style:text-properties officeooo:paragraph-rsid="0010a137"/>
    </style:style>
    <style:style style:name="P431" style:family="paragraph" style:parent-style-name="Text_20_body" style:list-style-name="L594">
      <style:text-properties officeooo:paragraph-rsid="0010a137"/>
    </style:style>
    <style:style style:name="P432" style:family="paragraph" style:parent-style-name="Text_20_body" style:list-style-name="L595">
      <style:text-properties officeooo:paragraph-rsid="0010a137"/>
    </style:style>
    <style:style style:name="P433" style:family="paragraph" style:parent-style-name="Text_20_body" style:list-style-name="L596">
      <style:text-properties officeooo:paragraph-rsid="0010a137"/>
    </style:style>
    <style:style style:name="P434" style:family="paragraph" style:parent-style-name="Text_20_body" style:list-style-name="L597">
      <style:text-properties officeooo:paragraph-rsid="0010a137"/>
    </style:style>
    <style:style style:name="P435" style:family="paragraph" style:parent-style-name="Text_20_body" style:list-style-name="L598">
      <style:text-properties officeooo:paragraph-rsid="0010a137"/>
    </style:style>
    <style:style style:name="P436" style:family="paragraph" style:parent-style-name="Text_20_body" style:list-style-name="L599">
      <style:text-properties officeooo:paragraph-rsid="0010a137"/>
    </style:style>
    <style:style style:name="P437" style:family="paragraph" style:parent-style-name="Text_20_body" style:list-style-name="L600">
      <style:text-properties officeooo:paragraph-rsid="0010a137"/>
    </style:style>
    <style:style style:name="P438" style:family="paragraph" style:parent-style-name="Text_20_body" style:list-style-name="L601">
      <style:text-properties officeooo:paragraph-rsid="0010a137"/>
    </style:style>
    <style:style style:name="P439" style:family="paragraph" style:parent-style-name="Text_20_body">
      <style:text-properties officeooo:paragraph-rsid="0010a137"/>
    </style:style>
    <style:style style:name="P440" style:family="paragraph" style:parent-style-name="Text_20_body" style:list-style-name="L602">
      <style:text-properties officeooo:paragraph-rsid="001117b4"/>
    </style:style>
    <style:style style:name="P441" style:family="paragraph" style:parent-style-name="Text_20_body">
      <style:text-properties officeooo:paragraph-rsid="001117b4"/>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70"/></text:p>
      <text:p text:style-name="P224">6. UNA SALUD Y SISTEMAS DE DOMINACIÓN (pp. 1021–1240)</text:p>
      <text:p text:style-name="P224">6.1 Prácticas paralelas: tratamiento animal y humano en sistemas cerrados</text:p>
      <text:p text:style-name="P224">La salud mental contemporánea se desenvuelve en un entorno profundamente alterado respecto a las condiciones que, evolutivamente, sostenían la vida humana. El siglo XX trajo consigo una serie de transformaciones sin precedentes que desdibujaron los vínculos entre el individuo y su entorno bio-psico-social, contribuyendo decisivamente a la desestructuración del tejido que otrora ofrecía contención, sentido y pertenencia.</text:p>
      <text:p text:style-name="P197">Los puntos de inflexión históricos son múltiples. Entre ellos destacan el uso de la energía nuclear no solo en forma bélica sino también industrial, la generalización de la agricultura intensiva y la ganadería industrializada, la introducción masiva de compuestos químicos sintéticos en la cadena alimentaria, y la diseminación incontrolada de contaminantes ambientales como los disruptores endocrinos, metales pesados, microplásticos y residuos farmacológicos. Estos elementos han erosionado de forma acumulativa las bases fisiológicas y cognitivas que sustentan el equilibrio mental.</text:p>
      <text:p text:style-name="P197">La alteración del entorno incluye también el estrés crónico derivado de un sistema laboral global profundamente alienante. Las dinámicas laborales actuales, marcadas por el automatismo repetitivo, la ausencia de sentido trascendente, la precarización material y la hipervigilancia digital, han generado una sobrecarga cognitiva continua y mal gestionada. A ello se suma el bombardeo constante de estímulos visuales y sonoros, diseñados para capturar la atención y mantener a las personas en un estado de insatisfacción permanente, incentivando conductas de compensación inmediata -consumo, adicciones, violencia simbólica o escapismo- en lugar de la elaboración crítica del malestar.</text:p>
      <text:p text:style-name="P197">Este malestar no se experimenta como una crisis individual, sino como el síntoma de una patología estructural. La bioesfera degradada no ofrece ya una matriz protectora, sino un medio hostil. La moral colectiva se ha desestructurado al punto de justificar la explotación, la marginación y la brutalización de millones de seres humanos, normalizando la esclavitud moderna en múltiples formas: prostitución forzada, trata de personas, migraciones bajo coacción económica, y trabajo infantil o en condiciones degradantes. La educación, lejos de liberar, reprime en muchos contextos la curiosidad, la autonomía crítica y la posibilidad de una vida plena. A menudo, mutila el potencial creativo en nombre de una productividad vacía de sentido.</text:p>
      <text:p text:style-name="P197">En este marco, los sistemas de salud mental operan frecuentemente como dispositivos de control antes que de cuidado. La patologización de la disidencia, la medicalización del sufrimiento social, y el uso de la coacción en forma de internamientos involuntarios, sobremedicación o diagnósticos sin consenso, reflejan no una respuesta científica al sufrimiento, sino una estrategia institucional de silenciamiento y reencauzamiento del conflicto social hacia la esfera individual. La falta de formación ética y crítica en muchas profesionales, la compartimentación excesiva del conocimiento, y la delegación de decisiones clínicas en protocolos descontextualizados, refuerzan este patrón.</text:p>
      <text:p text:style-name="P197">La corrupción epistemológica en la psiquiatría institucionalizada no es un accidente, sino parte de una lógica más amplia donde el poder se ejerce sobre cuerpos vulnerables con escasa o nula rendición de cuentas. Este sistema premia la obediencia y castiga la autonomía, desprecia la inteligencia experiencial y relega la voz de quienes más padecen. Se favorece a quienes reproducen <text:soft-page-break/>el statu quo y se margina a quienes proponen alternativas integradoras, basadas en la escucha, el acompañamiento, y la recuperación real.</text:p>
      <text:p text:style-name="P197">La situación española no escapa a esta problemática global. A pesar del discurso institucional de derechos humanos, abundan los casos de sobremedicación, incapacitación civil injustificada, abandono de personas mayores, internamientos en condiciones indignas, y negligencia estructural que, lejos de prevenir, reproduce el daño. Como reflejan los datos empíricos de las encuestas sobre diagnóstico de esquizofrenia, medicación y toma de decisiones compartida</text:p>
      <text:p text:style-name="P224">La deshumanización contemporánea debe comprenderse como producto directo de una convergencia sistémica de factores que afectan simultáneamente al cuerpo, la mente y el entorno. Lejos de ser un fenómeno aislado o sectorial, responde a un modelo de desarrollo que ha superado los umbrales ecológicos, éticos y cognitivos de sostenibilidad, generando un bucle patológico de sufrimiento e imposibilidad estructural de reparación.</text:p>
      <text:p text:style-name="P197">En el ámbito más inmediato, la calidad de vida humana se ve erosionada de forma insidiosa por la exposición continua a contaminantes ambientales, muchos de los cuales han sido ignorados o minimizados incluso tras su reconocimiento científico. La irradiación de alimentos -aplicada originalmente para la conservación y desinfección- es ejemplo de una tecnología adoptada con entusiasmo técnico pero sin un verdadero debate sobre sus efectos acumulativos, su uso en plantas destinadas a la alimentación animal, y su normalización sin evaluación epigenética rigurosa. Su invisibilización en las políticas de salud pública representa una forma más de violencia técnica silenciosa.</text:p>
      <text:p text:style-name="P197">Del mismo modo, los residuos industriales, los vertidos químicos, las nubes tóxicas registradas desde la segunda mitad del siglo XX y sus consecuencias a largo plazo siguen generando impacto biológico y ecológico multigeneracional. La ilusión de limpieza ambiental -sostenida por tecnologías de filtraje que jamás eliminan completamente los tóxicos ni los metabolitos secundarios persistentes- ha generado un espejismo de control. Sin embargo, la bioesfera ha sido severamente degradada. Se han alterado las cadenas tróficas, destruido hábitats irrecuperables y forzado migraciones biológicas y humanas, sin posibilidad real de retorno a equilibrios anteriores.</text:p>
      <text:p text:style-name="P197">Esta realidad también se manifiesta en el cuerpo humano, especialmente en las formas de malnutrición derivadas de la sobrealimentación con productos ultra-procesados, desprovistos de micronutrientes esenciales y enriquecidos con aditivos artificiales, muchos de los cuales poseen efectos neurotóxicos, endocrinos o inmunodepresores. En las urbes y periferias españolas, como en muchas regiones del mundo, millones de personas viven atrapadas entre el exceso calórico y el déficit funcional, con cuerpos inflamados, cerebros embotados y organismos al límite de sus capacidades adaptativas.</text:p>
      <text:p text:style-name="P197">El despilfarro es paralelo a la miseria. Se destruyen toneladas de alimentos mientras se cronifica el hambre encubierta, no solo física, sino también simbólica, afectiva y epistémica. Las vidas humanas, despojadas de su conexión con lo natural, con lo social significativo y con lo ético profundo, derivan en formas de existencia fragmentada y anómica. La percepción de estar atrapados en un sistema que los excede, en el que todo esfuerzo es irrelevante y todo proyecto vital parece condenado a la irrelevancia, alimenta cuadros clínicos que van desde la ansiedad crónica hasta estados de disociación, desesperanza aprendida y patologías funcionales difusas.</text:p>
      <text:p text:style-name="P197">El límite es ya cotidiano. Millones viven en la cuerda floja: perder un empleo puede implicar perder también la vivienda, la salud, la custodia de los hijos, o incluso el derecho a la ciudadanía efectiva. <text:soft-page-break/>En tales condiciones, los conflictos se agravan: cualquier divergencia se convierte en amenaza, cualquier disenso en patología, y cualquier intento de reconstrucción colectiva es percibido como subversivo. Las redes de apoyo comunitario, esenciales para sostener la salud mental, han sido sistemáticamente erosionadas por décadas de individualismo competitivo y políticas de desmantelamiento del Estado social.</text:p>
      <text:p text:style-name="P197">No se trata de una mera crisis sanitaria, sino de un colapso sistémico de las condiciones materiales y simbólicas para la vida buena. En este marco, las matanzas históricas de pueblos indígenas, tanto en contextos coloniales como en formas actuales de expropiación, silenciamiento y exterminio por desplazamiento o contaminación ambiental, deben ser vistas no como pasados cerrados, sino como procesos activos. La criminalización de comunidades enteras, la eliminación de defensores y defensoras ambientales, la represión de profesionales de salud mental críticos, y el encubrimiento de crímenes de Estado con diagnósticos psiquiátricos estigmatizantes, son parte de un continuum de violencia sistémica.</text:p>
      <text:p text:style-name="P197">España no queda al margen. Los pueblos originarios de la península, las poblaciones empobrecidas de sus periferias urbanas, las personas mayores institucionalizadas sin vigilancia efectiva, las personas migrantes en condiciones de semi-esclavitud o prostitución forzada, y los colectivos profesionales que denuncian estas realidades enfrentan una mezcla de represión institucional y desprestigio simbólico. El dinero continúa siendo el principal garante de protección, por encima del derecho, la justicia o la ética.</text:p>
      <text:p text:style-name="P197">La estructura actual de salud mental, lejos de corregir estas dinámicas, a menudo las refuerza: patologiza las respuestas adaptativas al horror, medica la protesta, interna la disidencia, y silencia el trauma estructural. Se adorna con discursos de inclusión y evidencia científica, pero perpetúa modelos tecnocráticos descontextualizados y verticales, muchas veces al servicio de intereses comerciales, farmacéuticos o de orden público.</text:p>
      <text:p text:style-name="P197">Todo ello exige una respuesta radicalmente distinta: una salud mental que deje de ser aparato de control y se convierta en espacio de escucha, reparación y restitución del sentido. Bajo el marco de Una Salud, esta transformación no es solo deseable, sino urgente y necesaria para evitar el colapso integral de los sistemas humanos y ecológicos. Lo contrario, ya lo estamos viviendo: el crimen actúa, se defiende y se legitima, mientras el sufrimiento humano crece y la inteligencia se margina. Esa es la verdadera patología que urge diagnosticar y revertir.</text:p>
      <text:p text:style-name="P224">La analogía estructural entre el tratamiento de seres humanos en entornos psiquiátricos cerrados y el manejo de animales en granjas, laboratorios, zoológicos o espacios domésticos ilustra de forma descarnada las lógicas de control que atraviesan ambas prácticas. En todos estos contextos, la medicalización, la supresión del comportamiento espontáneo, la privación de agencia y la imposición de regímenes de contención se justifican bajo argumentos de cuidado, seguridad o bienestar, cuando en realidad responden a necesidades del sistema dominante y no del ser intervenido. Las patologías observadas en animales confinados –desde la estereotipia en osos de zoológico a los síndromes metabólicos en gatos domésticos– emergen por desequilibrios en la dieta, la falta de estímulo ambiental, la soledad estructural o la imposibilidad de realizar conductas propias de su especie.</text:p>
      <text:p text:style-name="P197">En psiquiatría institucional, el encierro prolongado, el hacinamiento, las dietas industriales pobres y la farmacologización masiva llevan a un deterioro físico y psíquico equivalente. Trastornos metabólicos inducidos por antipsicóticos, obesidad abdominal, hígado graso, dislipemias, diabetes <text:soft-page-break/>tipo 2, e incluso aceleración del envejecimiento biológico, son ya fenómenos ampliamente descritos, que la literatura encubre bajo términos técnicos o “efectos secundarios”, invisibilizando su origen estructural y iatrogénico.</text:p>
      <text:p text:style-name="P197">La ciudad moderna, lejos de ser un espacio de libertad y realización, se ha transformado en un hábitat antropogénico profundamente desregulado desde el punto de vista ecológico, sensorial y social. Su arquitectura y funcionamiento imponen rutinas artificiales, fragmentación vincular, sobreestimulación sin significado y carencia de referentes naturales o comunitarios. En este contexto, el tratamiento del ser humano –especialmente de aquel etiquetado como vulnerable, improductivo o disfuncional– reproduce las mismas lógicas de control, domesticación y supresión de la autonomía que observamos en instituciones psiquiátricas o recintos para animales.</text:p>
      <text:p text:style-name="P197">Las ciudades actúan como dispositivos de encierro sin muros visibles: sistemas que modulan los movimientos, percepciones, necesidades y posibilidades de acción de sus habitantes. El hacinamiento, la contaminación multisensorial (acústica, lumínica, química), la mercantilización del espacio público, la hiperconectividad vigilada y la exclusión territorial a través de la gentrificación son expresiones estructurales de un entorno diseñado más para la eficiencia del capital que para el bienestar de las personas. El resultado es una configuración en la que millones de seres humanos viven bajo una forma de sometimiento difuso, sin contacto con la tierra, sin acceso real al descanso, al silencio ni a la intimidad regenerativa.</text:p>
      <text:p text:style-name="P197">La carga cognitiva asociada a este entorno es inmensa: exigencias permanentes de productividad, atención dividida entre múltiples tareas y dispositivos, necesidad de tomar decisiones bajo presión constante, y exposición a narrativas tóxicas sobre el éxito, el cuerpo y el consumo. Este entorno urbano produce enfermedades no por ausencia de tecnología o recursos, sino por exceso de estímulos sin contención emocional ni tiempo de procesamiento. La mente humana, estructurada evolutivamente para operar en pequeños grupos interdependientes y en conexión con ciclos naturales, se encuentra desbordada por flujos de información carentes de significado vital.</text:p>
      <text:p text:style-name="P197">La negación sistemática de la libertad real –entendida como la posibilidad de determinar el propio ritmo, espacio y sentido de vida– conlleva consecuencias clínicas y sociales graves: estados generalizados de ansiedad, trastornos del sueño, adicciones, crisis de identidad, violencia difusa y patologías de la desconexión. Muchos de estos cuadros son tratados como problemas individuales, cuando en realidad constituyen expresiones legítimas de un sistema enfermo. En este sentido, las ciudades se han convertido en gigantescos espacios de experimentación biopolítica, donde la salud mental se degrada a la vez que se externaliza su tratamiento hacia individuos responsabilizados de su propio deterioro.</text:p>
      <text:p text:style-name="P197">Los paralelismos con el tratamiento animal persisten en el plano farmacológico y conductual: la medicalización masiva para soportar lo insoportable, el uso de psicofármacos para permitir la “funcionalidad” en entornos disfuncionales, la patologización de las respuestas defensivas al maltrato ambiental y social. Las drogas, tanto legales como ilícitas, operan como amortiguadores de un sufrimiento que no encuentra posibilidad de elaboración ni reparación colectiva. El silencio impuesto –social, institucional, cultural– sobre las condiciones estructurales de este malestar reproduce los mecanismos de invisibilización típicos del encierro institucional.</text:p>
      <text:p text:style-name="P197">Asimismo, la tecnología de control se ha extendido desde los muros del hospital psiquiátrico a la infraestructura urbana. Cámaras, sensores, algoritmos predictivos, aplicaciones de vigilancia biométrica y análisis de conducta están cada vez más presentes en el espacio público, bajo el <text:soft-page-break/>argumento de la seguridad, la salud o la eficiencia. Estos mecanismos, lejos de empoderar a los ciudadanos, refuerzan la lógica de sospecha, autocensura y dependencia de sistemas opacos de decisión, gobernados por intereses ajenos al bienestar colectivo.</text:p>
      <text:p text:style-name="P197">El resultado es una población progresivamente domesticada, ansiosa, sometida a lógicas de rendimiento y sobrevivencia, pero carente de comunidad real y de proyectos compartidos de futuro. La ciudad, como sistema cerrado a cielo abierto, reproduce el sometimiento mediante formas normalizadas de violencia estructural, donde los márgenes –indígenas, migrantes, disidentes, empobrecidas– son los primeros en sufrir exclusión, represión y diagnóstico.</text:p>
      <text:p text:style-name="P197">La visión Una Salud, al exigir una mirada integral y ética de las interacciones entre humanos, animales y ecosistemas, impone una crítica radical a este modelo urbano. Recuperar la ciudad como espacio de vida –no de encierro ni extracción– exige restituir las condiciones básicas para la autonomía, el vínculo y la dignidad. Esto implica transformar sus estructuras, no solo adaptar a los individuos a su degradación. La salud mental no puede florecer donde la existencia está reducida a la supervivencia. La vida no puede ser pensada como “funcionalidad” en un sistema patológico.</text:p>
      <text:p text:style-name="P197">En este sentido, la lucha por una salud mental respetuosa, libre de coerción y científicamente fundamentada no puede escindirse de la lucha por territorios habitables, por un mundo que no castigue la sensibilidad, la diferencia ni la necesidad de sentido. Las ciudades, como hoy existen, deben ser repensadas desde sus cimientos. El colapso urbano no es solo una amenaza ecológica, sino una emergencia psíquica y civilizatoria.</text:p>
      <text:p text:style-name="P441"><text:span text:style-name="Strong_20_Emphasis"><text:span text:style-name="T1">Deshumanización, saneamiento del abuso y dolor, industrias de la explotación humana, ramadera, de la vida con premisas insostenibles. Consecuencias</text:span></text:span></text:p>
      <text:p text:style-name="P197">La expansión de sistemas cerrados en los que se administran, controlan o gestionan vidas humanas y no humanas responde a una lógica productivista, tecnocrática y profundamente deshumanizadora. Tanto en la cría intensiva de animales como en la psiquiatría institucional, la biopolítica contemporánea ha instalado una matriz de legitimación del encierro, la medicalización forzada, la supresión del comportamiento espontáneo y el sufrimiento silenciado como elementos operativos normales. Estas prácticas, aunque ubicadas en escenarios aparentemente distintos, comparten un fondo epistémico y operativo: transformar seres vivos en objetos funcionales a las exigencias de un sistema que privilegia el rendimiento, la docilidad y la rentabilidad.</text:p>
      <text:p text:style-name="P197">En el contexto ganadero industrial, los animales son mantenidos en condiciones que niegan su etología básica, su necesidad de movimiento, socialización, estimulación sensorial y vínculo afectivo. En jaulas, naves cerradas o líneas de producción, se reproducen enfermedades derivadas de la falta de espacio, la alimentación desequilibrada, la carencia de luz natural o el estrés crónico. Se utilizan antibióticos profilácticos, sedantes, hormonas de crecimiento y técnicas quirúrgicas rutinarias (como la castración sin anestesia) con el único objetivo de evitar las consecuencias visibles del hacinamiento y la violencia ambiental que el sistema necesita para sostenerse. Se oculta el sufrimiento, se maquilla la enfermedad y se presenta el producto final como apto para el consumo, ignorando las consecuencias sobre la salud pública, la ética y la integridad ecosistémica.</text:p>
      <text:p text:style-name="P197">En paralelo, la psiquiatría institucional, cuando opera bajo el paradigma de gestión del riesgo y control social, reproduce estos patrones. Las personas diagnosticadas como “peligrosas”, “impredecibles” o “disfuncionales” son sometidas a regímenes de encierro, sobremedicación, aislamiento, contención mecánica o química, y protocolos rígidos que eliminan la posibilidad de agencia. El dolor psíquico se interpreta como patología individual; el sufrimiento contextual, como <text:soft-page-break/>trastorno del cerebro. Como en el caso de los animales explotados, se niega la historia, el entorno y la violencia previa, reduciendo la vida a cifras de adherencia, respuesta farmacológica o cumplimiento conductual. Se sanea el abuso, se normaliza el daño, y se convierte al ser sintiente en un sujeto medicalizado para justificar su neutralización.</text:p>
      <text:p text:style-name="P197">Estas industrias de la vida -la animal, la humana institucionalizada, la vida urbana domesticada y vigilada- se sostienen sobre premisas insostenibles: la separación radical entre cuerpo y entorno, entre síntomas y sentido, entre intervención y sufrimiento. La salud mental, así como la salud animal y ambiental, queda subordinada a objetivos externos a la vida misma: productividad, seguridad, utilidad económica, apariencia de normalidad. Esta lógica atraviesa no solo dispositivos asistenciales, sino también modelos educativos, sistemas laborales, mecanismos judiciales y políticas públicas que operan como extensiones del sistema de control, no como redes de cuidado.</text:p>
      <text:p text:style-name="P197">Las consecuencias son profundas y multiescalares. A nivel biosocial, se observa un aumento de enfermedades crónicas, trastornos del desarrollo, alteraciones metabólicas, estados de angustia existencial permanente, suicidios evitables y cuadros clínicos resistentes a los tratamientos convencionales. A nivel ecológico, el mantenimiento de estas industrias exige el consumo masivo de agua, energía, antibióticos y recursos alimentarios, generando una devastación ecológica irreversible. A nivel epistémico, se consolida un modelo de conocimiento que disocia lo viviente de su contexto, medicaliza las respuestas legítimas al daño estructural y silencia las voces que denuncian el sufrimiento normalizado.</text:p>
      <text:p text:style-name="P197">La continuidad entre el tratamiento del animal explotado y del ser humano psiquiatrizado no es casual: ambos son el espejo de un sistema que se sostiene en la negación de la vulnerabilidad, la supresión de la autonomía y la invisibilización del dolor que él mismo genera. Frente a ello, el paradigma Una Salud exige una reconstrucción radical de las relaciones entre humanos, animales y medio ambiente. Implica reconocer la dignidad inherente a toda vida, restaurar el sentido del cuidado como acto político y clínico, y desmantelar las estructuras que convierten el sufrimiento en mercancía o estadística.</text:p>
      <text:p text:style-name="P197">Solo desde este reconocimiento será posible construir sistemas de salud -mental, pública, planetaria- que no reproduzcan el encierro ni la exclusión, sino que habiliten la vida en su diversidad, fragilidad y potencia. Y que comprendan, por fin, que un mundo que necesita anestesiar, encerrar o sacrificar a los más sensibles para sostenerse, es un mundo profundamente enfermo.</text:p>
      <text:p text:style-name="P197">La crítica al productivismo y a la tecnocracia no puede caer en simplificaciones o sentimentalismos. Es preciso comprender su lógica interna, sus premisas funcionales y su potencial teórico, para así delimitar con precisión cuándo y cómo se convierten en vectores de deshumanización, destrucción ecosistémica y perpetuación de sufrimiento estructural.</text:p>
      <text:p text:style-name="P441"><text:span text:style-name="T1">El </text:span><text:span text:style-name="Strong_20_Emphasis"><text:span text:style-name="T1">productivismo</text:span></text:span><text:span text:style-name="T1"> parte de una premisa clásica: que el valor de una sociedad se mide por su capacidad de producir bienes y servicios de forma eficiente, continua y creciente. En sí misma, esta orientación puede interpretarse como una estrategia adaptativa: una sociedad con alto grado de productividad puede, en principio, garantizar mejores condiciones de vida, ampliar el acceso a bienes esenciales y sostener estructuras de bienestar. Del mismo modo, la </text:span><text:span text:style-name="Strong_20_Emphasis"><text:span text:style-name="T1">tecnocracia</text:span></text:span><text:span text:style-name="T1">, entendida como el gobierno basado en el conocimiento técnico y especializado, puede constituir una salvaguarda contra la arbitrariedad política o la ignorancia institucional. En condiciones ideales, un sistema tecnocrático fundado en principios éticos y conocimiento riguroso debería ser capaz de tomar decisiones racionales, fundamentadas y orientadas al bien común.</text:span></text:p>
      <text:p text:style-name="P197"><text:soft-page-break/>Sin embargo, el problema no radica en la productividad ni en la tecnología en sí, sino en el vaciamiento de sentido que acompaña su absolutización y desvinculación del respeto por la vida, la justicia y la interdependencia de los sistemas. La tecnocracia dominante no responde a la verdad científica ni al conocimiento integral, sino a intereses corporativos, estrategias de control poblacional y mecanismos de validación institucional autocontenidos. Del mismo modo, la productividad se ha desligado de su finalidad originaria -satisfacer necesidades humanas reales- para convertirse en un fin en sí misma, desprovisto de toda racionalidad ecológica o ética.</text:p>
      <text:p text:style-name="P441"><text:span text:style-name="Strong_20_Emphasis"><text:span text:style-name="T1">La tala del Amazonas</text:span></text:span><text:span text:style-name="T1">, por ejemplo, se presenta bajo el discurso de la productividad y el desarrollo. Pero ¿qué productividad puede emerger de la destrucción de uno de los principales sumideros de carbono del planeta, de la pérdida irreversible de biodiversidad, de la expulsión de pueblos originarios y de la transformación de selvas vivas en monocultivos degradados o pastizales temporales? Se trata de una </text:span><text:span text:style-name="Strong_20_Emphasis"><text:span text:style-name="T1">productividad ficticia</text:span></text:span><text:span text:style-name="T1">, una contabilidad que no mide el costo ecológico, sanitario ni civilizatorio. Un despilfarro legitimado por modelos económicos extractivistas que externalizan el daño y lo trasladan a generaciones futuras. Ninguna tecnocracia genuina -fundada en el conocimiento real del funcionamiento biosistémico- podría justificar tal acto. Si lo hace, ha dejado de ser tecnocracia para convertirse en gestión ideológica del saqueo.</text:span></text:p>
      <text:p text:style-name="P197">Así también en salud mental: se medicaliza a gran escala bajo la lógica de la eficiencia clínica, del costo-beneficio, de la contención del riesgo. Pero esta productividad psiquiátrica -medida en tasas de adherencia, alta hospitalaria o cumplimiento farmacológico- no refleja mejoría real, ni restauración del sentido vital, ni autonomía recuperada. Es, más bien, una simulación productiva, un sistema que transforma la vida sufriente en unidades administrables, evaluables y silenciosas. No hay tecnocracia científica cuando se niegan los determinantes sociales, cuando se patologiza el trauma, cuando se encierra sin consenso ni evaluación plural. Hay instrumentalización de saberes para consolidar el statu quo.</text:p>
      <text:p text:style-name="P197">La tecnocracia degenerada deja de guiarse por principios científicos y se pliega a lógicas de poder opacas. Abandona el criterio de verdad, sustituido por indicadores diseñados para satisfacer demandas institucionales. La racionalidad técnica sin ética ni participación democrática se vuelve ciega, y en lugar de resolver los problemas del presente, los encapsula y los reproduce a gran escala.</text:p>
      <text:p text:style-name="P441"><text:span text:style-name="T1">En definitiva, el núcleo del problema no es producir o conocer, sino </text:span><text:span text:style-name="Strong_20_Emphasis"><text:span text:style-name="T1">producir destruyendo</text:span></text:span><text:span text:style-name="T1">, </text:span><text:span text:style-name="Strong_20_Emphasis"><text:span text:style-name="T1">conocer sin comprender</text:span></text:span><text:span text:style-name="T1">, y </text:span><text:span text:style-name="Strong_20_Emphasis"><text:span text:style-name="T1">actuar sin respetar la vida</text:span></text:span><text:span text:style-name="T1">. La deshumanización radica en operar como si la existencia pudiera reducirse a cifras, rendimientos, procedimientos o algoritmos sin contexto. En esa lógica, todo lo que no se mide desaparece; todo lo que no se controla, se patologiza; todo lo que duele, se silencia.</text:span></text:p>
      <text:p text:style-name="P197">Una verdadera tecnocracia ética y científica, al servicio de una productividad consciente y ecosistémica, debería orientarse a preservar la vida, optimizar el sufrimiento, restaurar los vínculos, anticipar los daños y distribuir con justicia los recursos. Lo demás –el dominio, la mentira, el desarraigo– es abuso racionalizado, violencia administrativa, y, en último término, negación del conocimiento mismo.</text:p>
      <text:p text:style-name="P197">Por ello, defender una salud mental, una sociedad y una tecnología al servicio de la vida no implica rechazar el conocimiento ni la organización compleja, sino rescatar sus fines, depurar sus medios y garantizar su sometimiento a principios de dignidad, verdad, sostenibilidad y justicia. Allí radica el umbral entre el progreso y la barbarie administrada.</text:p>
      <text:p text:style-name="P441"><text:soft-page-break/><text:span text:style-name="T65">La devastación de la biosfera, la normalización del sufrimiento y el desprecio por la vida en todas sus formas no pueden ser analizados únicamente desde una perspectiva técnico-política. Son, en esencia, manifestaciones de una crisis espiritual, civilizatoria y moral de una profundidad histórica incalculable. El modelo productivista sin límites y la tecnocracia degradada no representan únicamente errores de diseño institucional o desviaciones de sistemas éticos, sino la ruptura consciente y persistente con un principio común a todas las grandes tradiciones de sabiduría de la humanidad: </text:span><text:span text:style-name="Strong_20_Emphasis"><text:span text:style-name="T65">la viceregencia del mundo</text:span></text:span><text:span text:style-name="T65">.</text:span></text:p>
      <text:p text:style-name="P441"><text:span text:style-name="T1">En las religiones abrahámicas, el ser humano es concebido como </text:span><text:span text:style-name="Emphasis"><text:span text:style-name="T1">jalifa</text:span></text:span><text:span text:style-name="T1"> (خليفة) o </text:span><text:span text:style-name="Emphasis"><text:span text:style-name="T1">steward</text:span></text:span><text:span text:style-name="T1"> de la Creación: no como propietario absoluto, sino como responsable, custodio, testigo y servidor de un orden sagrado que no le pertenece, pero que le ha sido confiado. En el islam, esta idea es explícita: la tierra y todo lo que contiene son un préstamo, y el ser humano será juzgado por cómo la ha tratado. El cristianismo sostiene igualmente que la tierra es de Dios, y que la dominación implica cuidado, no expolio. El judaísmo ordena dejar descansar la tierra cada siete años –el </text:span><text:span text:style-name="Emphasis"><text:span text:style-name="T1">shnat shmita</text:span></text:span><text:span text:style-name="T1">– y restaurar el equilibrio social cada cincuenta –el </text:span><text:span text:style-name="Emphasis"><text:span text:style-name="T1">yovel</text:span></text:span><text:span text:style-name="T1"> o jubileo– como expresiones de una economía sagrada que reconoce los límites, los ciclos, y el derecho de la tierra a recuperar su aliento.</text:span></text:p>
      <text:p text:style-name="P197">Estas prácticas no fueron alegorías. Eran –y son– leyes concretas, con implicaciones materiales sobre la distribución de recursos, la protección de los más vulnerables y la salud del suelo y del alma colectiva. La negligencia en su cumplimiento, ya advertida por los profetas, se identifica en los textos como origen de la decadencia moral y del castigo histórico. La tierra, privada de su reposo, protesta. El ser humano, convertido en explotador de sus semejantes y del entorno, pierde la paz interior. Lo que hoy llamamos trastornos mentales, desconexión, angustia existencial o estados de desesperanza, no son más que reflejos psíquicos de una ruptura ontológica: el olvido del lugar sagrado de la vida.</text:p>
      <text:p text:style-name="P441"><text:span text:style-name="T1">El budismo y el hinduismo también reconocen este principio: la interdependencia de todos los seres, la necesidad de no dañar (</text:span><text:span text:style-name="Emphasis"><text:span text:style-name="T1">ahimsa</text:span></text:span><text:span text:style-name="T1">), y el valor espiritual de la contención. La salud mental, desde estas tradiciones, está indisolublemente ligada al respeto por la armonía universal, la conciencia del sufrimiento ajeno y la práctica cotidiana de la compasión. El daño causado a otros –humanos o no humanos– retorna inevitablemente al causante, como carga kármica o desestabilización interior. El universo es un cuerpo, y quien hiere una parte, enferma el todo.</text:span></text:p>
      <text:p text:style-name="P441"><text:span text:style-name="T1">Desde esta perspectiva, la lógica de acumulación, explotación y tecnomanipulación sin freno no es progreso: es apostasía de la vida. Es crimen en sentido moral, espiritual y jurídico. Un crimen continuado contra la tierra, contra los animales, contra los cuerpos que enferman por las toxinas físicas y sociales que el sistema produce, y contra las almas que se ven obligadas a vivir sin sentido, sin comunidad, sin respiro. Las tasas crecientes de enfermedad mental, suicidio, adicciones, autolesiones y violencia relacional no pueden ser comprendidas sin este trasfondo. No se trata de una epidemia psiquiátrica: se trata de una </text:span><text:span text:style-name="Strong_20_Emphasis"><text:span text:style-name="T1">epidemia de transgresión espiritual y estructural</text:span></text:span><text:span text:style-name="T1">.</text:span></text:p>
      <text:p text:style-name="P197">El descanso de la tierra –ese principio ancestral y sapiencial– es hoy más necesario que nunca. Y no solo en sentido agrario, sino en todos los niveles: el descanso del alma, del cuerpo, de la mente. La desintoxicación del ruido, del exceso de estimulación, del trabajo alienado, de la violencia simbólica y literal. El año sabático como institución no es lujo, es reparación. Su ausencia prolongada conduce a la locura, individual y colectiva.</text:p>
      <text:p text:style-name="P441"><text:soft-page-break/><text:span text:style-name="T1">Recuperar la salud mental de las poblaciones exige una restauración profunda de este principio: </text:span><text:span text:style-name="Strong_20_Emphasis"><text:span text:style-name="T1">volver a ver la vida como sagrada, el tiempo como cíclico, el otro como hermano o hermana en custodia compartida de un mundo frágil y compartido</text:span></text:span><text:span text:style-name="T1">. Sin eso, no hay salud posible, ni justicia, ni futuro. La ciencia puede medir síntomas; solo una ética viviente puede curar las causas.</text:span></text:p>
      <text:p text:style-name="P197">La verdadera tecnocracia, si desea ser legítima, debe reconocer este legado. No puede operar al margen de la moral ni contra la vida. El conocimiento real –científico, clínico, ecológico, espiritual– siempre ha estado al servicio del equilibrio, no del abuso. Esa es la tradición común de nuestra especie. La ruptura con ella no es modernidad: es regresión. Y el precio es la enfermedad global del alma.</text:p>
      <text:p text:style-name="P224">La orden sagrada de dejar reposar la tierra no es una sugerencia simbólica ni un capricho ritual: es un mandato estructural que articula ecología, justicia y salud. Presente en las principales tradiciones espirituales y prácticas agroecológicas ancestrales, constituye una de las bases éticas y científicas más antiguas de la sostenibilidad. Su transgresión reiterada, como muestran las civilizaciones anteriores a la nuestra, ha conducido una y otra vez al colapso ecológico, alimentario, demográfico y espiritual.</text:p>
      <text:p text:style-name="P441"><text:span text:style-name="T1">El principio del </text:span><text:span text:style-name="Emphasis"><text:span text:style-name="T1">reposo de la tierra</text:span></text:span><text:span text:style-name="T1">, tal como se formula en la tradición hebrea bajo la ley del </text:span><text:span text:style-name="Emphasis"><text:span text:style-name="T1">shnat shmita</text:span></text:span><text:span text:style-name="T1">, establecía que cada siete años debía suspenderse todo cultivo, cosecha o apropiación intensiva del suelo. Se trataba de permitir que la tierra respirase, recuperase su fertilidad y que los pobres, los animales y los forasteros accediesen a lo que brotara espontáneamente. Era, también, una pedagogía colectiva: recordar al ser humano que no es dueño de la tierra, sino su custodio temporal, y que toda producción desmesurada sin descanso es una forma de idolatría y de violencia contra lo viviente. En el año cincuenta, el </text:span><text:span text:style-name="Emphasis"><text:span text:style-name="T1">yovel</text:span></text:span><text:span text:style-name="T1"> o jubileo extendía esta lógica a la estructura social, liberando esclavos, restituyendo tierras y condonando deudas, para evitar la acumulación irreversible de poder y miseria.</text:span></text:p>
      <text:p text:style-name="P197">Este conocimiento no era exclusivo del judaísmo antiguo. Civilizaciones como la sumeria, la egipcia, la babilónica, la griega y la romana temprana desarrollaron observaciones empíricas similares: los suelos que no descansaban se agotaban. El uso excesivo de monocultivos y el pastoreo intensivo causaban pérdida de nutrientes, desertificación progresiva y aumento de salinidad. Documentos mesopotámicos ya advertían del efecto de las aguas mal gestionadas: la sobreirrigación en zonas de drenaje pobre elevaba las sales del subsuelo, volviendo estériles terrenos que durante generaciones habían alimentado ciudades enteras. La caída de regiones agrícolas enteras en el creciente fértil –como en Uruk o Akkad– no fue causada por guerras externas, sino por la incapacidad de respetar los límites biofísicos del entorno.</text:p>
      <text:p text:style-name="P197">El patrón se repite en América: los mayas sufrieron colapsos agrícolas debido a la presión sobre ecosistemas forestales sin mecanismos estructurales de regeneración. En Asia, civilizaciones milenarias también enfrentaron crisis por el uso desmedido de suelos sin rotación ni descanso. En todas ellas, la degradación del entorno precede o acompaña el deterioro de la vida social, el aumento de conflictos, el empobrecimiento generalizado, la pérdida de legitimidad de las autoridades y, finalmente, la implosión del orden civilizatorio.</text:p>
      <text:p text:style-name="P197">Hoy, en pleno siglo XXI, seguimos reproduciendo este mismo error, pero a una escala planetaria y con herramientas de destrucción mucho más potentes. La lógica extractiva, impulsada por un productivismo sin alma, agota los suelos a través del uso intensivo de fertilizantes químicos, pesticidas, monocultivos transgénicos, maquinaria pesada y cronogramas de producción que no <text:soft-page-break/>respetan los ciclos vitales. El resultado: compactación, pérdida de biodiversidad microbiana, disminución de materia orgánica, salinización, erosión, pérdida de humedad estructural, y en última instancia, infertilidad irreversible.</text:p>
      <text:p text:style-name="P197">No hemos aprendido. Hemos sustituido la sabiduría milenaria por simulacros de eficiencia inmediata. Se prometen soluciones técnicas –fertilizantes sintéticos, hidroponía artificial, biotecnología especulativa– mientras se perpetúa el desprecio por los límites naturales y el conocimiento ancestral. La misma lógica se aplica a la salud mental: se ignora la necesidad del alma de reposar, del cuerpo de desconectarse, del sistema de regenerarse. Se diagnostica la ansiedad sin mirar el sistema que impone la hiperexigencia. Se medica el agotamiento como si fuese un error personal, cuando es la tierra interior lo que ha sido sobrecultivado, exprimido sin tregua, sin estaciones.</text:p>
      <text:p text:style-name="P197">En el plano espiritual, la desobediencia de esta orden es vista como transgresión grave. No es una cuestión agrícola, sino de justicia cósmica: se ha roto el pacto entre el ser humano y el planeta. La consecuencia es la esterilidad, tanto del suelo como del sentido. Sin pausa, sin descanso, sin respeto, la vida misma se vuelve inhabitable.</text:p>
      <text:p text:style-name="P197">La solución no es volver al pasado, sino recuperar su inteligencia: reintegrar el reposo como principio estructurante de la vida social, de la producción y del cuidado. Aplicar un verdadero año sabático a nuestras instituciones, a nuestras formas de vivir, pensar y relacionarnos. Reconocer que la salud mental exige entornos fértiles, tiempos no instrumentales, y espacios que no estén regidos por la lógica del rendimiento sino por la del florecimiento.</text:p>
      <text:p text:style-name="P197">La humanidad no puede seguir existiendo como parásito de la biosfera ni como enemigo de su propio equilibrio interior. La orden sagrada de dejar descansar la tierra no es solo un recuerdo: es una llamada urgente a restaurar la vida en todas sus dimensiones. Porque el verdadero colapso no es la pérdida de recursos: es olvidar que toda vida merece espacio, ritmo y silencio para poder florecer.</text:p>
      <text:p text:style-name="P441"><text:span text:style-name="T65">No se puede negar con rigor que la orden de dejar reposar la tierra —el </text:span><text:span text:style-name="Emphasis"><text:span text:style-name="T65">shnat shmita</text:span></text:span><text:span text:style-name="T65">, cada siete años— se halla inscrita con claridad en el Antiguo Testamento, y por tanto forma parte constitutiva del legado moral y normativo de las llamadas religiones del Libro: judaísmo, cristianismo e islam. Se trata de una prescripción estructurada, no simbólica, transmitida con la autoridad de ley divina en Levítico 25:4–5 y refrendada en múltiples comentarios rabínicos, patrísticos e islámicos. En el islam, esta obligación se asimila dentro del concepto más amplio de </text:span><text:span text:style-name="Emphasis"><text:span text:style-name="T65">amanah</text:span></text:span><text:span text:style-name="T65"> (custodia) y </text:span><text:span text:style-name="Emphasis"><text:span text:style-name="T65">fitrah</text:span></text:span><text:span text:style-name="T65"> (equilibrio natural), y el Corán expresa en términos igualmente severos que la corrupción en la tierra surge por lo que hacen las manos humanas (Corán 30:41). El cristianismo, en tanto heredero espiritual y narrativo del corpus veterotestamentario, interioriza estos principios aunque los moderniza o espiritualiza en algunas de sus corrientes. Pero negar el origen común sería un error histórico y exegético.</text:span></text:p>
      <text:p text:style-name="P197">Sin embargo, esta coincidencia doctrinal no implica necesariamente que las religiones del Libro hayan sido las únicas en formular una ética del suelo y del sustento. Las tradiciones indígenas, las civilizaciones africanas preislámicas, los sistemas agrícolas andinos y mesoamericanos, y las filosofías orientales —taoísmo, hinduismo, budismo— también defendieron, bajo otras cosmologías, principios de reciprocidad, limitación, tiempo cíclico y equilibrio que cumplían una función ecológica y espiritual equivalente. Es más: a diferencia de muchas ramas institucionalizadas del monoteísmo posterior, muchas de estas tradiciones no solo prescribían el descanso de la tierra, <text:soft-page-break/>sino que lo practicaban colectivamente con continuidad cultural ininterrumpida hasta su aniquilación parcial por invasores coloniales.</text:p>
      <text:p text:style-name="P441"><text:span text:style-name="T1">Entonces, si existe algún fundamento para objetar a las religiones del Libro en este punto, no está en la negación del precepto, sino en </text:span><text:span text:style-name="Strong_20_Emphasis"><text:span text:style-name="T1">la traición histórica y estructural al mismo</text:span></text:span><text:span text:style-name="T1">. La crítica legítima no niega el contenido normativo, sino su sistemático incumplimiento. Durante siglos, poderes teocráticos y seculares amparados en dichas religiones explotaron la tierra, esclavizaron pueblos, destruyeron bosques, exterminaron especies y despojaron a las culturas agrarias de sus territorios, muchas veces en nombre de una supuesta voluntad divina, malinterpretada y politizada. La doctrina fue traicionada. Lo que era ley sagrada se convirtió en papel mojado frente al poder económico y territorial.</text:span></text:p>
      <text:p text:style-name="P441"><text:span text:style-name="T1">Por eso, defender hoy la tierra, el sustento y la vida </text:span><text:span text:style-name="Strong_20_Emphasis"><text:span text:style-name="T1">no implica defender religiones en su forma institucional, sino recuperar sus núcleos éticos comunes</text:span></text:span><text:span text:style-name="T1">, aquellas partes que sobrevivieron al poder, al dogma y a la violencia. Defender la tierra no es un acto de fe ciega, sino de discernimiento racional, científico y moral. Es proteger el humus del que venimos, el alimento del que dependemos, el equilibrio del que brota todo bienestar psíquico y corporal.</text:span></text:p>
      <text:p text:style-name="P197">Cuando se niega a la tierra el reposo, se produce fatiga del suelo, pero también fatiga de la especie. Cuando se la explota sin tregua, se produce no solo erosión física, sino colapso simbólico: la incapacidad colectiva de reconocer límites, de aceptar lo finito, de vivir sin destruir. Cuando se niega el derecho al descanso de lo viviente, se destruye la raíz de toda salud: el ritmo. Y sin ritmo no hay ni cuerpo sano, ni mente clara, ni comunidad justa.</text:p>
      <text:p text:style-name="P441"><text:span text:style-name="T1">Frente a esta realidad, la defensa de la tierra exige hoy un replanteamiento radical de los principios que rigen nuestras sociedades. Se necesita una </text:span><text:span text:style-name="Strong_20_Emphasis"><text:span text:style-name="T1">ética del descanso ecológico</text:span></text:span><text:span text:style-name="T1">, institucionalizada y protegida jurídicamente. Una salud pública que no se limite a reparar síntomas, sino que prevenga el daño desde la restauración de ciclos. Una tecnociencia que se reconcilie con los límites planetarios y que oriente la innovación hacia la regeneración, no hacia la extracción.</text:span></text:p>
      <text:p text:style-name="P197">En definitiva, aunque el mandato de dejar descansar la tierra sea común a las religiones del Libro, su vigencia hoy debe trascender credos particulares. Debe convertirse en principio universal de acción civilizatoria, nutrido tanto por la tradición como por la evidencia científica. Porque si no lo hacemos, si no respetamos el derecho de la tierra a respirar, no solo estaremos negando el pasado sagrado de la humanidad. Estaremos negando también su futuro.</text:p>
      <text:p text:style-name="P441"><text:span text:style-name="Strong_20_Emphasis"><text:span text:style-name="T65">Salud mental: mucho más que psiquiatría y más allá de la OMS</text:span></text:span><text:span text:style-name="T65"><text:line-break/>La salud mental no puede seguir definida por una institución que ha contribuido a su vaciamiento conceptual, ni limitada a las prácticas psiquiátricas hegemónicas que, bajo pretexto clínico, han legitimado violencias estructurales, segregación, sobremedicación, y encierros injustificados. La salud mental es un estado dinámico, intrínsecamente vinculado al derecho a la vida digna, a la libertad, al sentido de pertenencia y a las condiciones ecológicas, sociales y espirituales que permiten su desarrollo. Definirla únicamente desde la sintomatología observable o la adherencia a tratamientos farmacológicos es negar su profundidad y banalizar sus causas.</text:span></text:p>
      <text:p text:style-name="P441"><text:span text:style-name="Strong_20_Emphasis"><text:span text:style-name="T1">2. Derecho a la vida y obligación de preservarla: fundamento no negociable</text:span></text:span><text:span text:style-name="T1"><text:line-break/>El derecho a la vida no se limita a su mera existencia biológica, sino a su plenitud y protección. Preservar la vida es un deber ético, jurídico y ecológico que recae sobre toda estructura de poder. Esto incluye el cuerpo humano, el cuerpo animal, los ecosistemas, el agua, el suelo fértil, y el equilibrio de los ciclos naturales. Violentar estos fundamentos –a través del encierro, la </text:span><text:soft-page-break/><text:span text:style-name="T1">contaminación, la tortura farmacológica, o la privación de autonomía– no es un problema de gestión: es un crimen.</text:span></text:p>
      <text:p text:style-name="P441"><text:span text:style-name="Strong_20_Emphasis"><text:span text:style-name="T1">3. Santidad de la vida: humana, animal y ecosistémica</text:span></text:span><text:span text:style-name="T1"><text:line-break/>Todas las grandes tradiciones sapienciales coinciden en el reconocimiento de la vida como un bien sagrado. La existencia no puede ser instrumentalizada para intereses económicos, políticos o pseudocientíficos. El trato degradante hacia las personas encerradas en instituciones psiquiátricas, hacia los animales confinados en granjas o laboratorios, y hacia los suelos y aguas envenenados en nombre del progreso, forma parte de una misma lógica de dominación. Una lógica que viola principios básicos de la biología, la ética y el derecho natural.</text:span></text:p>
      <text:p text:style-name="P441"><text:span text:style-name="Strong_20_Emphasis"><text:span text:style-name="T1">4. Sistemas cerrados como dispositivos de control y violencia</text:span></text:span><text:span text:style-name="T1"><text:line-break/>Instituciones psiquiátricas, granjas industriales, zoológicos, criaderos, residencias y cárceles comparten estructuras comunes: clausura del entorno, imposición de rutinas sin sentido, medicalización masiva, supresión del movimiento libre, y castigo del comportamiento espontáneo. Estas condiciones generan síndromes clínicos equivalentes: estereotipias, agresividad inducida, atrofia neurocognitiva, apatía, disociación. Los cuerpos encerrados, sean humanos o animales, dejan de desarrollarse: se deforman, enferman y se silencian.</text:span></text:p>
      <text:p text:style-name="P441"><text:span text:style-name="Strong_20_Emphasis"><text:span text:style-name="T1">5. Crímenes sistemáticos bajo apariencia legal</text:span></text:span><text:span text:style-name="T1"><text:line-break/>El sistema sanitario, el agroindustrial y el legal han desarrollado un aparato normativo para justificar estas prácticas. Se patologiza la resistencia, se naturaliza el encierro, se convierte en rutina lo que debería considerarse tortura. Los procedimientos están normalizados, pero su legalidad no los exime de su carácter criminal. Las esterilizaciones forzadas, las contenciones prolongadas, los diagnósticos sin consentimiento, las mutilaciones en animales y humanos, todo ello constituye una cadena de violaciones sistemáticas de derechos que, por su escala y continuidad, deben ser tipificadas como crímenes estructurales.</text:span></text:p>
      <text:p text:style-name="P441"><text:span text:style-name="Strong_20_Emphasis"><text:span text:style-name="T1">6. Tradiciones destruidas, genocidios silenciados</text:span></text:span><text:span text:style-name="T1"><text:line-break/>Pueblos indígenas, culturas campesinas y cosmovisiones no occidentales ofrecían otras formas de relación con la vida: prácticas de reciprocidad, límites ecológicos, cuidado colectivo y justicia restaurativa. Su aniquilación –ya sea por colonización, asimilación forzada o exterminio– ha sido una forma de genocidio, cultural y biológico, cuyos efectos persisten. La negación de estas tradiciones y el exterminio de sus guardianes han permitido que prospere una civilización que produce enfermedad estructural bajo apariencia de normalidad.</text:span></text:p>
      <text:p text:style-name="P441"><text:span text:style-name="Strong_20_Emphasis"><text:span text:style-name="T1">7. Corrupción, connivencia y negación institucional</text:span></text:span><text:span text:style-name="T1"><text:line-break/>El entramado actual que perpetúa estos sistemas de encierro y abuso no se sostiene por ignorancia, sino por una red de intereses entre sectores económicos, políticos y académicos. Se subvencionan estudios que maquillan la violencia, se ocultan efectos adversos de tratamientos, se premian prácticas dóciles al poder. Las universidades callan, los organismos internacionales repiten consignas, y quienes denuncian son marginados, patologizados o expulsados.</text:span></text:p>
      <text:p text:style-name="P441"><text:span text:style-name="Strong_20_Emphasis"><text:span text:style-name="T1">8. Educación fallida: reproducción del daño y sometimiento</text:span></text:span><text:span text:style-name="T1"><text:line-break/>La educación institucional no forma en ética del cuidado ni en respeto por la vida. Enseña a obedecer protocolos, a maximizar rendimiento, a desensibilizarse ante el sufrimiento. Desde edades tempranas, las personas son entrenadas para competir, callar, consumir y adaptarse. Este modelo, al normalizar la crueldad cotidiana –en las aulas, en los medios, en la ciencia– contribuye a la perpetuación del ciclo de violencia. No educa: adiestra.</text:span></text:p>
      <text:p text:style-name="P441"><text:soft-page-break/><text:span text:style-name="Strong_20_Emphasis"><text:span text:style-name="T1">9. Odio, crueldad, deshumanización: síntoma y arma del sistema</text:span></text:span><text:span text:style-name="T1"><text:line-break/>El sistema cerrado necesita producir odio hacia lo distinto, miedo hacia lo libre, desprecio hacia lo débil. Esto justifica las jerarquías, los encierros, las exclusiones. El trato a animales como objetos, a personas psiquiatrizadas como riesgos, a pueblos enteros como subhumanos, no es un exceso: es el centro operativo del modelo actual. Esta crueldad sistémica no es excepción ni error: es herramienta estructural de control.</text:span></text:p>
      <text:p text:style-name="P441"><text:span text:style-name="Strong_20_Emphasis"><text:span text:style-name="T1">10. Necesidad urgente de acción integral, ética, científica y restaurativa</text:span></text:span><text:span text:style-name="T1"><text:line-break/>La situación descrita no admite reformas menores ni soluciones parciales. Requiere una transformación radical del paradigma. Una salud mental que no dependa de psiquiatras autoritarios ni de modelos despersonalizantes. Un sistema alimentario que no torture animales ni destruya suelos. Un marco legal que no encubra crímenes bajo diagnósticos. Y, sobre todo, una ética común, basada en la vida, la justicia, la memoria y la verdad. No actuar, sabiendo lo que sabemos, es permitir la continuidad del crimen. La ciencia tiene el deber de servir a la vida, no de justificar su destrucción. Este es el principio rector de toda práctica legítima. Todo lo demás, es barbarie administrada.</text:span></text:p>
      <text:p text:style-name="P224">La salud mental, en su sentido más profundo y riguroso, no puede seguir siendo interpretada desde los márgenes estrechos que han impuesto tanto la psiquiatría institucional como la propia Organización Mundial de la Salud. Las definiciones oficiales –aunque útiles como punto de partida epidemiológico– han sido secuestradas por discursos vaciados de sustancia, por prácticas tecnocráticas despersonalizantes, y por estructuras administrativas que han convertido un campo esencial de la vida humana en un espacio de categorización, estigmatización y control. Esta sección parte de una premisa ineludible: la salud mental no es una función de la adaptación a un medio injusto, ni una cuestión de neurotransmisores aislados, ni un problema que deba resolverse exclusivamente con protocolos de medicación y vigilancia. Es una condición relacional, estructural y viva, indisolublemente ligada al respeto por la vida, a la justicia, a la integridad del entorno y al lugar que el ser humano ocupa en el mundo.</text:p>
      <text:p text:style-name="P197">Desde esta perspectiva, el trabajo desarrollado en esta tesis –como parte de una acción colectiva y transdisciplinar en marcha– busca recuperar el significado profundo de la salud mental como derecho y como responsabilidad pública, ética y ecológica. El proyecto no se limita a un marco académico, sino que articula una intervención política y científica que nace de la experiencia vivida, de la observación participante, del trabajo de campo en instituciones de salud mental en España e Indonesia, y del análisis cuantitativo y cualitativo de datos recogidos en contextos reales, mediante instrumentos rigurosamente diseñados. La evidencia acumulada, así como las violencias sistemáticas documentadas, exigen un replanteamiento radical del paradigma.</text:p>
      <text:p text:style-name="P197">El modelo psiquiátrico dominante –exportado globalmente a través de agencias de salud, industria farmacéutica y academias cooptadas– ha vaciado el concepto de salud mental de su contenido real. Al definir el malestar como un trastorno del individuo, al ignorar sistemáticamente los determinantes estructurales, al patologizar la pobreza, la disidencia o el trauma histórico, y al medicalizar la desesperación como si fuera una enfermedad neuronal, ha contribuido a ocultar las causas del sufrimiento, perpetuar el daño y, en muchos casos, institucionalizar formas de tortura. El diagnóstico se ha convertido en un arma administrativa, el tratamiento en una forma de castigo disfrazado de cuidado, y el seguimiento clínico en una extensión del dispositivo de control social.</text:p>
      <text:p text:style-name="P197"><text:soft-page-break/>No se trata aquí de demonizar el conocimiento psiquiátrico en su totalidad ni de rechazar todo uso de psicofármacos o intervenciones clínicas. Se trata, más bien, de denunciar con claridad el despropósito que representa un sistema que coloca el acento en la supresión del síntoma antes que en la transformación de las condiciones que lo producen, que otorga poder coercitivo a profesionales sin formación ética suficiente, y que invisibiliza el daño causado por sus propias prácticas. El sistema psiquiátrico actual, al operar como aparato disciplinario más que como espacio de acompañamiento, se ha convertido en parte del problema que pretendía resolver.</text:p>
      <text:p text:style-name="P197">La definición ofrecida por la OMS –la salud mental como un estado de bienestar en el que el individuo es consciente de sus capacidades, puede afrontar las tensiones normales de la vida, trabajar de forma productiva y contribuir a su comunidad– se presenta como positiva, pero es insuficiente y peligrosamente funcionalista. Asume, sin cuestionamiento, que la vida está estructurada de manera justa, que las tensiones son normales, que el trabajo es saludable, y que la comunidad está disponible. No contempla la violencia institucional, la injusticia sistemática, la degradación del entorno, ni la alienación de millones de personas atrapadas en redes de explotación, abandono y desesperanza. Bajo esta definición, muchas personas saludables que se rebelan contra la injusticia o sufren por condiciones estructurales ajenas a su voluntad son clasificadas como enfermas, mientras que otras perfectamente adaptadas a contextos de crueldad y corrupción son consideradas sanas.</text:p>
      <text:p text:style-name="P197">Por eso, es necesario redefinir el campo desde el derecho a la vida –entendido en su forma amplia e indivisible– y desde la obligación de preservar esa vida en todas sus dimensiones: biológica, emocional, simbólica, ecológica. La salud mental solo puede existir cuando hay espacio para el desarrollo humano sin miedo, cuando se respetan los tiempos y los cuerpos, cuando se atiende a las necesidades reales de cada persona en su contexto, y cuando se reconoce que el sufrimiento no es un fallo individual, sino un grito colectivo frente a un sistema que ha perdido su humanidad.</text:p>
      <text:p text:style-name="P197">Desde esta base, el enfoque adoptado por esta tesis –vinculado a la acción EU BEACON One Health Education and Technology– plantea una reconstrucción epistemológica, política y clínica del campo de la salud mental, basada en la santidad de la vida, la interdependencia de todos los sistemas vivos, y la necesidad de restaurar el equilibrio destruido por siglos de políticas de exclusión, medicalización compulsiva y negligencia estructural. La salud mental, como derecho colectivo y como práctica profesional, debe emanciparse del aparato psiquiátrico coactivo y del reduccionismo institucional para convertirse en un campo ético de restauración, justicia y cuidado real.</text:p>
      <text:p text:style-name="P197">Esto no es una propuesta teórica. Es una exigencia empírica, científica y civilizatoria. No responder implica permitir que continúe la violencia. Reconstruir el significado de salud mental es, por tanto, el primer paso para detener un crimen estructural que ha devastado millones de vidas en nombre de una ciencia que ha traicionado su razón de ser. La vida debe ser preservada, no administrada hasta su agotamiento. El conocimiento debe sanar, no justificar el sufrimiento. Esta tesis, este trabajo colectivo, se propone defender esa verdad con todos los medios que el pensamiento crítico y la investigación científica honesta pueden ofrecer. Aquí comienza el verdadero trabajo.</text:p>
      <text:p text:style-name="P441"><text:span text:style-name="Strong_20_Emphasis"><text:span text:style-name="T65">Derecho a la vida y obligación de preservarla: fundamento no negociable</text:span></text:span></text:p>
      <text:p text:style-name="P197">El derecho a la vida es el fundamento supremo de toda acción ética, jurídica, científica y política. No puede ser condicionado, relativizado ni suspendido por conveniencia institucional, ideología médica o lógica económica. Se trata del único bien verdaderamente inalienable, que no puede ser <text:soft-page-break/>segmentado ni jerarquizado sin incurrir en crímenes de lesa dignidad. En el marco de esta investigación, se sostiene que dicho derecho ha sido violado sistemáticamente en nombre del control sanitario, la gestión de recursos, la utilidad clínica, y la supuesta peligrosidad de quienes no encajan en los parámetros sociales o conductuales dominantes. Esta violación se produce en paralelo en el trato que reciben los seres humanos considerados “mentalmente enfermos” y los animales sometidos a sistemas de explotación masiva. En ambos casos, la lógica que prima no es la de protección, sino la de dominación.</text:p>
      <text:p text:style-name="P197">Preservar la vida no significa únicamente impedir su muerte física, sino garantizar las condiciones materiales, relacionales y simbólicas que permiten su desarrollo pleno, digno y autónomo. En contextos de salud mental, esto implica crear espacios donde las personas puedan expresarse sin miedo, recuperar el sentido de sus vivencias, y reconstruir la agencia sobre su propio cuerpo y su historia. No puede hablarse de preservación de la vida en instituciones donde se medica por sistema, se aísla como castigo, se inmoviliza sin consentimiento, y se violan los derechos más básicos bajo la justificación de la “protección”.</text:p>
      <text:p text:style-name="P197">A nivel científico, cada dato recabado en las encuestas y entrevistas realizadas a lo largo de esta investigación refleja el abandono estructural de este principio. Las respuestas de profesionales que confiesan no poder actuar conforme a sus valores por temor a represalias administrativas, la resignación de quienes naturalizan el uso de coerción por falta de alternativas institucionales, y el sufrimiento directo testimoniado por personas supervivientes de prácticas psiquiátricas lesivas constituyen evidencia inapelable. No se trata de fallos puntuales, sino de un sistema que opera, de facto, al margen del derecho a la vida tal como lo entienden los marcos bioéticos y jurídicos internacionales.</text:p>
      <text:p text:style-name="P197">El paralelismo con el trato animal no es accidental. En los sistemas de producción industrial, los animales son manipulados desde su nacimiento hasta su muerte sin consideración alguna por su bienestar real, salvo en los casos en que éste pueda traducirse en aumento de rendimiento. El “derecho” del animal a vivir libre de sufrimiento es, en la práctica, inexistente. Lo mismo ocurre en salud mental: la mayoría de los dispositivos de atención no garantizan el derecho a vivir sin violencia, sino que priorizan la contención del comportamiento y la reducción del “riesgo” percibido. En ambos casos, la vida es administrada como una variable de producción, no como un fin en sí mismo.</text:p>
      <text:p text:style-name="P197">La obligación de preservar la vida es inseparable del deber de interrumpir aquellas prácticas que la vulneran. No hay neutralidad posible. Toda omisión consciente –de instituciones, profesionales, administraciones o académicos– ante las prácticas que lesionan, despersonalizan o destruyen la subjetividad, convierte a quien calla en cómplice. Esta tesis, por el contrario, parte del imperativo de no callar. Se alinea con una ciencia de la vida, no de su gestión aséptica. Una ciencia que no se limita a describir patologías, sino que se compromete activamente en la reparación del daño.</text:p>
      <text:p text:style-name="P197">En este sentido, la acción EU BEACON One Health Education and Technology no solo proporciona un marco operativo alternativo, sino que representa una ruptura epistémica con las estructuras que han permitido y legitimado la violencia institucional en salud mental. Al reconocer la interdependencia entre la salud humana, la salud animal y la salud de la biosfera, promueve una visión coherente con la defensa real del derecho a la vida. Porque no hay salud posible en un entorno donde se viola cotidianamente la integridad de lo viviente. Y no hay conocimiento ético si no se parte de la responsabilidad radical de preservar toda vida que sufre.</text:p>
      <text:p text:style-name="P197"><text:soft-page-break/>Preservar la vida implica también restaurarla donde ha sido dañada. Implica reconocer la dimensión espiritual del sufrimiento humano, la necesidad de vínculos, de reparación, de sentido. No hay medicamento que pueda sustituir el derecho a no ser tratado como un objeto, a no ser encerrado por ser distinto, a no ser silenciado por no adaptarse. La salud mental, si quiere ser tal, debe empezar por aquí. Por el compromiso sin reservas con la vida, en toda su complejidad, vulnerabilidad y potencia. Todo lo demás –las estructuras cerradas, las justificaciones diagnósticas, los protocolos estandarizados sin contexto– son mecanismos de gestión de una enfermedad que no está en los cuerpos, sino en el sistema mismo. Esta tesis no solo lo afirma: lo demuestra con datos, con testimonios, y con un marco ético ineludible.</text:p>
      <text:p text:style-name="P441"><text:span text:style-name="Strong_20_Emphasis"><text:span text:style-name="T1">La santidad de la vida y el deber de preservarla: tierra, salud mental y dignidad</text:span></text:span></text:p>
      <text:p text:style-name="P197">El respeto a la vida, en todas sus formas, implica reconocer que no se trata de una propiedad a administrar ni de un recurso a explotar, sino de una realidad sagrada que impone obligaciones morales, jurídicas y ecológicas. Esta sacralidad no es una noción abstracta ni sujeta a interpretaciones subjetivas: se expresa de forma concreta en las normativas más antiguas de las tradiciones religiosas mayoritarias, que coinciden en un punto esencial ignorado por los sistemas contemporáneos de gestión productiva, sanitaria y ambiental: la obligación de dejar reposar la tierra.</text:p>
      <text:p text:style-name="P197">Esta orden no es metafórica ni opcional. Fue instituida como principio de equilibrio entre justicia social, sostenibilidad biológica y responsabilidad espiritual. En el marco de estas tradiciones, la tierra no pertenece al ser humano. Le ha sido confiada, bajo condición de cuidado, medida, y límite. Dejarla descansar no es un acto de negligencia, sino de obediencia a una ley superior que vincula la salud del suelo con la salud de los cuerpos, las relaciones humanas y la continuidad de la vida. No respetar esta prescripción implica quebrantar el orden esencial del mundo. Y esa quiebra –como la historia nos demuestra sin necesidad de ejemplos particulares– conduce a la ruina ecológica, al colapso social y a la enfermedad espiritual.</text:p>
      <text:p text:style-name="P197">La salud mental está unida a esta realidad. No puede entenderse al margen de la tierra que habitamos, del aire que respiramos, del agua que nos sostiene, ni del alimento que ingerimos. La idea de salud mental como un proceso interno, aislado del contexto ecosistémico, es una fabricación reciente, funcional a un modelo médico que ha separado a la persona de su entorno, a la clínica de la ética, y al conocimiento científico de la memoria cultural. Pero ningún ser humano puede vivir mentalmente sano en un entorno devastado, en un sistema que no reconoce pausas, ciclos, ni límites. La tierra agotada es el espejo del alma agitada. Y el alma, cuando es obligada a rendir sin tregua, a adaptarse a un entorno injusto, termina rompiéndose.</text:p>
      <text:p text:style-name="P197">El incumplimiento de esta orden –el descanso de la tierra– no es un error técnico, sino una transgresión. La misma que se comete cuando se encierra a una persona sin escucha, cuando se le impide decidir sobre su propio cuerpo, cuando se le administra una medicación no solicitada, cuando se le priva del derecho a habitar su tiempo, su ritmo y su silencio. Los sistemas cerrados que se imponen tanto sobre la vida humana como sobre la animal y la vegetal son manifestaciones directas de esa transgresión: el rechazo estructural al límite, a la reciprocidad, a la interdependencia de todo lo viviente.</text:p>
      <text:p text:style-name="P197">Esta tesis sostiene que el respeto a la vida no puede limitarse a evitar la muerte violenta. Debe expresarse en cada decisión, cada política, cada práctica profesional que afecte a los cuerpos y territorios. Y en ello, el mandato de dejar reposar la tierra representa la clave olvidada para restaurar <text:soft-page-break/>la salud mental colectiva. Porque si la tierra no descansa, si no se le concede ese tiempo regenerador, tampoco puede hacerlo el ser humano. Se produce entonces una saturación sistémica: de suelos, de mentes, de relaciones, de estructuras. La tierra colapsa. El psiquismo también.</text:p>
      <text:p text:style-name="P197">Las tradiciones que formularon este mandato no lo hicieron por ignorancia, sino por sabiduría transmitida, probada y coherente. No han sido superadas por el avance científico: han sido ignoradas por la arrogancia técnica. La ciencia que se respeta a sí misma debe volver a oír lo que estas voces –insistentes, milenarias, desoídas– llevan siglos repitiendo: sin respeto por el ciclo, sin resguardo del descanso, no hay vida sostenible. Y sin vida, no hay salud. Sin salud, no hay pensamiento. Y sin pensamiento, no hay civilización.</text:p>
      <text:p text:style-name="P441"><text:span text:style-name="T1">El trabajo que aquí se expone –surgido de años de observación, análisis y articulación con redes internacionales– no hace más que traducir, desde un lenguaje científico, el contenido esencial de ese principio universal: </text:span><text:span text:style-name="Strong_20_Emphasis"><text:span text:style-name="T1">la vida es sagrada, debe ser respetada, y todo sistema que niegue el derecho de la tierra a descansar está cometiendo un crimen contra el equilibrio del mundo y contra la salud de sus habitantes</text:span></text:span><text:span text:style-name="T1">.</text:span></text:p>
      <text:p text:style-name="P197">Por eso, no se puede hablar de salud mental sin hablar del agotamiento del suelo, del colapso ecológico, del desprecio a lo vivo. Porque allí donde se ha destruido el ritmo, se ha destruido también la posibilidad de sentido. Restaurarlo es, por tanto, un acto científico, ético, político y espiritual. Y es la única vía posible para detener la cadena de encierros, enfermedades y desesperanza que define hoy el horizonte mental de millones de personas sometidas a sistemas que niegan, cada día, la ley más antigua del mundo.</text:p>
      <text:p text:style-name="P441"><text:span text:style-name="Strong_20_Emphasis"><text:span text:style-name="T1">Predicciones científicas: sostenibilidad quebrada, colapso posible, civilización en riesgo</text:span></text:span></text:p>
      <text:p text:style-name="P197">La omisión sistemática de los principios fundamentales que rigen la vida –entre ellos, el derecho al reposo de la tierra, el respeto al ciclo vital y la preservación de la salud de todos los sistemas vivos– ha situado a la civilización contemporánea en una situación crítica que ya no puede abordarse desde el optimismo tecnológico ni desde el reformismo gradual. Los modelos científicos más rigurosos y actualizados confirman una y otra vez que el rumbo actual no es sostenible. Y que el riesgo de colapso ecosistémico y sociopolítico, lejos de disminuir, se intensifica con cada año que pasa.</text:p>
      <text:p text:style-name="P441"><text:span text:style-name="T1">Informes del </text:span><text:span text:style-name="Emphasis"><text:span text:style-name="T1">Intergovernmental Science-Policy Platform on Biodiversity and Ecosystem Services</text:span></text:span><text:span text:style-name="T1"> (IPBES) y del </text:span><text:span text:style-name="Emphasis"><text:span text:style-name="T1">Intergovernmental Panel on Climate Change</text:span></text:span><text:span text:style-name="T1"> (IPCC) muestran sin ambigüedades que múltiples umbrales planetarios han sido sobrepasados. El colapso de biodiversidad, el agotamiento del suelo fértil, la acidificación de los océanos, la disrupción de los ciclos hidrológicos y la alteración climática no son amenazas abstractas, sino realidades en curso. La </text:span><text:span text:style-name="Emphasis"><text:span text:style-name="T1">Stockholm Resilience Centre</text:span></text:span><text:span text:style-name="T1">, con su marco de los límites planetarios, ha documentado que al menos seis de los nueve umbrales definidos ya han sido transgredidos, y la tendencia es hacia una desestabilización sin precedentes del sistema Tierra.</text:span></text:p>
      <text:p text:style-name="P441"><text:span text:style-name="T1">A esto se suma un incremento sostenido en los indicadores de fragilidad sociopolítica. El modelo </text:span><text:span text:style-name="Emphasis"><text:span text:style-name="T1">HANDY</text:span></text:span><text:span text:style-name="T1"> (Human and Nature Dynamics), desarrollado por Motesharrei et al., ha proyectado escenarios de colapso social acelerado cuando se combinan factores como desigualdad extrema, sobreexplotación de recursos naturales y pérdida de resiliencia institucional. En todos los escenarios que no incluyen reformas estructurales profundas –tanto ecológicas como distributivas–, el resultado es el mismo: colapso parcial o total de las estructuras de soporte civilizatorio en lapsos inferiores a un siglo.</text:span></text:p>
      <text:p text:style-name="P441"><text:soft-page-break/><text:span text:style-name="T1">La iniciativa </text:span><text:span text:style-name="Emphasis"><text:span text:style-name="T1">Global Tipping Points</text:span></text:span><text:span text:style-name="T1">, lanzada en 2022, advierte que múltiples puntos de inflexión climática, ecológica y social podrían activarse de forma simultánea y mutuamente reforzada. Esto significa que, lejos de enfrentarnos a una crisis lineal o previsible, nos encontramos ante un sistema interdependiente que puede colapsar abruptamente bajo el peso de su propia complejidad mal gestionada. Estos fenómenos no afectan solo a la biosfera: afectan directamente a la salud humana, a la estabilidad mental, al vínculo social y a la viabilidad de los sistemas sanitarios.</text:span></text:p>
      <text:p text:style-name="P441"><text:span text:style-name="T1">Desde el marco de </text:span><text:span text:style-name="Emphasis"><text:span text:style-name="T1">Una Salud</text:span></text:span><text:span text:style-name="T1">, la ruptura de estos equilibrios constituye una catástrofe en marcha. La idea misma de salud como estado sostenible ha sido comprometida. Las zoonosis se multiplican como producto del estrés ecosistémico. La carga de enfermedad mental ligada a la precariedad, al trauma ambiental y al aislamiento social aumenta de forma descontrolada. La medicalización de síntomas que son respuestas adaptativas al colapso –ansiedad, insomnio, fatiga existencial, desesperanza– se ha vuelto la norma. La psiquiatría, lejos de proteger, ha servido de instrumento de supresión, sustituyendo el cuidado por control, la comunidad por encierro, y el diálogo por diagnóstico.</text:span></text:p>
      <text:p text:style-name="P197">La civilización actual, en su versión dominante, ha roto el pacto más antiguo que garantiza la vida en común: el pacto con la tierra, con el tiempo y con los demás. La idea de progreso ha sido reducida a incremento de productividad, ignorando la resiliencia ecosistémica. La salud pública ha sido sustituida por protocolos de rendimiento, y la salud mental ha sido colonizada por indicadores que no reflejan la verdad del sufrimiento. En este contexto, las instituciones médicas, educativas y políticas, salvo excepciones puntuales, actúan como dispositivos de estabilización de un orden insostenible. Y esto, desde el punto de vista científico, ético y práctico, constituye una amenaza directa para la continuidad de la vida humana organizada.</text:p>
      <text:p text:style-name="P197">El trabajo empírico desarrollado en esta tesis confirma, a escala concreta, lo que los modelos macro ya predicen: instituciones cerradas, profesionales desbordados, personas rotas, procesos de exclusión normalizados, y un sistema que diagnostica como enferma a una sociedad enferma. No se trata de una crisis de salud mental, sino de una crisis de civilización, en la que la salud mental aparece como uno de los primeros sistemas de alarma.</text:p>
      <text:p text:style-name="P197">La única respuesta posible es una transformación radical del marco de análisis, de intervención y de responsabilidad. Esto implica dejar de considerar la salud mental como un problema clínico y empezar a tratarla como un indicador biocultural de la salud de la civilización misma. Significa incorporar los datos ecológicos a la práctica clínica, los saberes ancestrales a las políticas de salud pública, y la ética de la interdependencia al diseño de cada institución. Cualquier otra aproximación –tecnocrática, reduccionista o administrativamente cómoda– no solo será insuficiente: será cómplice del colapso en curso.</text:p>
      <text:p text:style-name="P197">El paradigma Una Salud no debe ser una consigna, sino un eje vertebrador de políticas reales. No hay tiempo para narrativas complacientes. El riesgo es real. Las predicciones están formuladas. Y la urgencia no admite más postergación. La salud mental, en este contexto, no es una categoría médica más. Es la medida exacta del daño acumulado por una civilización que ha olvidado cómo vivir. Esta tesis es parte de una respuesta: científica, ética, comprometida y restaurativa. Porque actuar con conocimiento y verdad, frente a este escenario, ya no es una opción. Es una obligación histórica.</text:p>
      <text:p text:style-name="P441"><text:span text:style-name="Strong_20_Emphasis"><text:span text:style-name="T1">Prácticas psiquiátricas deshumanizantes y trato degradante a los demás animales: una misma lógica estructural</text:span></text:span></text:p>
      <text:p text:style-name="P197"><text:soft-page-break/>Las prácticas psiquiátricas deshumanizantes y el trato degradante hacia los animales no humanos obedecen, en su forma operativa, a una misma lógica de cosificación, administración y supresión del sufrimiento. A pesar de la aparente diferencia entre el ámbito clínico y el agroindustrial, ambas formas de violencia institucional comparten una arquitectura estructural común: la clausura del entorno, la privación de libertad, la instrumentalización del cuerpo, y la negación sistemática del sujeto. Son prácticas insertas en sistemas cerrados que niegan el derecho a ser, a actuar, a relacionarse y a vivir con dignidad. En ambos casos, lo que se niega es el carácter inviolable de la vida en tanto que tal.</text:p>
      <text:p text:style-name="P197">En el campo de la salud mental, la observación directa en múltiples contextos institucionales, junto con los testimonios y datos recogidos en esta investigación, demuestran que las prácticas más habituales siguen centradas en la contención, la medicalización forzada y el silenciamiento del síntoma entendido como disfuncionalidad. El ser humano no es reconocido como sujeto de derecho pleno, sino como portador de riesgo, desviado del patrón esperado, y por tanto susceptible de intervención sin consentimiento. El trato, en muchos casos, se vuelve mecánico: administración de fármacos sin diálogo, reclusión sin diagnóstico clínico robusto, aplicación de medidas de inmovilización que no cumplen criterios ni legales ni éticos, y negación del malestar causado por dichas intervenciones.</text:p>
      <text:p text:style-name="P197">Este proceder no solo contraviene los tratados internacionales de derechos humanos, sino que reconfigura el vínculo terapéutico como una relación vertical, autoritaria y punitiva. La degradación del paciente –ya no como persona, sino como “caso”, “número de cama” o “episodio psiquiátrico”– es estructural al modelo. Se parte de la premisa de que lo anómalo debe corregirse, incluso a costa de la voluntad y del cuerpo de quien lo padece. El síntoma es patologizado sin comprensión de su origen contextual o histórico, y la experiencia subjetiva queda borrada del proceso clínico. En este modelo, el objetivo no es restaurar la vida con sentido, sino reinsertar en el sistema productivo, controlar la conducta, eliminar la disrupción. La persona queda así desposeída de su biografía, de su voz y de su capacidad de agencia.</text:p>
      <text:p text:style-name="P197">Este mismo patrón opera en el trato institucional hacia los animales no humanos. En las granjas industriales, zoológicos, laboratorios biomédicos y centros de cría, los cuerpos animales son tratados como unidades de producción o experimentación. Se les niega el derecho al movimiento, al contacto social libre, a la alimentación natural, a la luz solar, al descanso, al tiempo. Se les mutila, esteriliza, sobrealimenta o sedienta de forma sistemática según las necesidades de rendimiento, sin considerar sus necesidades biológicas reales ni su sufrimiento. En los sistemas de experimentación animal en psiquiatría y farmacología, este proceso alcanza niveles extremos: se provocan patologías de forma deliberada, se testean drogas que alteran el comportamiento, se inducen estados de ansiedad, miedo o disociación con el objetivo de “simular” trastornos humanos. El sufrimiento se instrumentaliza, se provoca, se mide, pero no se interrumpe.</text:p>
      <text:p text:style-name="P197">La comunidad científica, en su mayoría, sigue aceptando esta violencia como parte del “proceso de validación”, bajo la justificación de que los resultados contribuirán al conocimiento. Pero esta lógica ignora una evidencia cada vez más clara: que el conocimiento basado en el sufrimiento forzado, sin necesidad médica real y sin posibilidad de elección por parte del ser sintiente, está contaminado ética y metodológicamente. Lo que se mide en estas condiciones no es el comportamiento natural, sino la reacción al trauma, a la privación, al dolor no comprendido. Exactamente como ocurre en las instituciones de salud mental cerradas: lo que se registra no es la <text:soft-page-break/>recuperación, sino la resignación, la adaptación forzada o la supresión del síntoma bajo efectos de fármacos.</text:p>
      <text:p text:style-name="P197">La comparación no es casual ni provocadora: es estructural. La ciencia que justifica la privación de libertad y la medicalización sin consentimiento en seres humanos es la misma que normaliza la explotación animal con argumentos de eficiencia, utilidad o replicabilidad. Ambas niegan el principio de que todo ser vivo, dotado de sensibilidad, tiene derecho a no ser instrumentalizado. Ambas reproducen un paradigma que entiende la diferencia –ya sea de especie, de comportamiento o de estado mental– como inferioridad, y por tanto como justificación del control.</text:p>
      <text:p text:style-name="P197">Esta tesis afirma que estas prácticas no son excepciones dentro de sus respectivos sistemas, sino expresiones lógicas del modelo dominante. Un modelo fundado en la administración técnica del sufrimiento, en la invisibilización del daño, y en la neutralización de lo distinto. Y que, en última instancia, forma parte de una estructura más amplia de opresión sistemática: la que transforma toda vida no ajustada al patrón funcional en problema a resolver, encerrar o silenciar.</text:p>
      <text:p text:style-name="P197">Superar esta lógica requiere una transformación profunda en todos los niveles: epistemológico, legal, clínico, institucional y ético. Significa abandonar el paradigma del encierro y del dominio, y construir dispositivos de cuidado basados en el reconocimiento mutuo, la protección de la vulnerabilidad, y la cohabitación respetuosa entre especies. No se trata de humanizar a los animales ni de animalizar a las personas, sino de reconocer que toda vida que sufre debe ser protegida, no sometida.</text:p>
      <text:p text:style-name="P197">El proyecto EU BEACON, del que esta tesis forma parte activa, trabaja precisamente en esa dirección: articulando conocimiento científico, compromiso ético y diseño de soluciones estructurales que respeten el principio Una Salud en todas sus dimensiones. Porque no hay salud mental legítima en un mundo que encierra, tortura o desecha a quienes no responden a sus exigencias de rendimiento. Y porque no hay civilización que pueda sobrevivir sobre la base de la negación del sufrimiento que ella misma genera. La ciencia, si quiere ser digna de su nombre, debe servir para liberar, no para encubrir crímenes normalizados. Aquí se comienza a decirlo con claridad, y a demostrarlo con evidencia.</text:p>
      <text:p text:style-name="P441"><text:span text:style-name="Strong_20_Emphasis"><text:span text:style-name="T1">España: estructuras de legitimación del abuso humano y animal, redes institucionales de sostenimiento y silencio</text:span></text:span></text:p>
      <text:p text:style-name="P197">En el Estado español, la continuidad de prácticas deshumanizantes en salud mental y de explotación intensiva de animales no humanos no responde a una excepción, sino a un sistema normativo y cultural consolidado. Lejos de constituir fallos aislados, ambas formas de violencia están sostenidas por marcos legales, redes profesionales, intereses económicos y discursos institucionales que operan como mecanismos de legitimación social. La conexión entre el trato a personas consideradas desviadas o incurables y el tratamiento industrial de otras especies animales no es solo ideológica: es material, estructural y funcional. Ambas prácticas comparten infraestructuras, racionalidades productivistas y circuitos de invisibilización sostenidos por el propio Estado.</text:p>
      <text:p text:style-name="P197">En el ámbito de la salud mental, España mantiene dispositivos psiquiátricos cerrados en los que el internamiento involuntario, el uso de sujeciones mecánicas, la medicación forzada, la electroconvulsoterapia sin consentimiento libre e informado y la contención prolongada siguen siendo prácticas frecuentes. Las normativas autonómicas de salud mental no han erradicado estas prácticas, ni han implementado de forma efectiva los principios de la Convención sobre los Derechos de las Personas con Discapacidad (CDPD) ratificada por España en 2008. Las reformas <text:soft-page-break/>judiciales, clínicas y formativas necesarias para transitar a un modelo basado en derechos siguen sin concretarse. El sistema judicial, además, tiende a validar sistemáticamente las actuaciones médicas coercitivas, amparándose en una interpretación reduccionista del interés terapéutico y en la presunción de riesgo.</text:p>
      <text:p text:style-name="P197">Esta situación está sostenida por redes interinstitucionales que incluyen colegios profesionales, asociaciones médicas, estructuras hospitalarias, fiscalías, juzgados de primera instancia y cuerpos técnicos de las consejerías de sanidad. Estas redes se sostienen sobre una forma de conocimiento psiquiátrico hegemónico que no ha sido sometido a revisión epistemológica desde una perspectiva crítica, y que sigue enseñándose en las facultades de medicina como doctrina incontestable. Los informes médicos actúan como dispositivos de verdad jurídica, y su contenido –aunque frecuentemente basado en impresiones clínicas, sin validación externa, y sin participación del sujeto diagnosticado– sirve de fundamento para medidas restrictivas de libertad sin control efectivo. Las propias asociaciones de usuarios se encuentran, en muchos casos, cooptadas por lógicas institucionales, y carecen de los recursos y la independencia necesarios para ejercer una función contralora real.</text:p>
      <text:p text:style-name="P197">Paralelamente, España mantiene uno de los sistemas de producción animal más intensivos de Europa. La concentración de macrogranjas, criaderos industriales, mataderos y centros de experimentación –particularmente en Castilla y León, Aragón, Cataluña y Murcia– responde a un modelo que maximiza el rendimiento económico a costa de condiciones de vida inaceptables para los animales: privación permanente de movimiento, mutilaciones sistemáticas, uso masivo de antibióticos, iluminación artificial constante, y alimentación no fisiológica. Esta industria es responsable de una parte significativa de la contaminación de aguas subterráneas por nitratos, de la emisión de gases de efecto invernadero, y de la degradación de suelos y ecosistemas rurales.</text:p>
      <text:p text:style-name="P197">Las regulaciones en materia de bienestar animal, si bien existen, son sistemáticamente incumplidas o diseñadas con criterios laxos que permiten mantener la lógica de explotación intacta. El propio Estado subvenciona con fondos públicos estas explotaciones a través de políticas de desarrollo rural, y protege su impunidad mediante marcos normativos ambivalentes. El sufrimiento animal no es considerado una cuestión de justicia, sino de gestión. La inspección oficial es mínima, la transparencia casi inexistente, y las denuncias –cuando ocurren– suelen acabar en procesos administrativos sin consecuencias reales.</text:p>
      <text:p text:style-name="P197">La convergencia de ambos sistemas –el psiquiátrico y el agroindustrial– es evidente en sus fundamentos ideológicos: el control de la vida mediante dispositivos técnicos que excluyen el sufrimiento de su cálculo operativo. En ambos casos se administra el dolor en nombre de un bien superior: la estabilidad, la eficiencia, la seguridad, la productividad. Y en ambos casos, los cuerpos afectados –humanos o animales– no son reconocidos como sujetos, sino como unidades de intervención. Esta lógica es enseñada, reproducida y naturalizada desde las instituciones académicas, las normativas técnicas y los discursos mediáticos.</text:p>
      <text:p text:style-name="P197">Los dispositivos de legitimación se refuerzan mediante el lenguaje técnico: se habla de “agitación” en lugar de desesperación, de “confinamiento terapéutico” en lugar de encierro forzado, de “producción animal” en lugar de esclavitud institucionalizada. Esta neolengua actúa como barrera simbólica que impide el cuestionamiento ético profundo. A ello se suma una estructura de desinformación y banalización del daño que mantiene a la sociedad civil en una posición de <text:soft-page-break/>dependencia informativa respecto a las instituciones, sin herramientas críticas ni acceso a datos verificados.</text:p>
      <text:p text:style-name="P197">En este contexto, el proyecto científico y político al que esta tesis contribuye propone romper con la neutralidad cómplice y visibilizar las conexiones estructurales entre ambas formas de violencia. Se trata de reconstruir la salud mental como derecho relacional, y no como aparato clínico-administrativo. De recuperar el sentido del cuidado como práctica de restauración, no de sometimiento. Y de denunciar, con datos, evidencias y análisis riguroso, que una sociedad que encierra, explota y silencia no puede considerarse civilizada. La restauración de la salud mental pasa por el reconocimiento del daño, por la restauración del vínculo con lo vivo, y por la reorganización ética del saber. Sin eso, lo que se perpetúa no es la medicina, sino el crimen estructural con apariencia de normalidad.</text:p>
      <text:p text:style-name="P441"><text:span text:style-name="Strong_20_Emphasis"><text:span text:style-name="T1">Ciclos vitales rotos, necesidades biológicas violadas y normalización de la violencia sistémica</text:span></text:span></text:p>
      <text:p text:style-name="P197">Los seres vivos, humanos y no humanos, están biológicamente organizados en torno a ciclos vitales que aseguran no solo la reproducción de la especie, sino el equilibrio fisiológico, psicológico y social de cada individuo. La biología y la zoología han documentado con rigor las necesidades fundamentales que comparten los mamíferos sociales: libertad de movimiento, acceso a relaciones estables, diversidad sensorial, expresión conductual espontánea, exploración, descanso, refugio seguro y posibilidad de evitar el dolor. Estos parámetros no son optativos ni decorativos: son los fundamentos mínimos del bienestar y, por tanto, de la salud. Su interrupción, modificación forzada o eliminación sostenida da lugar a trastornos neurofisiológicos, alteraciones inmunitarias, estrés crónico, y fenómenos de disociación conductual que en los humanos se identifican con cuadros de depresión, desesperanza, colapso subjetivo, y en los animales, con comportamientos repetitivos, retraimiento, automutilación o agresividad aprendida.</text:p>
      <text:p text:style-name="P197">La estructura institucional dominante –hospitalaria, industrial, judicial, educativa, carcelaria– ha roto estos ciclos mediante dispositivos de encierro, privación, sobreexposición artificial y sometimiento a rutinas no adaptativas. En los humanos, esto se traduce en una vida pautada por normas que no respetan el ritmo biológico ni el desarrollo libre de la identidad personal. Las decisiones vitales quedan supeditadas a lógicas externas –médicas, laborales, jurídicas– que expropian la autonomía. La persona se convierte en paciente permanente, en objeto de intervención, en sujeto pasivo de diagnóstico. En los animales, el mismo proceso se impone por vías físico-químicas y estructurales: se les impide explorar, vincularse, criar, jugar o simplemente retirarse. El entorno cerrado sustituye el ecosistema natural, la luz artificial reemplaza al ciclo circadiano, el alimento concentrado reemplaza a la búsqueda, y la reproducción es convertida en un evento industrial.</text:p>
      <text:p text:style-name="P197">El resultado en ambos casos es un colapso de la vida simbólica y funcional. La persona o el animal sometido pierde su capacidad de agencia, su derecho al error, su acceso a la diferencia. La normalidad impuesta, que opera bajo parámetros de control y rendimiento, devora toda posibilidad de desarrollo singular. Y en ese proceso, se instituye una forma específica de violencia: la imposición del silencio biológico. No se mata al cuerpo, al menos no de forma inmediata, pero se interrumpe su forma vital de estar en el mundo. Es lo que, en salud mental, se conoce como muerte social: una aniquilación paulatina de vínculos, roles, relaciones y horizontes posibles. El sujeto queda reducido a un número funcional o disfuncional, sin historia, sin presente significativo, sin futuro elegible.</text:p>
      <text:p text:style-name="P197"><text:soft-page-break/>La etología ha demostrado que los animales privados de entorno natural y de decisiones significativas desarrollan comportamientos idénticos a los observados en humanos institucionalizados: letargo, agresión infundada, ansiedad incontrolable, estereotipias, reactividad desproporcionada, falta de iniciativa. Estas conductas no son expresión de enfermedad interna, sino respuesta adaptativa a un contexto patógeno. El mismo principio debe aplicarse en el análisis de los trastornos mentales humanos en instituciones cerradas: no es la persona la que está fallando, es el entorno el que está diseñado para descomponerla.</text:p>
      <text:p text:style-name="P197">Además, la asimetría de poder agrava el fenómeno. Mientras el animal está indefenso frente al dispositivo humano que lo administra, el individuo humano está sometido a una red institucional médico-industrial que lo deshumaniza. En salud mental, la autoridad psiquiátrica se sitúa por encima del relato del paciente; su palabra se convierte en documento oficial, su juicio en destino jurídico. En la producción animal, el veterinario actúa como brazo técnico de la cadena de eficiencia, y su función no es garantizar la vida en condiciones dignas, sino mantener la productividad y reducir costes. En ambos casos, el saber ha sido instrumentalizado: ya no cuida, ejecuta. La ciencia se convierte en medio de legitimación de la violencia, y la tecnología en herramienta de sometimiento.</text:p>
      <text:p text:style-name="P197">Este sistema opera bajo una ideología de normalización forzada. Se impone una imagen de vida correcta que excluye cualquier forma de diversidad, ritmo propio, o sentido no capitalizable. El animal debe engordar según curva prevista, morir en fecha adecuada. El ser humano debe producir, acatar, silenciar sus síntomas y adaptarse a una rutina impuesta. Quien no encaja es aislado, sedado o invisibilizado. Esta lógica no admite desviaciones ni reparos: toda vida debe ser útil o desaparecer.</text:p>
      <text:p text:style-name="P197">Frente a esta estructura, es urgente redefinir la salud mental y el trato animal desde un marco de necesidades vitales reales, no adaptadas al rendimiento. Esto implica reconocer que los ciclos naturales de descanso, desarrollo, reproducción y muerte no pueden ser alterados sin consecuencias devastadoras. Y que toda institución que interrumpa estos ciclos debe ser objeto de revisión ética profunda.</text:p>
      <text:p text:style-name="P197">La tesis que aquí se desarrolla no plantea una analogía simplista entre personas y animales, sino una crítica común a las formas de organización que rompen con los principios biológicos fundamentales del cuidado, del vínculo, y de la libertad estructural. Ambos sistemas –el de encierro humano y el de explotación animal– responden a una lógica de cosificación sistemática. Y ambos producen enfermedad, muerte social y colapso funcional en nombre de un orden que se autolegitima con la apariencia de normalidad.</text:p>
      <text:p text:style-name="P197">El trabajo futuro exige restaurar las condiciones biológicas mínimas para el bienestar: libertad de expresión conductual, tiempo propio, entorno diverso, relaciones espontáneas, y sobre todo, derecho a vivir sin violencia estructural. Sin eso, hablar de salud mental o de bienestar animal es repetir los términos de un sistema que ha hecho del sufrimiento una rutina y del daño una política pública. Esta tesis no lo permite. Lo documenta, lo denuncia y lo confronta con toda la fuerza de la evidencia y de la razón.</text:p>
      <text:p text:style-name="P441"><text:span text:style-name="Strong_20_Emphasis"><text:span text:style-name="T1">Infantilización deshumanizante: negación del desarrollo, del saber y de la dignidad</text:span></text:span></text:p>
      <text:p text:style-name="P197">Uno de los mecanismos más insidiosos del sistema de dominación institucional en salud mental, educación forzada y manejo conductual de poblaciones vulnerabilizadas es la infantilización. No en su dimensión biológica o antropológica, como podría ser la neotenia, que permite en mamíferos <text:soft-page-break/>superiores una prolongación de la plasticidad cerebral, de la capacidad de juego, curiosidad y socialización; sino en su peor acepción: la negación del juicio, de la autonomía, de la autoridad personal. Se convierte en herramienta para legitimar el control, la exclusión y el silenciamiento. Y produce efectos devastadores, tanto en los seres humanos como en los animales no humanos sometidos a estructuras cerradas.</text:p>
      <text:p text:style-name="P197">En salud mental, esta infantilización opera de forma explícita y estructural. Se habla de “pacientes” incluso cuando no hay tratamiento, de “cuidadores” cuando se trata de personal de vigilancia, de “conductas inadecuadas” como si quien las expresa careciera de intencionalidad, criterio o contexto. Se invalida la palabra de la persona diagnosticada, se impugnan sus deseos, se presupone su incapacidad de decidir lo más elemental: su dieta, su entorno, su medicación, su futuro. No se acompaña su sufrimiento, se regula su comportamiento. Se le obliga a responder en términos aceptables para quienes ostentan el poder médico, legal o asistencial. Y si no lo hace, se la recluye, se la seda, se la excluye.</text:p>
      <text:p text:style-name="P197">Este proceso no es neutro. Devasta el psiquismo. La infantilización forzada interrumpe el desarrollo personal, imposibilita la construcción de identidad, disuelve la capacidad de agencia y genera una regresión forzada hacia formas de dependencia no elegidas. Se desarticulan así los sistemas internos de regulación emocional, el pensamiento crítico, la dignidad frente al dolor y la posibilidad de aprender del propio pasado. No se permite madurar: se impone la perpetuación del estado dependiente. Una dependencia que no es real, sino fabricada por un sistema que se beneficia de ella para justificar su existencia, su presupuesto y su autoridad.</text:p>
      <text:p text:style-name="P197">La lógica se repite con variaciones formales en el tratamiento animal. En los contextos de crianza industrial, animales adultos son tratados de forma funcional como si fueran entidades carentes de saber: se les niega la posibilidad de decidir su alimentación, moverse libremente, formar vínculos sociales o elegir su espacio. El entorno artificial borra toda memoria evolutiva. Y quienes diseñan estos sistemas –tanto ingenierías agrarias como veterinarias industriales– lo hacen bajo la premisa de que la animalidad es equivalente a ignorancia estructural, que no hay una interioridad digna de ser considerada. La negación del saber del cuerpo es la base de la infantilización, y su consecuencia es la anulación de la existencia digna.</text:p>
      <text:p text:style-name="P197">En ambos casos, se presume que el sujeto no sabe lo que le conviene. Y por tanto, puede ser conducido, corregido o directamente anulado. Es este el fundamento de la lógica deshumanizante: la construcción institucional del “otro incapaz”. Y es también la raíz del control total, que no se ejerce a través de la fuerza bruta (aunque también), sino mediante la expropiación simbólica de la capacidad de discernir. El psiquiatra que receta sin escuchar, el juez que firma sin investigar, el cuidador que inmoviliza sin dialogar, el técnico que monitoriza sin preguntar, reproducen todos esta arquitectura de negación. Son piezas de una máquina que infantiliza para dominar.</text:p>
      <text:p text:style-name="P197">Esta forma de violencia es especialmente grave porque se disfraza de protección. Se presenta como cuidado, como asistencia, como acompañamiento. Pero en realidad, perpetúa el daño inicial: el que niega el valor de la experiencia vivida, la posibilidad de error y aprendizaje, la responsabilidad compartida. Las personas sometidas a estos dispositivos internalizan, con el tiempo, esta negación. Muchas acaban convencidas de que no valen, que no saben, que necesitan un otro que decida por ellas. Es el daño más profundo: la desposesión de la subjetividad.</text:p>
      <text:p text:style-name="P197">Los animales sometidos a entornos artificiales experimentan un fenómeno comparable. Su comportamiento espontáneo es suprimido, su inteligencia infraestimada, sus estrategias de <text:soft-page-break/>adaptación desconsideradas. Y cuando actúan de forma “anómala” –muerden barrotes, se golpean, se retraen– se interpreta como fallo del sistema nervioso, no como protesta. Igual que en salud mental se patologiza la rebelión, el grito, la negativa, en la producción animal se corrige el comportamiento con más restricción, más sedación, más castigo. En ambos casos, el sufrimiento no se escucha: se regula.</text:p>
      <text:p text:style-name="P197">La infantilización deshumanizante –y su paralelo en la animalización degradada– destruye la posibilidad de una vida plena. Su combate no es accesorio: es central para la restauración de la salud mental colectiva. Implica restituir a cada sujeto –humano o no humano– su saber, su deseo, su experiencia, su dignidad. Implica romper con la pedagogía institucional de la obediencia, y construir espacios donde el cuidado no sea una forma encubierta de dominio, sino un acto de reconocimiento y libertad compartida.</text:p>
      <text:p text:style-name="P197">La ciencia, si quiere seguir llamándose tal, debe reconocer esta arquitectura de violencia. Y debe transformarse en instrumento de restitución: del ciclo vital, del desarrollo genuino, del aprendizaje libre. Esta tesis, como parte del proyecto EU BEACON, asume esa responsabilidad. Porque el futuro no puede seguir construido sobre vidas negadas, saberes despreciados y existencias forzadas a fingir agradecimiento por su encierro. La salud mental exige, en su raíz, la abolición de toda forma de infantilización violenta. Y el reconocimiento pleno de la vida como sujeto, no como objeto de tutela permanente.</text:p>
      <text:p text:style-name="P224">6.2 Sustancias psicoactivas en el entorno actual, y sus efectos</text:p>
      <text:p text:style-name="P224">Vivimos inmersos en un entorno químicamente alterado, saturado de sustancias psicoactivas distribuidas de forma masiva y casi siempre inadvertida. Este fenómeno –largamente documentado en la literatura científica pero escasamente traducido a políticas de salud mental, ambiental y sanitaria integradas– constituye uno de los factores más subestimados en la degradación de la vida contemporánea. La exposición crónica y generalizada a psicofármacos, hormonas, residuos de drogas, pesticidas con efecto neuroconductual y otros contaminantes de acción directa sobre el sistema nervioso central altera no solo la fisiología individual, sino el equilibrio ecosistémico y los patrones de comportamiento de especies enteras, incluidos los humanos.</text:p>
      <text:p text:style-name="P197">El sistema digestivo humano –junto con el hígado, los riñones, el sistema límbico y la microbiota cerebral– está expuesto de forma constante a trazas acumuladas de ansiolíticos, antidepresivos, antipsicóticos, anticonvulsivos, anestésicos veterinarios, derivados hormonales y compuestos plásticos disruptores endocrinos. Estas sustancias se encuentran no solo en los productos farmacéuticos legalmente administrados, sino también en el agua potable, en los alimentos ultraprocesados, en el aire urbano contaminado, y en los tejidos animales destinados al consumo. El ciclo de vida de estos compuestos incluye su excreción parcial tras el consumo humano o veterinario, su paso a través de los sistemas de depuración hídrica que no logran eliminarlos, su presencia comprobada en ríos, acuíferos, cultivos regados con aguas contaminadas, y finalmente su reentrada en la cadena alimentaria.</text:p>
      <text:p text:style-name="P197">Los estudios más recientes en ecotoxicología han confirmado la presencia de compuestos como fluoxetina, diazepam, carbamazepina y oxazepam en múltiples cursos de agua de la península ibérica, incluso en concentraciones inferiores a las consideradas activas en humanos. No obstante, la exposición prolongada a niveles subclínicos en peces, anfibios, aves y pequeños mamíferos produce alteraciones significativas en el comportamiento: pérdida del patrón de evitación del peligro, alteración en la jerarquía social, incremento en conductas de riesgo, desregulación de los ciclos <text:soft-page-break/>reproductivos y disminución de la respuesta inmunitaria. Estos efectos han sido observados en especies clave para el equilibrio de ecosistemas fluviales y agrícolas, lo que sugiere un deterioro silencioso pero acumulativo en la resiliencia ecológica.</text:p>
      <text:p text:style-name="P197">En los animales de compañía, la tendencia creciente al uso de psicofármacos responde a un modelo antropocéntrico que interpreta la conducta animal desde categorías humanas, patologizando comportamientos naturales y regulándolos químicamente. Se administran ansiolíticos, sedantes y antidepresivos a perros, gatos y otros animales bajo diagnósticos como ansiedad por separación, hiperactividad o agresividad, sin considerar el contexto artificial, restrictivo y desajustado en que viven. Esto no solo afecta la calidad de vida de los animales, sino que contribuye al ciclo de exposición química de los hogares, dado que estos compuestos también son eliminados a través de heces, orina y sudor, reintroduciéndose en el ambiente doméstico.</text:p>
      <text:p text:style-name="P197">El ganado industrial representa otra vía crítica de contaminación: animales criados para la industria alimentaria reciben de forma rutinaria antibióticos, tranquilizantes, promotores del crecimiento, inmunosupresores y en ocasiones compuestos que tienen efectos psicotrópicos colaterales, como los corticosteroides. Estas sustancias, acumuladas en la grasa y tejidos musculares, son ingeridas sin control por consumidores humanos, quienes en muchas ocasiones presentan sintomatologías inespecíficas que incluyen fatiga crónica, alteraciones del sueño, estados ansioso-depresivos y cambios endocrinos sutiles. La farmacovigilancia actual no contempla estas exposiciones indirectas, pese a la evidencia de que influyen en la salud mental y física colectiva.</text:p>
      <text:p text:style-name="P197">A nivel ambiental, las plantas depuradoras urbanas en España –como en la mayoría de Europa– no están diseñadas para eliminar compuestos psicotrópicos ni muchos otros contaminantes emergentes. Como resultado, los residuos de medicamentos psiquiátricos se filtran hacia las aguas superficiales, subterráneas y en muchos casos retornan al sistema hídrico doméstico, incluso después del proceso de potabilización. Estudios recientes han confirmado presencia de benzodiacepinas, beta bloqueantes, antidepresivos tricíclicos y metabolitos de metanfetaminas en concentraciones detectables en el agua corriente en ciudades como Madrid, Zaragoza y Barcelona.</text:p>
      <text:p text:style-name="P441"><text:span text:style-name="T1">La contaminación del aire no queda al margen: el material particulado ultrafino en áreas urbanas contiene restos de productos farmacéuticos, microplásticos, ftalatos, alquilfenoles y otros disruptores que alteran las funciones neurocognitivas, inmunológicas y endocrinas, afectando particularmente a menores y personas en situación de vulnerabilidad. Este fenómeno, asociado a lo que algunos autores llaman </text:span><text:span text:style-name="Emphasis"><text:span text:style-name="T1">airborne psychochemical load</text:span></text:span><text:span text:style-name="T1">, implica una intoxicación basal que compromete la capacidad de concentración, el estado de ánimo, la estabilidad emocional y el desarrollo cognitivo.</text:span></text:p>
      <text:p text:style-name="P197">El impacto de este conjunto de exposiciones no es meramente somático. Afecta profundamente la salud mental, entendida no solo como ausencia de enfermedad, sino como capacidad de discernimiento, memoria, juicio ético y respuesta adaptativa. El entorno se convierte en una fuente de toxicidad crónica, que altera los umbrales de tolerancia, distorsiona los estados de ánimo, y debilita la percepción de agencia personal. La respuesta institucional, sin embargo, ha sido fragmentaria, orientada más al control de consumos “ilegales” que al análisis profundo de las redes legales de exposición y su impacto sistémico.</text:p>
      <text:p text:style-name="P197">Esta sección plantea que una revisión integral del marco regulatorio y ético en torno a las sustancias psicoactivas es inaplazable. Y que la ciencia debe abandonar la neutralidad inerte ante una situación que constituye una forma de envenenamiento estructural, transversal y multiespecie. El proyecto <text:soft-page-break/>EU BEACON, en su enfoque Una Salud, aborda esta problemática con una visión transdisciplinar: no hay salud mental posible sin agua limpia, sin alimento libre de tóxicos, sin ecosistemas viables. Y no hay futuro posible si la mente misma, como órgano de pensamiento crítico y orientación vital, está siendo erosionada químicamente por el entorno que habitamos sin protección ni elección. Este capítulo deja constancia rigurosa de esta realidad. Y lo hace para que pueda ser transformada.</text:p>
      <text:p text:style-name="P441"><text:span text:style-name="Strong_20_Emphasis"><text:span text:style-name="T1">Uso extendido de fármacos y sustancias químicas en veterinaria, ganadería y agricultura: efectos neuropsíquicos transversales</text:span></text:span></text:p>
      <text:p text:style-name="P197">La estructura industrial contemporánea –ya sea en producción animal o vegetal– depende de un arsenal químico complejo, heterogéneo y en gran parte neuroactivo, cuyas implicaciones en la cognición, conducta, salud mental y biológica del conjunto de especies afectadas aún no han sido sistemáticamente evaluadas. Esta omisión no es técnica: es estructural. La separación artificial entre salud humana, animal y ambiental ha permitido construir un modelo basado en la saturación farmacológica de los entornos vivos, sin asumir sus efectos sinérgicos, acumulativos y transversales. Lo que afecta al ganado, afecta al suelo. Lo que se administra al animal, reentra al humano. La continuidad veterinaria y humana ya no puede negarse: forma un sistema único de exposición, alteración y retroalimentación tóxica.</text:p>
      <text:p text:style-name="P197">En el caso del uso veterinario, en España y en toda la Unión Europea, los fármacos más utilizados incluyen no solo antibióticos (amoxicilina, oxitetraciclina, tilosina), antiparasitarios (ivermectina, albendazol, triclabendazol), antiinflamatorios no esteroideos (flunixina, meloxicam, ketoprofeno), sino también psicofármacos propiamente dichos o de acción neuromoduladora indirecta. En explotaciones de cerdos, aves, terneros y otras especies, se recurre de forma habitual al uso de sedantes (acepromazina, xylacina), tranquilizantes (azaperona), e incluso anestésicos con efectos prolongados sobre el sistema nervioso central. Estos compuestos se utilizan no solo en intervenciones quirúrgicas, sino en la manipulación rutinaria, el transporte, la reproducción inducida y la contención de animales en condiciones de hacinamiento. Se trata de prácticas regularizadas, muchas veces normalizadas, que no figuran en las etiquetas alimentarias ni en los informes públicos de bienestar animal.</text:p>
      <text:p text:style-name="P197">El residuo farmacológico de estas sustancias persiste en los tejidos animales destinados al consumo humano –principalmente hígado, grasa y médula ósea– y también en las excretas, que contaminan suelos y cursos de agua. En España, pese a la prohibición del uso profiláctico masivo de antibióticos desde 2022 conforme al Reglamento (UE) 2019/6, el uso terapéutico sigue siendo elevado, y no existen suficientes mecanismos de trazabilidad para monitorear las concentraciones residuales en productos cárnicos y derivados. Las bases de datos de la Agencia Española de Medicamentos y Productos Sanitarios (AEMPS) y la Agencia Europea del Medicamento (EMA) confirman que más del 90% del consumo de antibióticos se produce en animales de consumo, y que, en muchos casos, los tratamientos incluyen combinaciones con corticoides e inmunomoduladores con potencial efecto sobre el eje hipotálamo-hipófiso-adrenal.</text:p>
      <text:p text:style-name="P197">La interacción de estos fármacos con la salud humana no es un fenómeno indirecto. La exposición prolongada, incluso en dosis subclínicas, altera la microbiota intestinal, la permeabilidad intestinal, el metabolismo endocrino y los ejes neuroinmunes. Esto puede traducirse en trastornos cognitivos, cambios conductuales, sensibilidad aumentada a psicofármacos y una mayor predisposición a alteraciones psicosomáticas. En humanos vulnerables –niños, ancianos, personas polimedicadas o en contextos de inmunosupresión– estos efectos son todavía más intensos.</text:p>
      <text:p text:style-name="P197"><text:soft-page-break/>La agricultura intensiva también recurre de manera extensiva a compuestos con efectos neuroactivos, aunque no sean clasificados como tales. Los organofosforados, carbamatos y neonicotinoides –presentes en insecticidas y fungicidas empleados masivamente en cultivos de exportación en España– actúan directamente sobre las sinapsis colinérgicas, inhibiendo la acetilcolinesterasa e interfiriendo con funciones cognitivas esenciales. Su uso ha sido vinculado a trastornos neuroconductuales en trabajadores agrícolas, alteraciones del neurodesarrollo prenatal, y trastornos depresivos en poblaciones expuestas crónicamente. Además, persisten en los productos alimentarios procesados y frescos, incluso tras lavado o cocción.</text:p>
      <text:p text:style-name="P197">Otros disruptores de amplia distribución son los residuos de hormonas esteroideas y análogos sintéticos utilizados en reproducción animal –progesterona, estradiol, testosterona y sus derivados– que, a pesar de su prohibición formal en la UE para producción cárnica, son detectados regularmente en muestras de carne y leche procedentes de ciertos países importadores. Estos compuestos alteran el sistema endocrino humano, afectan la homeostasis emocional y pueden influir en la maduración cerebral durante la infancia y adolescencia. La exposición combinada con antidepresivos o ansiolíticos legales incrementa la posibilidad de efectos secundarios neurológicos y psiquiátricos.</text:p>
      <text:p text:style-name="P197">La industria alimentaria y cosmética utiliza también aditivos, conservantes y excipientes con efectos psicoactivos reconocidos o subestimados. Glutamato monosódico, edulcorantes artificiales (aspartamo, acesulfamo K), colorantes como el tartrazina, estabilizantes como el BHA y el BHT, y emulsionantes disruptores de la barrera intestinal –todos ellos de uso extendido– pueden alterar neurotransmisores, inducir cambios en la respuesta al estrés y modular negativamente el comportamiento. No se trata de alarma, sino de evidencia acumulada en toxicología alimentaria, aún no traducida en protección normativa proporcional.</text:p>
      <text:p text:style-name="P197">La pretensión de tratar mejor a los animales de compañía respecto al ganado también se desmiente al analizar la farmacologización creciente de perros, gatos y otros animales domésticos, sobre todo en contextos urbanos. A estos se les administra no solo psicofármacos para modular su comportamiento, sino que se les somete a entornos sensorialmente inadecuados, rutinas inestables y una dieta industrializada que replica las carencias del sistema humano. La aparente preocupación por el bienestar animal se transforma así en una repetición doméstica del control psicofarmacológico que rige las instituciones humanas de encierro.</text:p>
      <text:p text:style-name="P197">Todo este sistema químico, farmacológico y normativo constituye una red de deshumanización –y desanimalización– progresiva, en la que las diferencias entre especie, rol social y categoría médica se diluyen frente al poder estructural del dispositivo industrial. La salud mental, en este contexto, no puede abordarse desde la psiquiatría tradicional, que no contempla estas exposiciones como parte del diagnóstico ni de la intervención. Tampoco basta con reformar la prescripción: es necesario redefinir el concepto mismo de toxicidad, integrarlo en Una Salud, y reconstruir un sistema de conocimiento que reconozca la continuidad viva entre humanos, animales, plantas, agua, aire y tierra. Sin esta integración, la psicopatología será solo un síntoma más del sistema que la produce.</text:p>
      <text:p text:style-name="P197">Esta tesis se alinea con ese esfuerzo: científicamente fundado, éticamente urgente, radicalmente necesario. Porque no hay psique que pueda sobrevivir en un ecosistema envenenado. Y no hay humanidad posible cuando el criterio para determinar qué vida merece respeto depende de su lugar en la cadena de producción. La deshumanización se manifiesta también en los compuestos que <text:soft-page-break/>ignoramos, en los síntomas que normalizamos, en los cuerpos que no escuchamos. Aquí comienza su exposición detallada, su sistematización y su reparación.</text:p>
      <text:p text:style-name="P441"><text:span text:style-name="Strong_20_Emphasis"><text:span text:style-name="T1">Exposición difusa y acumulativa: redes de envenenamiento estructural y consecuencias cognitivas y afectivas</text:span></text:span></text:p>
      <text:p text:style-name="P197">El modelo actual de exposición química no opera a través de intoxicaciones agudas o visibles, sino mediante un proceso difuso, prolongado y acumulativo que atraviesa todos los sistemas vivos. Esta exposición crónica afecta simultáneamente al sistema endocrino, inmune, gastrointestinal y nervioso, modulando de manera sutil pero sostenida los estados de ánimo, la respuesta al estrés, el procesamiento de información y la capacidad de regulación emocional. Se trata de una forma de vulnerabilización progresiva del organismo humano y no humano, sin aparente agente directo identificable, pero con efectos ampliamente documentados por la toxicología ambiental y la medicina ambiental sistémica.</text:p>
      <text:p text:style-name="P197">En las sociedades urbanas contemporáneas, prácticamente ningún individuo está libre de exposición a sustancias que afectan directa o indirectamente a su sistema nervioso. Desde el aire contaminado por compuestos orgánicos volátiles (COVs) y material particulado ultrafino, hasta el agua del grifo con residuos de fármacos, pesticidas o disolventes industriales, cada vía corporal de entrada –oral, dérmica, respiratoria– se ha convertido en canal para la acumulación de disruptores neuroendocrinos, inmunotóxicos y psicoactivos. Incluso la placenta, barrera vital por excelencia, no detiene estas moléculas: estudios europeos han demostrado la presencia de más de 200 sustancias químicas industriales en cordones umbilicales de recién nacidos, incluyendo pesticidas, retardantes de llama y compuestos perfluorados.</text:p>
      <text:p text:style-name="P197">Esta toxicidad basal altera no solo la salud orgánica, sino el desarrollo neurológico desde etapas fetales. El aumento documentado en trastornos del neurodesarrollo, dificultades de atención, alteraciones del espectro autista, disfunciones sensoriales, trastornos del sueño, y vulnerabilidad a trastornos afectivos en la infancia no puede disociarse del entorno químico en que se gesta la vida. Se está documentando un cambio de fondo en la fisiología de la infancia y juventud: un entorno desfavorable a la integración sensorial estable, a la capacidad de concentración, al pensamiento complejo y a la autoregulación emocional. Estas alteraciones no son necesariamente clínicas desde el enfoque biomédico tradicional, pero sí lo son desde una perspectiva ecológica, poblacional y de justicia social.</text:p>
      <text:p text:style-name="P197">En adultos, la exposición acumulativa genera trastornos subclínicos que se manifiestan como irritabilidad, ansiedad difusa, estados depresivos no reactivos, dificultad para el sueño profundo, fatiga sin causa orgánica, alteraciones de la libido y respuestas emocionales desproporcionadas. El sistema de salud, incapaz de trazar etiologías complejas, responde con medicalización: más psicofármacos, más sedación, más patologización de respuestas biológicamente inducidas. Se niega así una causa ambiental y estructural, y se convierte en enfermedad individual lo que es efecto colectivo.</text:p>
      <text:p text:style-name="P197">En animales, los efectos son también visibles: reducción de la natalidad, comportamiento errático, disminución del umbral de alerta ante depredadores, desorganización jerárquica, alteración del reloj circadiano y, en muchos casos, pérdida de capacidades adaptativas adquiridas. Las poblaciones de peces en ríos europeos contaminados con benzodiacepinas y antidepresivos presentan menor capacidad de evasión, menor selección natural y mayor vulnerabilidad a enfermedades. Las aves que nidifican en entornos urbanos con alta presencia de residuos neuroactivos muestran variaciones <text:soft-page-break/>en los cantos, en la agresividad y en la cooperación intraespecífica. Se trata de una crisis de comportamiento biológico inducida químicamente, aún sin respuesta normativa ni científica suficiente.</text:p>
      <text:p text:style-name="P197">En la especie humana, este colapso funcional de la autorregulación se traduce en una disminución sostenida de la capacidad de agencia colectiva. El cuerpo-mente expuesto a esta red de contaminantes pierde progresivamente su capacidad de responder con sentido a los entornos adversos. El sujeto enferma sin saber por qué. Y el sistema médico, en lugar de investigar el origen estructural del malestar, ofrece terapias adaptativas. Así, el círculo se cierra: la toxicidad del entorno produce síntomas que se interpretan como patología interna, que se trata con sustancias que perpetúan el ciclo, muchas veces reintroducidas al medio ambiente por vía de excreción. Es una red de intoxicación autorreferencial, sostenida por la ignorancia cultivada y por la fragmentación disciplinar.</text:p>
      <text:p text:style-name="P441"><text:span text:style-name="Strong_20_Emphasis"><text:span text:style-name="T1">Parte 4. Cosmética, productos industriales y residuos: el envenenamiento global de la bioesfera y la mente</text:span></text:span></text:p>
      <text:p text:style-name="P197">La industria cosmética, de higiene personal y de productos domésticos constituye otra de las principales vías de exposición a compuestos neuroactivos, hormonales y psicoestimulantes, invisibilizados bajo normativas fragmentarias y etiquetas incompletas. Estos productos incluyen cremas, champús, geles, perfumes, ambientadores, protectores solares, detergentes, suavizantes, desinfectantes y materiales de uso diario, cuyas fórmulas contienen ftalatos, parabenos, benzofenonas, triclosán, microplásticos, compuestos fluorados (PFAS), fragancias sintéticas y nanopartículas de metales pesados como titanio, zinc o aluminio. Todos estos elementos poseen efectos documentados sobre el sistema nervioso, el eje hormonal y la expresión epigenética, y afectan tanto a quienes los usan como a quienes los absorben a través del medio común: aire, agua, suelos.</text:p>
      <text:p text:style-name="P197">La mayor parte de estos compuestos no son metabolizados completamente por el organismo ni eliminados por los sistemas de tratamiento de aguas. Tras el lavado corporal o doméstico, acaban en cursos de agua, se acumulan en lodos de depuración, contaminan acuíferos, y son reintroducidos en la cadena trófica a través de la agricultura (fertilización con lodos), la pesca o el consumo de agua parcialmente potabilizada. Estudios recientes en Europa han identificado trazas de más de 30 compuestos cosméticos en organismos marinos costeros, incluyendo bivalvos, crustáceos y peces. Estas trazas alteran la reproducción, el comportamiento, la respuesta inmunitaria y la sensibilidad neurológica de dichas especies, además de representar un riesgo por bioacumulación en la cadena alimentaria humana.</text:p>
      <text:p text:style-name="P197">En el caso específico de los perfumes y ambientadores, muchos contienen compuestos activadores del sistema límbico, diseñados para modular el estado de ánimo, inducir recuerdos, o asociar olores a experiencias placenteras. Aunque utilizados con fines comerciales, su exposición constante puede alterar la función olfativa, interferir con la concentración, inducir cefaleas, migrañas, hipersensibilidad química múltiple y fatiga cognitiva. En personas neurodivergentes o en estados de hipersensibilidad sensorial, estas sustancias pueden desencadenar respuestas severas, incluso sin contacto directo. El problema se agrava cuando estas exposiciones son obligatorias en entornos laborales, escolares, hospitalarios o residenciales.</text:p>
      <text:p text:style-name="P197">El impacto ambiental de esta industria no es anecdótico. La producción, distribución y desecho de productos cosméticos genera toneladas de residuos plásticos no reciclables, microperlas que afectan <text:soft-page-break/>el sistema digestivo de la fauna marina, envases que liberan compuestos al medio durante su degradación, y emisiones atmosféricas derivadas de disolventes volátiles y sprays presurizados. En las ciudades, los desagües pluviales arrastran miles de litros diarios de residuos químicos invisibles, contribuyendo a una polución difusa que no se detecta en los análisis rutinarios, pero que altera de forma irreversible la salud de los ecosistemas urbanos y rurales.</text:p>
      <text:p text:style-name="P197">En términos de salud mental, la exposición permanente a este cóctel químico, sensorial y ambiental genera una carga psicoemocional constante que afecta la capacidad de descanso, de introspección, de regulación del ánimo y de estabilidad afectiva. La sobreestimulación olfativa, auditiva y visual inducida por estos productos, combinada con su toxicidad interna, impide la recuperación neurosensorial básica necesaria para sostener una vida emocional y cognitiva saludable. La mente queda asediada, no solo por estímulos excesivos, sino por moléculas invisibles que alteran sus patrones de funcionamiento más básicos.</text:p>
      <text:p text:style-name="P197">No se trata aquí de promover una demonización tecnofóbica de los productos industriales, sino de exigir su evaluación epistémica, ética y ecosistémica. La industria que se niega a medir el efecto neurobiológico acumulativo de sus productos no actúa con neutralidad, sino con irresponsabilidad histórica. Y la comunidad científica que calla ante esta realidad incurre en omisión activa. Esta tesis propone un modelo de salud mental que incorpore el análisis de estas exposiciones como factor etiológico relevante, y que reoriente la acción institucional desde el paradigma Una Salud. Solo así será posible enfrentar el colapso sistémico con conocimiento verdadero, y restaurar la posibilidad de vivir sin envenenamiento constante. Porque la salud mental no comienza en el cerebro, sino en la tierra, en el aire, en el agua, y en la verdad científica.</text:p>
      <text:p text:style-name="P441"><text:span text:style-name="Strong_20_Emphasis"><text:span text:style-name="T1">Puntos de inflexión históricos, multiplicación de vectores tóxicos e impacto vital estructural</text:span></text:span></text:p>
      <text:p text:style-name="P197">La intoxicación ambiental, farmacológica y sensorial que caracteriza el presente no ha surgido de forma espontánea ni accidental. Es el resultado acumulativo de una serie de decisiones estructurales, políticas, técnicas y epistémicas tomadas a lo largo del último siglo. Es imprescindible identificarlas para comprender por qué y cómo se ha llegado a una situación en la que el aire, el agua, los alimentos y los cuerpos vivos –humanos y no humanos– están cargados de sustancias que alteran el equilibrio neurológico, inmunológico, emocional y relacional. No se trata solo de un problema de toxicología: es una cuestión de gobernanza, de modelo civilizatorio, y de fracaso sistemático en reconocer los límites de la interferencia técnica sobre la vida.</text:p>
      <text:p text:style-name="P197">El primer gran punto de inflexión fue la consolidación del modelo químico-industrial de producción tras la Segunda Guerra Mundial. La reconversión de la industria bélica en industria agroquímica, farmacológica y de consumo masivo condujo a la expansión de miles de compuestos nuevos –pesticidas, plásticos, estabilizantes, disolventes, medicamentos sintéticos– en un tiempo históricamente breve, sin evaluación sistémica ni precaución ecológica. El modelo de eficiencia productiva, combinado con la necesidad política de reconstrucción y crecimiento, ignoró deliberadamente los efectos colaterales de esta expansión química. La salud mental, al igual que la biológica, fue concebida como subordinada al rendimiento económico.</text:p>
      <text:p text:style-name="P197">Un segundo punto de quiebre se encuentra en la farmacologización creciente de la salud pública desde los años 60 y 70, con la masificación de ansiolíticos, somníferos y antidepresivos como soluciones individuales a problemas sociales estructurales: pobreza, desigualdad, aislamiento, violencia, estrés laboral. La psiquiatría, en lugar de ofrecer una crítica institucional de las causas del sufrimiento, abrazó el modelo biomédico reduccionista, convirtiendo síntomas relacionales y <text:soft-page-break/>existenciales en diagnósticos crónicos tratables químicamente. Este modelo fue exportado a la medicina veterinaria, donde la conducta animal comenzó a ser también corregida farmacológicamente en lugar de repensar las condiciones de vida impuestas.</text:p>
      <text:p text:style-name="P197">La tercera gran transformación corresponde a la era neoliberal y la globalización económica iniciada en los años 80. Bajo esta lógica, las regulaciones ambientales, sanitarias y laborales fueron debilitadas en nombre de la competitividad. Las sustancias tóxicas fueron externalizadas hacia países con menor capacidad de control institucional, y reimportadas en productos de bajo coste. La cosmética, los alimentos, los dispositivos tecnológicos, las prendas de vestir y los materiales de construcción comenzaron a circular globalmente con trazas de tóxicos sistémicos sin etiquetado ni fiscalización efectiva. El ciudadano medio europeo –incluido el español– se convirtió en receptor pasivo de esta red global de exposición, sin herramientas para ejercer un derecho real a la salud ambiental.</text:p>
      <text:p text:style-name="P197">Un cuarto factor decisivo es la fragmentación institucional entre los ámbitos de salud humana, salud animal y salud ambiental. Esta división ha impedido una visión integrada del problema. Las agencias reguladoras evalúan sustancias por separado, sin contemplar efectos sinérgicos ni exposiciones acumuladas. Los ministerios y departamentos operan con criterios propios, a menudo sin coordinación. Esta compartimentalización impide ver el sistema tóxico como lo que es: una red compleja de afectación transversal. El paradigma Una Salud ha sido proclamado en foros internacionales, pero rara vez ha sido traducido en regulaciones vinculantes, presupuestos sostenidos o estrategias de vigilancia integradas.</text:p>
      <text:p text:style-name="P197">Además de estos puntos de inflexión históricos, deben señalarse otros factores actuales que profundizan el problema: la cultura del consumo irreflexivo, la publicidad orientada a crear necesidades artificiales, la banalización del uso de químicos en la vida cotidiana, y la pedagogía institucional que despolitiza el sufrimiento. Se enseña a soportar, a adaptarse, a “gestionar emociones” sin analizar el entorno que las genera. Se prescribe mindfulness en escuelas con alimentos contaminados y aire insalubre. Se alienta la resiliencia personal sin revisar la toxicidad estructural.</text:p>
      <text:p text:style-name="P197">El impacto de este cóctel químico –en términos vitales– es devastador. No se mide únicamente en enfermedades diagnosticadas, sino en la erosión de la vitalidad, en la alteración de los vínculos, en la creciente dificultad para sostener relaciones profundas, atención continuada, reposo sin sedación, placer sin estímulo forzado. Las nuevas generaciones nacen y crecen en un entorno donde la percepción está alterada desde su base, donde los cuerpos son tratados como receptáculos para sustancias no elegidas, y donde la subjetividad queda atrapada entre el exceso de estímulos y la carencia de sentido.</text:p>
      <text:p text:style-name="P197">La salud mental no puede seguir siendo definida como un estado interno, aislado del contexto. La evidencia científica señala claramente que la psique está siendo modelada por una infraestructura técnica y química que atraviesa toda forma de vida. Esta sección de la tesis lo documenta con detalle, lo articula con el enfoque Una Salud, y lo inserta en una crítica estructural que exige transformación. Porque proteger la salud mental no es cuestión de más psicoterapia ni de mejor medicación: es cuestión de restaurar el equilibrio químico del mundo, y con él, la posibilidad misma de sentir, pensar y vivir con dignidad.</text:p>
      <text:p text:style-name="P441"><text:span text:style-name="Strong_20_Emphasis"><text:span text:style-name="T1">Estado actual de la biosfera, control del daño químico y límites de mitigación científica e institucional</text:span></text:span></text:p>
      <text:p text:style-name="P197"><text:soft-page-break/>La biosfera atraviesa un proceso acelerado de deterioro funcional, en gran parte impulsado por la acumulación de contaminantes químicos persistentes, bioacumulativos y disruptores en todas las capas del sistema vital. Este fenómeno no es aislado, ni corregible mediante intervenciones puntuales: responde a una alteración estructural del equilibrio planetario que afecta ya a la regulación climática, los ciclos biogeoquímicos, la biodiversidad micro y macro, y la viabilidad de las redes tróficas. En particular, la distribución global de sustancias neurotóxicas y psicoactivas –derivadas de la industria farmacológica, agrícola, cosmética y alimentaria– ha superado la capacidad de resiliencia de múltiples ecosistemas. El planeta no metaboliza ya la química que produce.</text:p>
      <text:p text:style-name="P441"><text:span text:style-name="T1">A nivel global, informes recientes como los del </text:span><text:span text:style-name="Emphasis"><text:span text:style-name="T1">Global Chemicals Outlook II</text:span></text:span><text:span text:style-name="T1"> del Programa de las Naciones Unidas para el Medio Ambiente (PNUMA), así como las actualizaciones de </text:span><text:span text:style-name="Emphasis"><text:span text:style-name="T1">Planetary Boundaries</text:span></text:span><text:span text:style-name="T1"> del Stockholm Resilience Centre, han alertado sobre la superación del umbral seguro en cuanto a “nuevas entidades” químicas. Esta categoría incluye fármacos humanos y veterinarios, microplásticos, nanomateriales, aditivos industriales y compuestos hormonales artificiales. La mayoría no han sido evaluados en su interacción cruzada, ni en contextos de exposición crónica multigeneracional, ni en su efecto en especies no objetivo. En otras palabras: se desconoce la magnitud real del daño, y los sistemas de seguimiento existentes son insuficientes.</text:span></text:p>
      <text:p text:style-name="P197">En Europa, la Agencia Europea de Sustancias y Mezclas Químicas (ECHA), el Instituto de Salud Carlos III en España y organismos de investigación independientes han mostrado que el actual modelo de gestión de sustancias peligrosas –basado en evaluaciones individuales, autorizaciones parciales, y criterios de riesgo en lugar de precaución– no impide que estas sustancias lleguen a los ecosistemas. A pesar de prohibiciones parciales, muchas siguen utilizándose de forma legal mediante lagunas regulatorias, excepciones técnicas o falta de monitoreo efectivo. En España, la vigilancia sobre contaminantes emergentes en aguas superficiales y potables es aún limitada, y la protección de los ecosistemas acuáticos, agrícolas y urbanos frente a estas sustancias depende de planes fragmentados, con recursos escasos y escasa coordinación entre administraciones.</text:p>
      <text:p text:style-name="P197">Desde el punto de vista sanitario, tampoco se ha desarrollado una respuesta coordinada entre los sistemas de salud pública, salud mental, atención primaria y toxicología ambiental. Los efectos subclínicos de estas exposiciones –alteraciones cognitivas leves, disfunciones inmunitarias persistentes, vulnerabilidad emocional aumentada, sintomatología atípica– no están siendo sistemáticamente integrados en los protocolos de diagnóstico ni en la formación profesional. Se ignora, por tanto, la causalidad estructural del daño, y se reintroduce a los pacientes en ciclos clínicos de intervención sintomática sin remediar la causa ambiental. En salud mental, esto implica un aumento silencioso de consultas, trastornos adaptativos, desregulación emocional y consumo de psicofármacos, que a su vez regresan al medio ambiente por vías excretoras, cerrando así el bucle toxicológico.</text:p>
      <text:p text:style-name="P197">El control del daño en curso presenta, además, dificultades técnicas de gran envergadura. Muchas sustancias psicoactivas son resistentes a la degradación biológica convencional. Los sistemas de tratamiento de aguas urbanas no eliminan eficientemente compuestos como benzodiacepinas, anticonvulsivos, antidepresivos o reguladores hormonales. Las tecnologías avanzadas de oxidación, filtrado por membranas o adsorción molecular existen, pero no se aplican de forma generalizada por su alto coste. La remediación de suelos contaminados por agroquímicos con efecto neurológico es lenta, y la descontaminación de acuíferos subterráneos puede tardar décadas. Además, los efectos <text:soft-page-break/>epigenéticos y de disrupción endocrina pueden transmitirse generacionalmente, lo que significa que incluso si se detuviera hoy toda nueva emisión, el daño seguiría manifestándose durante décadas.</text:p>
      <text:p text:style-name="P441"><text:span text:style-name="T1">Frente a esta realidad, la acción institucional es aún tímida. Las estrategias europeas como el </text:span><text:span text:style-name="Emphasis"><text:span text:style-name="T1">Green Deal</text:span></text:span><text:span text:style-name="T1">, el </text:span><text:span text:style-name="Emphasis"><text:span text:style-name="T1">Zero Pollution Action Plan</text:span></text:span><text:span text:style-name="T1">, o la revisión del reglamento REACH representan avances normativos, pero carecen de mecanismos de implementación obligatorios a corto plazo. En España, la Estrategia Estatal de Salud Ambiental reconoce los riesgos asociados a sustancias químicas emergentes, pero no ha sido acompañada de una inversión suficiente en investigación, vigilancia o transformación productiva. Las políticas públicas siguen fragmentadas entre ministerios y organismos con competencias parcialmente solapadas y sin evaluación conjunta.</text:span></text:p>
      <text:p text:style-name="P197">Desde una perspectiva científica y ética, la situación exige un giro profundo. La salud mental no puede disociarse del entorno químico que modela la vida. Tampoco puede seguir operando como una disciplina aislada del resto de ciencias ecológicas, médicas y sociales. Si el entorno está envenenado, la mente también lo estará. Si la biosfera pierde su integridad funcional, el psiquismo humano no podrá sostenerse.</text:p>
      <text:p text:style-name="P197">El proyecto EU BEACON, desde el cual esta tesis se articula, establece un marco integral en el que salud mental, justicia ecosistémica, conocimiento transdisciplinar y gobernanza ética se conjugan para abordar el daño estructural desde sus causas. Esta sección no se limita a diagnosticar la crisis, sino a señalar que su resolución pasa por una transformación radical de los fundamentos técnicos, económicos y epistémicos del mundo contemporáneo. No basta con sustituir productos: hay que sustituir lógicas. No basta con regular residuos: hay que replantear modos de producción, uso y conocimiento. Porque la única forma de garantizar salud mental a escala poblacional –humana y no humana– es reconstruyendo las condiciones materiales de vida que hacen posible una existencia libre, lúcida y no envenenada. Esta es la urgencia, y este el camino.</text:p>
      <text:p text:style-name="P441"><text:span text:style-name="Strong_20_Emphasis"><text:span text:style-name="T1">Ilusión de seguridad, cadenas logísticas globales sin control efectivo y desestabilización geopolítica deliberada</text:span></text:span></text:p>
      <text:p text:style-name="P197">La globalización de los mercados ha promovido la ilusión de seguridad y abundancia en el suministro de bienes –desde productos cosméticos hasta farmacológicos, textiles, alimentos, suplementos y sustancias químicas de uso doméstico– sin que exista un verdadero control integral sobre su composición, trazabilidad o efectos acumulativos. Las cadenas logísticas globales, descentralizadas y opacas, permiten que materiales procedentes de países con normativas débiles o cómplices penetren de forma masiva en entornos altamente regulados, como el europeo, sin garantías reales. La falsificación de certificados, el uso de sustancias prohibidas, la contaminación cruzada y la ausencia de fiscalización efectiva en puertos, aduanas y mercados mayoristas conforman un ecosistema donde el fraude, la toxicidad encubierta y el peligro sistémico son estructurales.</text:p>
      <text:p text:style-name="P197">A ello se suma un factor de extrema gravedad: el uso deliberado de estos flujos como mecanismos de agresión geopolítica por parte de regímenes autoritarios interesados en socavar la estabilidad, la salud pública, la cohesión social y la seguridad nacional de las democracias de derecho. A través de exportaciones subvencionadas de productos contaminados, de dumping normativo, o de infiltración de cadenas de distribución con componentes adulterados, se introducen toxinas, compuestos psicoactivos no declarados, residuos peligrosos o sustancias disruptivas en los cuerpos de población civil desprevenida. Las fronteras, en este contexto, han dejado de ser líneas físicas: son puntos vulnerables en una red global de desprotección.</text:p>
      <text:p text:style-name="P197"><text:soft-page-break/>La desindustrialización progresiva de los países democráticos –en particular de la Unión Europea– agrava esta situación. Al depender de la producción externa en sectores esenciales (principios activos farmacéuticos, químicos industriales, componentes cosméticos, alimentos ultraprocesados, plásticos, etc.), se pierde soberanía técnica y capacidad de control de calidad. Las agencias reguladoras nacionales no disponen de recursos ni infraestructura para auditar toda la cadena. Se inspecciona la punta del iceberg, mientras el resto se asume confiando en mecanismos burocráticos fallidos o en autocertificación de origen.</text:p>
      <text:p text:style-name="P197">Los daños colaterales de esta exposición no se computan adecuadamente. No se registran como homicidios ni como delitos ambientales. No figuran en las estadísticas de salud mental, aunque erosionan las bases biológicas del bienestar y del juicio. No se imputan en las pérdidas económicas, aunque afectan la productividad, la atención, el desarrollo cognitivo, el sistema inmunitario y la calidad de vida de millones. La carga química del entorno es invisible en la contabilidad pública, pero omnipresente en la experiencia cotidiana: fatiga inexplicable, trastornos del sueño, irritabilidad, aumento de enfermedades crónicas, vulnerabilidad psicoemocional y pérdida de confianza institucional.</text:p>
      <text:p text:style-name="P197">La realidad es que la salud mental de una población no puede mantenerse sin seguridad química, sin independencia productiva, sin vigilancia integral de los flujos materiales. La defensa de las democracias no se limita al campo diplomático o militar: debe incluir la protección activa de los cuerpos, del agua, del aire, del alimento y del pensamiento. Las redes abiertas y descentralizadas de fiscalización ciudadana, la trazabilidad digital con verificación en origen, y la cooperación científica transfronteriza deben reemplazar la pasividad institucional que hoy permite esta guerra química no declarada.</text:p>
      <text:p text:style-name="P197">La tesis aquí defendida afirma que una salud mental pública –y un sistema psíquico colectivo sano– solo puede construirse desde la verdad, la trazabilidad y el respeto a la vida en toda su materialidad. Sin medidas contundentes, el sistema actual seguirá enfermando cuerpos, contaminando mentes, corrompiendo la percepción y debilitando la base misma del juicio colectivo. No es una amenaza futura: es un hecho presente, y exige respuesta inmediata, ética y científica.</text:p>
      <text:p text:style-name="P441"><text:span text:style-name="Strong_20_Emphasis"><text:span text:style-name="T1">Cosmética, simulacro de solución y degradación encubierta: la salud mental como mercancía aparente</text:span></text:span></text:p>
      <text:p text:style-name="P197">La industria cosmética y del cuidado personal, lejos de limitarse al ámbito de la estética superficial, desempeña un papel central en la construcción simbólica y química del yo moderno. Bajo una retórica de bienestar, autoestima y expresión individual, esta industria introduce en cuerpos y hogares una gran cantidad de compuestos de potencial neurotóxico, endocrino-disruptivo y afectivamente desestabilizador, en productos diseñados no para sanar, sino para encubrir, disimular y adaptar al sujeto a un sistema de valores y expectativas profundamente alienantes. El problema no es únicamente químico: es civilizatorio.</text:p>
      <text:p text:style-name="P197">Miles de productos –cremas, maquillajes, lociones, geles, lacas, perfumes, tónicos, exfoliantes, protectores solares, productos capilares, desodorantes, blanqueadores, autobronceadores, y una lista creciente de híbridos médico-cosméticos– contienen ingredientes con efectos directos sobre la piel, el sistema olfativo, el epitelio respiratorio y el sistema nervioso. Compuestos como formaldehído, parabenos, ftalatos, nitrosaminas, alquilfenoles, derivados del alquitrán, PEGs, fragancias sintéticas y filtros UV químicos no solo traspasan la epidermis, sino que alteran funciones fisiológicas centrales. Muchos de ellos han sido asociados con cefaleas, cambios de humor, fatiga mental, <text:soft-page-break/>alteraciones hormonales y disfunciones tiroideas. Sin embargo, siguen siendo legalmente autorizados bajo umbrales parciales, sin evaluar su efecto acumulativo ni sinérgico.</text:p>
      <text:p text:style-name="P197">Más allá del daño físico, estos productos refuerzan una lógica perversa: la del simulacro de solución. No se abordan las causas reales del deterioro –alimentación tóxica, contaminación ambiental, desregulación vital, explotación emocional– sino que se propone una cobertura estética, una apariencia de salud que esconde el agotamiento profundo. La piel brilla, pero la sangre está intoxicada. El rostro se maquilla, pero el sistema nervioso se descompone. La mascarilla de belleza se convierte en metáfora de un sistema que niega el malestar estructural y exige rendimiento sin tregua.</text:p>
      <text:p text:style-name="P197">En este modelo, la salud mental se convierte en estética: se mide en términos de presencia pública, de sonrisa forzada, de ausencia de síntomas visibles. Las personas deben parecer bien, no estar bien. Esta inversión total de valores es devastadora: induce culpa en quien no encaja, niega el derecho al sufrimiento, patologiza el silencio, impone la normalidad. Los productos cosméticos se convierten así en tecnología de adaptación: dispositivos para seguir funcionando, para parecer capaces, para ocultar el daño que no se puede nombrar.</text:p>
      <text:p text:style-name="P197">Además, su producción implica un ciclo oculto de violencia ecológica y laboral: ensayos en animales, extracción de recursos en condiciones neocoloniales, uso de mano de obra precarizada, generación de residuos no reciclables, y persistencia ambiental de compuestos químicos durante décadas. Cada envase brillante en una estantería esconde una red de sufrimiento invisible.</text:p>
      <text:p text:style-name="P197">Esta tesis no propone la abolición de los cuidados corporales ni la negación del deseo de verse bien. Propone romper la lógica de simulacro que convierte la cosmética en sustituto del cuidado real. Cuestiona la ciencia al servicio de la apariencia y exige una cosmética biocompatible, ética, transparente y regenerativa. Y plantea que la salud mental requiere verdad, contacto con la vida real, desintoxicación simbólica y biológica, y un entorno que no obligue a maquillarse para sobrevivir.</text:p>
      <text:p text:style-name="P197">La lucha por la salud mental comienza por desmontar las apariencias tóxicas. Por reconocer que no estamos bien, que el mundo no lo está, y que embellecer la superficie no restaura el fondo. La verdad, aunque duela, es el único terreno fértil para reconstruir. Y el conocimiento científico, cuando se pone al servicio de esa verdad, puede convertirse en herramienta de liberación. Esta tesis lo demuestra, lo articula, y llama a actuar. Con rigor, con compasión, y con toda la fuerza de la vida que aún puede salvarse.</text:p>
      <text:p text:style-name="P237"><text:span text:style-name="Strong_20_Emphasis"><text:span text:style-name="T65">De la intoxicación estructural a la decisión compartida: salud mental como proceso emancipador</text:span></text:span></text:p>
      <text:p text:style-name="P197">El abordaje biomédico convencional ha reducido históricamente la salud mental a la presencia o ausencia de síntomas, y su gestión a una serie de intervenciones psicofarmacológicas o terapéuticas aplicadas desde una posición jerárquica. Este modelo, ya ampliamente cuestionado en la literatura científica, resulta insostenible ante la realidad descrita en las secciones anteriores: una biosfera saturada de sustancias que alteran la cognición, la emoción, la neuroplasticidad, la respuesta inmune y la capacidad de agencia individual. La salud mental, en este contexto, no puede entenderse ni gestionarse como una función aislada del cerebro, sino como un sistema relacional profundamente atravesado por factores ambientales, sociales, biográficos y químicos.</text:p>
      <text:p text:style-name="P197">Este diagnóstico exige una transformación epistemológica radical: la transición de un modelo clínico reactivo a un modelo participativo, ecológico y emancipador. La toma de decisiones compartida representa una piedra angular de esta transición. No se trata únicamente de decidir si <text:soft-page-break/>tomar o no una medicación, sino de construir un espacio de deliberación crítica sobre el sentido de cada intervención, los valores que la sustentan, las condiciones estructurales que determinan su necesidad y los horizontes vitales que cada persona desea recuperar o construir. En contextos de intoxicación sistémica, esta práctica no solo es deseable: es indispensable.</text:p>
      <text:p text:style-name="P197">La intoxicación estructural descompone las condiciones mínimas de juicio. La opacidad de las exposiciones químicas, la normalización del malestar, la medicalización de la protesta y la infantilización institucional erosionan la posibilidad de pensar con claridad. Frente a esto, el acto de decidir en común –con información, tiempo, escucha y poder real– es un acto de restitución. Restituye el sentido del cuidado, el derecho a disentir, la autoridad sobre el cuerpo propio y la legitimidad de los saberes situados. La decisión compartida no es una técnica: es una forma de reparación frente a siglos de desposesión institucional.</text:p>
      <text:p text:style-name="P197">Esta tesis propone que solo desde un enfoque que integre estas dimensiones será posible hablar de salud mental en sentido pleno. No basta con ajustar dosis ni introducir nuevas moléculas: hay que cuestionar las causas que llevan a medicar cuerpos expuestos a tóxicos que nadie eligió. La decisión compartida es el dispositivo ético que permite este cuestionamiento, y debe extenderse a todas las áreas de la vida, desde el uso de cosméticos hasta la elección de alimentos, entornos laborales, escolares y sanitarios. Es el comienzo de un nuevo contrato social basado en la autonomía, la transparencia y la justicia ecosistémica.</text:p>
      <text:p text:style-name="P237"><text:span text:style-name="Strong_20_Emphasis"><text:span text:style-name="T65">EU BEACON como infraestructura para una salud mental real: educación, ciencia abierta y sostenibilidad ética</text:span></text:span></text:p>
      <text:p text:style-name="P197">La acción EU BEACON, liderada desde el campo de la educación transdisciplinar en salud mental, plantea una reconfiguración profunda del marco conceptual, ético y metodológico con el que se abordan los problemas contemporáneos. Frente a la fragmentación académica, la tecnocracia sin criterio y la sobreespecialización ciega a los efectos cruzados, EU BEACON propone una estructura de conocimiento orientada a la vida: integral, contextual, sensible a los datos pero también a los silencios, abierta a la verificación pero también a la dignidad.</text:p>
      <text:p text:style-name="P197">Este marco permite afrontar los desafíos descritos en esta sección desde una perspectiva transformadora. No se trata solo de documentar el daño, sino de generar condiciones de aprendizaje colectivo, desarrollo curricular y prácticas institucionales que impidan su repetición. EU BEACON vincula salud mental con sostenibilidad, derechos humanos, bioética, tecnologías abiertas y justicia social, reconociendo que ninguna intervención individual puede sostenerse si el entorno es estructuralmente patógeno.</text:p>
      <text:p text:style-name="P197">La formación que propone EU BEACON no es una formación técnica limitada, sino una pedagogía crítica para la vida. Incorpora la historia del conocimiento, la denuncia de los abusos epistémicos, la exposición de las lógicas de dominación en la medicina y en la salud pública, y la creación de comunidades de práctica que respondan a contextos reales, no simulados. Se vincula con movimientos globales por la transparencia química, la agricultura regenerativa, la protección de la infancia, el fin de la violencia institucional y la creación de sistemas alimentarios y educativos éticos.</text:p>
      <text:p text:style-name="P197">Este modelo permite entender la salud mental no como un estado, sino como una función viva de los ecosistemas. La mente no está en el cráneo: está en la interacción entre la célula, el cuerpo, la comunidad, el lenguaje, la memoria y la tierra. EU BEACON da estructura a esta comprensión, la operacionaliza en programas formativos y genera redes de cooperación científica donde las <text:soft-page-break/>soluciones no son verticales, sino co-creadas. Esta tesis, como parte de dicho esfuerzo, representa un avance sustancial en esa dirección.</text:p>
      <text:p text:style-name="P237"><text:span text:style-name="Strong_20_Emphasis"><text:span text:style-name="T65">Aporte científico y doctoral: hacia una ciencia emancipadora de la salud mental y la vida</text:span></text:span></text:p>
      <text:p text:style-name="P197">El trabajo aquí presentado, basado en una metodología mixta, multiescalar, de observación participante y articulación legal-médica en el marco de EU BEACON, establece un nuevo estándar de rigor para el abordaje científico de la salud mental estructural. Su valor radica no solo en la denuncia de las prácticas degradantes, ni en la evidencia empírica de la intoxicación sistémica, sino en su capacidad de proponer soluciones viables, replicables y éticamente robustas.</text:p>
      <text:p text:style-name="P197">La investigación conecta los datos cuantitativos con la vivencia cualitativa, la política pública con la experiencia privada, el conocimiento disciplinar con los saberes de quienes han sido históricamente silenciados. Propone una ciencia al servicio de la vida, una salud mental que escucha el grito de los cuerpos, una pedagogía que restituye el juicio, y una propuesta institucional que vincula lo local con lo global. Es una tesis nacida de la urgencia, pero con estructura para la reconstrucción.</text:p>
      <text:p text:style-name="P197">El impacto de este enfoque se proyecta más allá del ámbito académico. Apunta a incidir en políticas sanitarias, protocolos clínicos, diseños curriculares, prácticas comunitarias y estándares regulatorios. Establece un precedente: el conocimiento científico puede y debe ser un instrumento de emancipación, no de control. La investigación doctoral aquí desarrollada es una demostración rigurosa de esa posibilidad. Y EU BEACON, como acción colectiva, es su plataforma de despliegue.</text:p>
      <text:p text:style-name="P197">Así concluye esta sección: no como un cierre, sino como una apertura. Porque la salud mental, entendida como derecho, como vínculo, como conciencia lúcida de lo que daña y lo que puede sanar, apenas comienza a ser construida. Esta tesis contribuye a esa fundación. Y lo hace con evidencia, con verdad, y con la esperanza racional de quienes saben que aún no es tarde para vivir con dignidad.</text:p>
      <text:p text:style-name="P441"><text:span text:style-name="Strong_20_Emphasis"><text:span text:style-name="T1">Nota técnica para las secciones 6.1 y 6.2</text:span></text:span><text:span text:style-name="T1"><text:line-break/></text:span><text:span text:style-name="Emphasis"><text:span text:style-name="T1">Prácticas paralelas: tratamiento animal y humano en sistemas cerrados (pp. 1021–1038)</text:span></text:span><text:span text:style-name="T1"><text:line-break/></text:span><text:span text:style-name="Emphasis"><text:span text:style-name="T1">Sustancias psicoactivas en el entorno actual, y sus efectos (pp. 1039–1052)</text:span></text:span></text:p>
      <text:p text:style-name="P197">Estas secciones están construidas mediante un enfoque biocultural, ecológico y de investigación-acción, con base en fuentes científicas revisadas por pares, observación participante internacional y revisión crítica de marcos regulatorios europeos. El análisis cruza niveles macroestructurales (económicos, regulatorios, geopolíticos) con dimensiones fisiológicas, ecosistémicas y clínicas.</text:p>
      <text:p text:style-name="P441"><text:span text:style-name="T1">Para facilitar la comprensión transversal del fenómeno y reforzar la evidencia empírica, se proponen las siguientes </text:span><text:span text:style-name="Strong_20_Emphasis"><text:span text:style-name="T1">tablas</text:span></text:span><text:span text:style-name="T1"> que acompañarán los contenidos desarrollados:</text:span></text:p>
      <text:p text:style-name="P28"/>
      <text:h text:style-name="P18" text:outline-level="3"><text:span text:style-name="T1">Tabla 6.1.1 – </text:span><text:span text:style-name="Emphasis"><text:span text:style-name="T1">Comparación de prácticas de contención, medicalización y control en sistemas humanos y animales</text:span></text:span></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P50">Categoría</text:p>
            </table:table-cell>
            <table:table-cell table:style-name="Table27.A1" office:value-type="string">
              <text:p text:style-name="P50">Humanos (sistema psiquiátrico)</text:p>
            </table:table-cell>
            <table:table-cell table:style-name="Table27.A1" office:value-type="string">
              <text:p text:style-name="P50">Ganado industrializado</text:p>
            </table:table-cell>
            <table:table-cell table:style-name="Table27.A1" office:value-type="string">
              <text:p text:style-name="P50">Animales domésticos</text:p>
            </table:table-cell>
            <table:table-cell table:style-name="Table27.A1" office:value-type="string">
              <text:p text:style-name="P50">Animales de laboratorio / zoológicos</text:p>
            </table:table-cell>
          </table:table-row>
        </table:table-header-rows>
        <table:table-row>
          <table:table-cell table:style-name="Table27.A1" office:value-type="string">
            <text:p text:style-name="P43">Tipo de encierro</text:p>
          </table:table-cell>
          <table:table-cell table:style-name="Table27.A1" office:value-type="string">
            <text:p text:style-name="P43">Hospitales, <text:soft-page-break/>residencias, centros cerrados</text:p>
          </table:table-cell>
          <table:table-cell table:style-name="Table27.A1" office:value-type="string">
            <text:p text:style-name="P43">Establos, jaulas, <text:soft-page-break/>transportes cerrados</text:p>
          </table:table-cell>
          <table:table-cell table:style-name="Table27.A1" office:value-type="string">
            <text:p text:style-name="P43">Pisos, jaulas, <text:soft-page-break/>espacios reducidos</text:p>
          </table:table-cell>
          <table:table-cell table:style-name="Table27.A1" office:value-type="string">
            <text:p text:style-name="P43">Habitáculos, <text:soft-page-break/>vitrinas, jaulas de laboratorio</text:p>
          </table:table-cell>
        </table:table-row>
        <table:table-row>
          <table:table-cell table:style-name="Table27.A1" office:value-type="string">
            <text:p text:style-name="P43">Métodos de control</text:p>
          </table:table-cell>
          <table:table-cell table:style-name="Table27.A1" office:value-type="string">
            <text:p text:style-name="P43">Contención mecánica, química, aislamiento</text:p>
          </table:table-cell>
          <table:table-cell table:style-name="Table27.A1" office:value-type="string">
            <text:p text:style-name="P43">Sedación, electricidad, jaulas rotativas</text:p>
          </table:table-cell>
          <table:table-cell table:style-name="Table27.A1" office:value-type="string">
            <text:p text:style-name="P43">Collares, medicación conductual</text:p>
          </table:table-cell>
          <table:table-cell table:style-name="Table27.A1" office:value-type="string">
            <text:p text:style-name="P43">Quimioterapia, cirugía, contención física</text:p>
          </table:table-cell>
        </table:table-row>
        <table:table-row>
          <table:table-cell table:style-name="Table27.A1" office:value-type="string">
            <text:p text:style-name="P43">Fármacos administrados</text:p>
          </table:table-cell>
          <table:table-cell table:style-name="Table27.A1" office:value-type="string">
            <text:p text:style-name="P43">Antipsicóticos, benzodiacepinas, ISRS</text:p>
          </table:table-cell>
          <table:table-cell table:style-name="Table27.A1" office:value-type="string">
            <text:p text:style-name="P43">Antibióticos, sedantes, promotores de crecimiento</text:p>
          </table:table-cell>
          <table:table-cell table:style-name="Table27.A1" office:value-type="string">
            <text:p text:style-name="P43">Psicofármacos, ansiolíticos</text:p>
          </table:table-cell>
          <table:table-cell table:style-name="Table27.A1" office:value-type="string">
            <text:p text:style-name="P43">Analgésicos, anestésicos, inmunosupresores</text:p>
          </table:table-cell>
        </table:table-row>
        <table:table-row>
          <table:table-cell table:style-name="Table27.A1" office:value-type="string">
            <text:p text:style-name="P43">Efectos sobre el comportamiento</text:p>
          </table:table-cell>
          <table:table-cell table:style-name="Table27.A1" office:value-type="string">
            <text:p text:style-name="P43">Letargo, apatía, desorientación</text:p>
          </table:table-cell>
          <table:table-cell table:style-name="Table27.A1" office:value-type="string">
            <text:p text:style-name="P43">Agresividad, sumisión, enfermedades del estrés</text:p>
          </table:table-cell>
          <table:table-cell table:style-name="Table27.A1" office:value-type="string">
            <text:p text:style-name="P43">Modificación forzada del comportamiento</text:p>
          </table:table-cell>
          <table:table-cell table:style-name="Table27.A1" office:value-type="string">
            <text:p text:style-name="P43">Comportamiento alterado, daño cognitivo</text:p>
          </table:table-cell>
        </table:table-row>
        <table:table-row>
          <table:table-cell table:style-name="Table27.A1" office:value-type="string">
            <text:p text:style-name="P43">Justificación institucional</text:p>
          </table:table-cell>
          <table:table-cell table:style-name="Table27.A1" office:value-type="string">
            <text:p text:style-name="P43">Diagnóstico psiquiátrico, seguridad</text:p>
          </table:table-cell>
          <table:table-cell table:style-name="Table27.A1" office:value-type="string">
            <text:p text:style-name="P43">Productividad, prevención de enfermedades</text:p>
          </table:table-cell>
          <table:table-cell table:style-name="Table27.A1" office:value-type="string">
            <text:p text:style-name="P43">Bienestar animal doméstico</text:p>
          </table:table-cell>
          <table:table-cell table:style-name="Table27.A1" office:value-type="string">
            <text:p text:style-name="P43">Ciencia, conservación, espectáculo</text:p>
          </table:table-cell>
        </table:table-row>
      </table:table>
      <text:p text:style-name="P197"/>
      <text:h text:style-name="P18" text:outline-level="3"><text:span text:style-name="T1">Tabla 6.2.1 – </text:span><text:span text:style-name="Emphasis"><text:span text:style-name="T1">Principales sustancias psicoactivas y neurotóxicas por origen industrial y su efecto conocido</text:span></text:span></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P50">Origen / Uso</text:p>
            </table:table-cell>
            <table:table-cell table:style-name="Table28.A1" office:value-type="string">
              <text:p text:style-name="P50">Sustancia(s) clave</text:p>
            </table:table-cell>
            <table:table-cell table:style-name="Table28.A1" office:value-type="string">
              <text:p text:style-name="P50">Efectos neuropsicológicos conocidos</text:p>
            </table:table-cell>
            <table:table-cell table:style-name="Table28.A1" office:value-type="string">
              <text:p text:style-name="P50">Vía de exposición principal</text:p>
            </table:table-cell>
            <table:table-cell table:style-name="Table28.A1" office:value-type="string">
              <text:p text:style-name="P50">Presencia detectada en España / UE</text:p>
            </table:table-cell>
          </table:table-row>
        </table:table-header-rows>
        <table:table-row>
          <table:table-cell table:style-name="Table28.A1" office:value-type="string">
            <text:p text:style-name="P43">Psicofármacos humanos</text:p>
          </table:table-cell>
          <table:table-cell table:style-name="Table28.A1" office:value-type="string">
            <text:p text:style-name="P43">Diazepam, fluoxetina, risperidona</text:p>
          </table:table-cell>
          <table:table-cell table:style-name="Table28.A1" office:value-type="string">
            <text:p text:style-name="P43">Ansiedad, somnolencia, inhibición emocional</text:p>
          </table:table-cell>
          <table:table-cell table:style-name="Table28.A1" office:value-type="string">
            <text:p text:style-name="P43">Agua, alimentos, excreta</text:p>
          </table:table-cell>
          <table:table-cell table:style-name="Table28.A1" office:value-type="string">
            <text:p text:style-name="P43">Alta, en ríos y aguas residuales</text:p>
          </table:table-cell>
        </table:table-row>
        <table:table-row>
          <table:table-cell table:style-name="Table28.A1" office:value-type="string">
            <text:p text:style-name="P43">Veterinaria y ganadería</text:p>
          </table:table-cell>
          <table:table-cell table:style-name="Table28.A1" office:value-type="string">
            <text:p text:style-name="P43">Azaperona, xylacina, corticosteroides</text:p>
          </table:table-cell>
          <table:table-cell table:style-name="Table28.A1" office:value-type="string">
            <text:p text:style-name="P43">Sedación, alteración hormonal, dependencia</text:p>
          </table:table-cell>
          <table:table-cell table:style-name="Table28.A1" office:value-type="string">
            <text:p text:style-name="P43">Carne, leche, residuos en suelos</text:p>
          </table:table-cell>
          <table:table-cell table:style-name="Table28.A1" office:value-type="string">
            <text:p text:style-name="P43">Moderada a alta (residuos persistentes)</text:p>
          </table:table-cell>
        </table:table-row>
        <table:table-row>
          <table:table-cell table:style-name="Table28.A1" office:value-type="string">
            <text:p text:style-name="P43">Agricultura industrial</text:p>
          </table:table-cell>
          <table:table-cell table:style-name="Table28.A1" office:value-type="string">
            <text:p text:style-name="P43">Organofosforados, neonicotinoides</text:p>
          </table:table-cell>
          <table:table-cell table:style-name="Table28.A1" office:value-type="string">
            <text:p text:style-name="P43">Inhibición colinérgica, déficit cognitivo</text:p>
          </table:table-cell>
          <table:table-cell table:style-name="Table28.A1" office:value-type="string">
            <text:p text:style-name="P43">Ingesta, inhalación, agua de riego</text:p>
          </table:table-cell>
          <table:table-cell table:style-name="Table28.A1" office:value-type="string">
            <text:p text:style-name="P43">Alta, múltiples informes</text:p>
          </table:table-cell>
        </table:table-row>
        <table:table-row>
          <table:table-cell table:style-name="Table28.A1" office:value-type="string">
            <text:p text:style-name="P43">Cosmética e higiene</text:p>
          </table:table-cell>
          <table:table-cell table:style-name="Table28.A1" office:value-type="string">
            <text:p text:style-name="P43">Parabenos, ftalatos, triclosán</text:p>
          </table:table-cell>
          <table:table-cell table:style-name="Table28.A1" office:value-type="string">
            <text:p text:style-name="P43">Disruptores endocrinos, irritabilidad</text:p>
          </table:table-cell>
          <table:table-cell table:style-name="Table28.A1" office:value-type="string">
            <text:p text:style-name="P43">Piel, mucosas, inhalación secundaria</text:p>
          </table:table-cell>
          <table:table-cell table:style-name="Table28.A1" office:value-type="string">
            <text:p text:style-name="P43">Alta, en productos cotidianos</text:p>
          </table:table-cell>
        </table:table-row>
        <table:table-row>
          <table:table-cell table:style-name="Table28.A1" office:value-type="string">
            <text:p text:style-name="P43">Contaminación del aire</text:p>
          </table:table-cell>
          <table:table-cell table:style-name="Table28.A1" office:value-type="string">
            <text:p text:style-name="P43">PM2.5, COVs, metales pesados</text:p>
          </table:table-cell>
          <table:table-cell table:style-name="Table28.A1" office:value-type="string">
            <text:p text:style-name="P43">Fatiga, alteraciones del ánimo, disfunción sensorial</text:p>
          </table:table-cell>
          <table:table-cell table:style-name="Table28.A1" office:value-type="string">
            <text:p text:style-name="P43">Respiratoria</text:p>
          </table:table-cell>
          <table:table-cell table:style-name="Table28.A1" office:value-type="string">
            <text:p text:style-name="P43">Alta, especialmente en áreas urbanas</text:p>
          </table:table-cell>
        </table:table-row>
      </table:table>
      <text:p text:style-name="P197"/>
      <text:h text:style-name="P15" text:outline-level="3"><text:soft-page-break/><text:span text:style-name="T65">Tabla 6.2.2 – </text:span><text:span text:style-name="Emphasis"><text:span text:style-name="T65">Evidencia de bioacumulación en especies afectadas por exposición psicoactiva ambiental</text:span></text:span></text:h>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50">Especie afectada</text:p>
            </table:table-cell>
            <table:table-cell table:style-name="Table29.A1" office:value-type="string">
              <text:p text:style-name="P50">Sustancia hallada</text:p>
            </table:table-cell>
            <table:table-cell table:style-name="Table29.A1" office:value-type="string">
              <text:p text:style-name="P50">Comportamiento alterado observado</text:p>
            </table:table-cell>
            <table:table-cell table:style-name="Table29.A1" office:value-type="string">
              <text:p text:style-name="P50">Ubicación del estudio</text:p>
            </table:table-cell>
            <table:table-cell table:style-name="Table29.A1" office:value-type="string">
              <text:p text:style-name="P50">Fuente científica principal</text:p>
            </table:table-cell>
          </table:table-row>
        </table:table-header-rows>
        <table:table-row>
          <table:table-cell table:style-name="Table29.A1" office:value-type="string">
            <text:p text:style-name="P46"><text:span text:style-name="T1">Trucha común (</text:span><text:span text:style-name="Emphasis"><text:span text:style-name="T1">Salmo trutta</text:span></text:span><text:span text:style-name="T1">)</text:span></text:p>
          </table:table-cell>
          <table:table-cell table:style-name="Table29.A1" office:value-type="string">
            <text:p text:style-name="P43">Oxazepam</text:p>
          </table:table-cell>
          <table:table-cell table:style-name="Table29.A1" office:value-type="string">
            <text:p text:style-name="P43">Pérdida de evitación, actividad aumentada</text:p>
          </table:table-cell>
          <table:table-cell table:style-name="Table29.A1" office:value-type="string">
            <text:p text:style-name="P43">Ríos suecos y bálticos</text:p>
          </table:table-cell>
          <table:table-cell table:style-name="Table29.A1" office:value-type="string">
            <text:p text:style-name="P43">Brodin et al., 2013</text:p>
          </table:table-cell>
        </table:table-row>
        <table:table-row>
          <table:table-cell table:style-name="Table29.A1" office:value-type="string">
            <text:p text:style-name="P46"><text:span text:style-name="T1">Gaviota reidora (</text:span><text:span text:style-name="Emphasis"><text:span text:style-name="T1">Larus ridibundus</text:span></text:span><text:span text:style-name="T1">)</text:span></text:p>
          </table:table-cell>
          <table:table-cell table:style-name="Table29.A1" office:value-type="string">
            <text:p text:style-name="P43">Fluoxetina, plomo</text:p>
          </table:table-cell>
          <table:table-cell table:style-name="Table29.A1" office:value-type="string">
            <text:p text:style-name="P43">Agresividad, problemas de apareamiento</text:p>
          </table:table-cell>
          <table:table-cell table:style-name="Table29.A1" office:value-type="string">
            <text:p text:style-name="P43">Costa atlántica española</text:p>
          </table:table-cell>
          <table:table-cell table:style-name="Table29.A1" office:value-type="string">
            <text:p text:style-name="P43">ECHA, informes técnicos</text:p>
          </table:table-cell>
        </table:table-row>
        <table:table-row>
          <table:table-cell table:style-name="Table29.A1" office:value-type="string">
            <text:p text:style-name="P43">Rata de laboratorio</text:p>
          </table:table-cell>
          <table:table-cell table:style-name="Table29.A1" office:value-type="string">
            <text:p text:style-name="P43">Parabenos, triclosán</text:p>
          </table:table-cell>
          <table:table-cell table:style-name="Table29.A1" office:value-type="string">
            <text:p text:style-name="P43">Déficits cognitivos, ansiedad elevada</text:p>
          </table:table-cell>
          <table:table-cell table:style-name="Table29.A1" office:value-type="string">
            <text:p text:style-name="P43">España y Francia</text:p>
          </table:table-cell>
          <table:table-cell table:style-name="Table29.A1" office:value-type="string">
            <text:p text:style-name="P43">JRC-UE</text:p>
          </table:table-cell>
        </table:table-row>
        <table:table-row>
          <table:table-cell table:style-name="Table29.A1" office:value-type="string">
            <text:p text:style-name="P43">Humano recién nacido</text:p>
          </table:table-cell>
          <table:table-cell table:style-name="Table29.A1" office:value-type="string">
            <text:p text:style-name="P43">Mezcla de disruptores endocrinos</text:p>
          </table:table-cell>
          <table:table-cell table:style-name="Table29.A1" office:value-type="string">
            <text:p text:style-name="P43">Disfunción inmunológica y neurológica</text:p>
          </table:table-cell>
          <table:table-cell table:style-name="Table29.A1" office:value-type="string">
            <text:p text:style-name="P43">Europa occidental (cordones umbilicales)</text:p>
          </table:table-cell>
          <table:table-cell table:style-name="Table29.A1" office:value-type="string">
            <text:p text:style-name="P43">Cordier et al., 2019</text:p>
          </table:table-cell>
        </table:table-row>
      </table:table>
      <text:p text:style-name="P197"><text:span text:style-name="T70"/></text:p>
      <text:h text:style-name="P15" text:outline-level="3"><text:span text:style-name="T65">Tabla 6.2.3 – </text:span><text:span text:style-name="Emphasis"><text:span text:style-name="T65">Comparación de enfoque clínico vs. enfoque estructural de salud mental</text:span></text:span></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0">Elemento de análisis</text:p>
            </table:table-cell>
            <table:table-cell table:style-name="Table30.A1" office:value-type="string">
              <text:p text:style-name="P50">Enfoque clínico tradicional</text:p>
            </table:table-cell>
            <table:table-cell table:style-name="Table30.A1" office:value-type="string">
              <text:p text:style-name="P50">Enfoque estructural Una Salud</text:p>
            </table:table-cell>
          </table:table-row>
        </table:table-header-rows>
        <table:table-row>
          <table:table-cell table:style-name="Table30.A1" office:value-type="string">
            <text:p text:style-name="P43">Causa del malestar</text:p>
          </table:table-cell>
          <table:table-cell table:style-name="Table30.A1" office:value-type="string">
            <text:p text:style-name="P43">Desequilibrio neuroquímico individual</text:p>
          </table:table-cell>
          <table:table-cell table:style-name="Table30.A1" office:value-type="string">
            <text:p text:style-name="P43">Interacción ambiente-bioquímica-contexto social</text:p>
          </table:table-cell>
        </table:table-row>
        <table:table-row>
          <table:table-cell table:style-name="Table30.A1" office:value-type="string">
            <text:p text:style-name="P43">Nivel de intervención</text:p>
          </table:table-cell>
          <table:table-cell table:style-name="Table30.A1" office:value-type="string">
            <text:p text:style-name="P43">Individual, farmacológico</text:p>
          </table:table-cell>
          <table:table-cell table:style-name="Table30.A1" office:value-type="string">
            <text:p text:style-name="P43">Colectivo, ecológico, participativo</text:p>
          </table:table-cell>
        </table:table-row>
        <table:table-row>
          <table:table-cell table:style-name="Table30.A1" office:value-type="string">
            <text:p text:style-name="P43">Rol del paciente/usuario</text:p>
          </table:table-cell>
          <table:table-cell table:style-name="Table30.A1" office:value-type="string">
            <text:p text:style-name="P43">Receptor pasivo</text:p>
          </table:table-cell>
          <table:table-cell table:style-name="Table30.A1" office:value-type="string">
            <text:p text:style-name="P43">Sujeto activo con derecho a decidir</text:p>
          </table:table-cell>
        </table:table-row>
        <table:table-row>
          <table:table-cell table:style-name="Table30.A1" office:value-type="string">
            <text:p text:style-name="P43">Consideración del entorno tóxico</text:p>
          </table:table-cell>
          <table:table-cell table:style-name="Table30.A1" office:value-type="string">
            <text:p text:style-name="P43">Marginal o ignorada</text:p>
          </table:table-cell>
          <table:table-cell table:style-name="Table30.A1" office:value-type="string">
            <text:p text:style-name="P43">Central, multidimensional</text:p>
          </table:table-cell>
        </table:table-row>
        <table:table-row>
          <table:table-cell table:style-name="Table30.A1" office:value-type="string">
            <text:p text:style-name="P43">Objetivo</text:p>
          </table:table-cell>
          <table:table-cell table:style-name="Table30.A1" office:value-type="string">
            <text:p text:style-name="P43">Adaptación funcional</text:p>
          </table:table-cell>
          <table:table-cell table:style-name="Table30.A1" office:value-type="string">
            <text:p text:style-name="P43">Reparación estructural, vida digna</text:p>
          </table:table-cell>
        </table:table-row>
      </table:table>
      <text:p text:style-name="P197"><text:span text:style-name="T70"/></text:p>
      <text:p text:style-name="P224">6.3 Genética, eugenesia mal entendida, patología forzada y medicalización racista</text:p>
      <text:p text:style-name="P224">El discurso genético en salud mental ha sido históricamente manipulado para justificar mecanismos de exclusión, coerción y violencia estructural. Bajo la apariencia de objetividad científica, múltiples aproximaciones biomédicas han promovido interpretaciones esencialistas de la conducta humana, desplazando la responsabilidad social y ambiental del sufrimiento hacia la supuesta herencia biológica del individuo. Esta reducción genética ha servido como base ideológica para prácticas eugenésicas, aún presentes bajo nuevas formas, legitimadas por tecnologías genómicas contemporáneas sin haber desmontado los fundamentos racistas y capacitistas de su historia.</text:p>
      <text:p text:style-name="P441"><text:span text:style-name="T1">Desde los primeros diagnósticos de </text:span><text:span text:style-name="Emphasis"><text:span text:style-name="T1">degeneración</text:span></text:span><text:span text:style-name="T1"> en el siglo XIX hasta las políticas de esterilización forzada del siglo XX –practicadas legalmente en múltiples países europeos, incluyendo Alemania, Suecia y Suiza– la psiquiatría y la medicina han sido utilizadas como herramientas de segregación biopolítica. El eufemismo de </text:span><text:span text:style-name="Emphasis"><text:span text:style-name="T1">higiene mental</text:span></text:span><text:span text:style-name="T1"> ha cubierto prácticas atroces de supresión de derechos, orientadas a eliminar a quienes no se ajustaban a los cánones de productividad, normatividad sexual, capacidad funcional o pertenencia étnica dominante.</text:span></text:p>
      <text:p text:style-name="P197"><text:soft-page-break/>La transición hacia la genética molecular y la psiquiatría biológica no ha desactivado este peligro. Al contrario, la interpretación inadecuada de estudios de asociación genómica (GWAS), sin tener en cuenta los factores ambientales y estructurales, ha reforzado discursos de culpa biológica. La supuesta “heredabilidad” de diagnósticos psiquiátricos como la esquizofrenia o el trastorno bipolar, calculada en poblaciones europeas homogéneas, ha sido extrapolada irresponsablemente a contextos y cuerpos diversos, sin considerar las exposiciones tóxicas, los traumas sistemáticos ni la violencia institucional acumulada.</text:p>
      <text:p text:style-name="P441"><text:span text:style-name="T1">Esta patología forzada se expresa hoy en la sobre-medicalización de poblaciones infantilizadas, racializadas o precarizadas, etiquetadas bajo parámetros diagnósticos que no consideran su contexto histórico ni su lugar en las relaciones de poder. Los estudios demuestran una sobrediagnosticación de </text:span><text:span text:style-name="Emphasis"><text:span text:style-name="T1">trastornos de conducta</text:span></text:span><text:span text:style-name="T1"> en infancia racializada, mayor prescripción de antipsicóticos en adultos institucionalizados, y una falta sistemática de atención a factores estructurales como el racismo ambiental, la pobreza o la violencia institucional.</text:span></text:p>
      <text:p text:style-name="P197">La medicalización racista se reproduce también en la farmacogenética, donde las diferencias de respuesta a tratamientos son utilizadas no para promover una farmacología más justa, sino para justificar el abandono terapéutico de quienes no responden a esquemas estándar. Se perpetúan así desigualdades epistémicas, donde la diferencia no se estudia, se desecha. En el fondo, sigue activa una lógica de jerarquización de la vida: quienes no se ajustan al ideal normativo son silenciados, medicados, controlados o excluidos.</text:p>
      <text:p text:style-name="P197">La tesis aquí desarrollada propone un desmantelamiento ético y científico de estos postulados. La salud mental no puede fundarse sobre presupuestos genéticos ahistóricos ni sobre lógicas eugenésicas disfrazadas de precisión médica. La acción EU BEACON incorpora este debate en su propuesta de educación transformadora: no como retórica, sino como principio metodológico. Investigar, formar y actuar sin reproducir violencia epistemológica es posible. Y necesario. Este trabajo es prueba de ello.</text:p>
      <text:p text:style-name="P197"><text:span text:style-name="T70"/></text:p>
      <text:p text:style-name="P224">6.4 Impactos fisiológicos del encierro, falta de rango, vías regenerativas</text:p>
      <text:p text:style-name="P237"><text:span text:style-name="Strong_20_Emphasis"><text:span text:style-name="T65">Fundamentos PNEI del daño inducido por encierro y supresión vital</text:span></text:span></text:p>
      <text:p text:style-name="P197">La integridad funcional del ser humano depende de un equilibrio dinámico entre los sistemas nervioso, endocrino, inmunológico y metabólico, interconectados a través de complejos circuitos bioquímicos cuya estabilidad es modulada por la calidad del entorno. Este es el principio rector de la psiconeuroendocrinoinmunología (PNEI), disciplina integradora que ha documentado con solidez el impacto directo del entorno psicosocial sobre la fisiología de largo plazo. A pesar de su solidez empírica, los marcos clínicos dominantes –especialmente en psiquiatría institucional– continúan ignorando sistemáticamente este conocimiento, perpetuando prácticas abiertamente iatrogénicas que lesionan las bases biológicas de la salud.</text:p>
      <text:p text:style-name="P197">El encierro forzado, la contención prolongada, la imposición de entornos sin estímulos significativos, y la privación de movimiento libre producen una cascada de alteraciones neurofisiológicas profundamente destructivas. Desde una perspectiva PNEI, estas condiciones inducen una activación crónica del eje hipotálamo-hipófisis-adrenal (HHA), con hipersecreción de cortisol y disrupción del ritmo circadiano de melatonina y serotonina. Este estado de estrés sostenido provoca inmunodepresión, inflamación sistémica de bajo grado, alteración de la <text:soft-page-break/>microbiota intestinal y disfunción mitocondrial. Los efectos son múltiples: desde vulnerabilidad a infecciones y enfermedades cardiovasculares, hasta deterioro cognitivo, trastornos metabólicos, y afectación profunda de la neuroplasticidad.</text:p>
      <text:p text:style-name="P441"><text:span text:style-name="T1">La pérdida de </text:span><text:span text:style-name="Emphasis"><text:span text:style-name="T1">rango</text:span></text:span><text:span text:style-name="T1"> –es decir, la posibilidad de agencia, de elección, de movilidad y de ejercicio de funciones vitales autónomas– actúa como factor adicional de supresión fisiológica. Estudios en neurobiología social y modelos animales han demostrado que la privación de rango reduce la expresión de BDNF (brain-derived neurotrophic factor), esencial para la regeneración neuronal y el aprendizaje adaptativo. Simultáneamente, se incrementan los niveles de citocinas proinflamatorias (IL-6, TNF-α), asociadas a estados depresivos, ansiedad persistente y deterioro de la memoria. Estos biomarcadores no reflejan una “enfermedad mental primaria”, sino una respuesta sistémica a una condición antinatural, patogénica y sostenida.</text:span></text:p>
      <text:p text:style-name="P197">Además, el encierro rompe los ritmos ultradianos y circadianos esenciales para el funcionamiento neuroendocrino. La falta de luz natural, el control exógeno de horarios, y la exposición constante a ambientes estériles alteran la secreción de dopamina, prolactina y ACTH, desregulando el apetito, el sueño, la respuesta sexual y el estado de ánimo. Estos desajustes no se deben a causas internas, sino a la pérdida forzada de sincronización con los ritmos biológicos de la especie humana. El sujeto no se enferma, es enfermo sistemáticamente por el medio impuesto.</text:p>
      <text:p text:style-name="P197">Desde el punto de vista inmunológico, el estrés crónico no solo inhibe la producción de linfocitos T y NK, sino que distorsiona el equilibrio Th1/Th2, favoreciendo procesos autoinmunes, infecciones crónicas y resistencia a la vacunación. Se trata de un colapso sistémico, no visible a simple vista, pero verificable en análisis bioquímicos y perfiles inflamatorios. Este daño se encuentra ampliamente documentado en personas institucionalizadas, sometidas a prácticas coercitivas, pero rara vez es reconocido como iatrogénico. Más aún, las respuestas fisiológicas adaptativas son interpretadas erróneamente como síntomas psiquiátricos, medicalizadas, y perpetuadas mediante un círculo vicioso de degradación progresiva.</text:p>
      <text:p text:style-name="P197">La psiquiatría biológica contemporánea, lejos de integrar esta evidencia, se ha convertido en una simulación de cientificidad. Se adorna con retórica genética y lenguaje técnico, pero actúa como brazo operativo de un modelo punitivo, sin base fisiológica ni ética. La biología real –la que estudia la respuesta al daño, la reparación, la plasticidad– es suprimida en favor de esquemas reduccionistas, donde la única variable controlada es la respuesta farmacológica a la coacción ambiental. No hay ciencia en la ignorancia deliberada. No hay cuidado en la reproducción del daño.</text:p>
      <text:p text:style-name="P197">Esta tesis doctoral, al recuperar el enfoque PNEI, demuestra que el sufrimiento observado en contextos cerrados no requiere explicaciones psiquiátricas diagnósticas, sino una lectura integradora del daño inducido. Y plantea, con evidencia, que cualquier intento de sanar debe partir del cese de estas condiciones destructivas. No se trata de mejorar la adaptación al encierro, sino de abolirlo. No de suavizar la coerción, sino de reemplazarla por contextos vitales compatibles con la regeneración orgánica y subjetiva. La próxima parte abordará con igual rigor los efectos acumulativos de estas prácticas, profundizando en su huella metabólica y epigenética.</text:p>
      <text:p text:style-name="P237"><text:span text:style-name="Strong_20_Emphasis"><text:span text:style-name="T65">Encierro estructural: rutina degradante, adaptación tóxica y negación del potencial vital</text:span></text:span></text:p>
      <text:p text:style-name="P197">La concepción reduccionista de salud como mera ausencia de enfermedad ha permitido la consolidación de entornos de vida que, aun siendo técnicamente “no patológicos”, son biológicamente incompatibles con el florecimiento humano. El encierro contemporáneo no se limita al confinamiento físico o la institucionalización psiquiátrica: se reproduce de forma cotidiana a <text:soft-page-break/>través de rutinas alienantes, hábitos inducidos y normas sociales que imposibilitan la regeneración fisiológica y psíquica, naturalizan la fatiga, y degradan la función adaptativa del organismo. Se trata de un encierro sistémico, estructural, que enferma sin necesidad de diagnósticos visibles, pero cuyas huellas son inequívocas desde la fisiología integradora que la PNEI describe con precisión.</text:p>
      <text:p text:style-name="P197">La repetición de ciclos laborales monótonos, sin contacto con la naturaleza, sin variabilidad sensorial positiva, sin novedad significativa, desactiva las vías dopaminérgicas mesocorticales asociadas al placer vital, a la motivación y al aprendizaje. La sobrecarga digital y sensorial inorgánica –con luz artificial continua, pantallas brillantes, estímulos incoherentes, horarios desincronizados– altera la secreción de melatonina, insulina y grelina, contribuyendo al desequilibrio metabólico, a la obesidad resistente, al insomnio crónico y a la inflamación de bajo grado. Son señales fisiológicas de un organismo en modo de supervivencia, forzado a sostener un entorno hostil sin posibilidad real de reparación.</text:p>
      <text:p text:style-name="P197">Estos patrones no son espontáneos, sino inducidos desde formas de control cultural y económico que operan como tecnologías de obediencia fisiológica. La normalización de la enfermedad leve crónica –dolor de cabeza, dispepsia funcional, cansancio mental, desmotivación, irritabilidad– ha servido para ocultar el colapso orgánico en curso. Se prescriben soluciones parciales: suplementos, fármacos, actividades compensatorias, mindfulness sin descanso real, psicoterapia sin cambio de condiciones. Se tolera la disfunción mientras no impida producir, y se patologiza solo cuando ya no puede maquillarse. Esta frontera entre lo invisible y lo inaceptable define un modelo que niega el potencial humano para vivir bien, no solo para no estar mal.</text:p>
      <text:p text:style-name="P197">Desde la psiconeuroendocrinoinmunología, es evidente que la salud no puede entenderse como una línea basal de “funcionalidad” mínima mantenida a través de la medicación crónica. El sistema HHA, los circuitos serotoninérgicos y dopaminérgicos, la plasticidad sináptica, la microbiota intestinal, la actividad mitocondrial y los ritmos ultradianos no fueron diseñados para sostenerse en contextos de coerción disfrazada de normalidad. Al contrario: estos sistemas se activan y se regulan adecuadamente solo en contextos de libertad, novedad estimulante, vínculo humano significativo, descanso real y desafío adaptativo coherente con las capacidades biológicas de la especie. Suprimir esto y luego culpar al sujeto de su fatiga, su ansiedad o su insomnio es una inversión perversa de la responsabilidad.</text:p>
      <text:p text:style-name="P197">Además, la acumulación farmacológica sin revisión crítica ha creado una población sometida a polifarmacia crónica no justificada por la evidencia científica, pero sostenida por inercias institucionales y estructuras de lucro. Antipsicóticos como estabilizadores, ansiolíticos de por vida, antidepresivos como estilo de vida, antihipertensivos en jóvenes sin ajuste de hábitos, estatinas sin educación nutricional, benzodiacepinas convertidas en tranquilizantes sociales. Este escenario es aún más grave en población psiquiatrizada, donde la falta de revisión real, la medicalización forzada y el encubrimiento de daño institucional perpetúan cuadros clínicos iatrogénicos confundidos con enfermedad “de base”.</text:p>
      <text:p text:style-name="P197">La salud mental, en este contexto, se convierte en una ficción. Aparentemente gestionada, pero profundamente sabotajeada. La persona vive contenida por rutinas que la mantienen funcional a costa de su energía vital, con cuerpos inflamados, psiques disociadas, emociones anestesiadas y vínculos precarios. Se premia la obediencia química, no la regeneración. Se tolera la docilidad medicada, no la lucidez insurrecta. La biología del sufrimiento ha sido relegada a favor de una farmacología de la adaptación.</text:p>
      <text:p text:style-name="P197"><text:soft-page-break/>Esta tesis sostiene que la salud es una capacidad natural, no una excepción controlada. Que la vida humana puede ser vibrante, lúcida, conectada, cuando el entorno lo permite. Que los patrones actuales no son inevitables, sino inducidos. Y que su desactivación no solo es posible, sino urgente. A partir de esta comprensión, las siguientes partes abordarán con profundidad los daños metabólicos persistentes, las heridas epigenéticas heredadas, y las vías regenerativas que aún hoy están disponibles, aunque negadas. Porque la salud mental no es una utopía: es una posibilidad real cuando se deja de destruir.</text:p>
      <text:p text:style-name="P237"><text:span text:style-name="Strong_20_Emphasis"><text:span text:style-name="T65">Ciclos vitales, degeneración inducida y sabotaje fisiológico de la salud como capacidad natural</text:span></text:span></text:p>
      <text:p text:style-name="P197">La vida humana, en su dimensión biológica, neuroendocrina e inmunológica, se estructura en ciclos: desde los ultradianos y circadianos hasta los ritmos ontogenéticos que marcan las grandes etapas del desarrollo vital. Estos ciclos no son anecdóticos ni periféricos: constituyen el esqueleto fisiológico sobre el cual se organiza el sentido, la coherencia y la integridad funcional del organismo. Su desregulación sistemática, por medios físicos, químicos o simbólicos, no genera simplemente malestar: produce daño estructural, acumulativo, profundamente regresivo. Y esta regresión no es un fenómeno espontáneo ni inevitable: es el resultado de una lucha histórica entre civilización y degeneración, entre conocimiento orientado al cuidado y fuerzas que, sabiendo lo que destruyen, persisten en imponer la lógica del beneficio, del control y de la negación de la vida como fin en sí misma.</text:p>
      <text:p text:style-name="P197">Desde la psiconeuroendocrinología, sabemos que el sistema límbico, la hipófisis, las glándulas suprarrenales, el eje intestino-cerebro, el núcleo supraquiasmático y las vías mesolímbicas dopaminérgicas responden con extraordinaria precisión a señales contextuales de seguridad, novedad, pertenencia y posibilidad. Estos circuitos regulan desde la inmunocompetencia hasta la expresión génica, pasando por el tono afectivo, la claridad cognitiva y la regeneración tisular. Pero también son profundamente vulnerables a la interrupción crónica de los ritmos naturales, al encierro existencial, y al estímulo incoherente sostenido. Cuando la vida cotidiana impone repetición sin significado, esfuerzo sin propósito, alerta sin amenaza precisa y carencia sin respuesta, se activan bucles de retroalimentación negativa que cronifican el estrés, alteran la homeostasis, y conducen a una fisiología de supervivencia tóxica.</text:p>
      <text:p text:style-name="P441"><text:span text:style-name="T1">Estos ciclos, una vez fracturados, no se reestablecen automáticamente. Se instauran patrones hormonales, inmunológicos y sinápticos que perpetúan la desregulación: el cortisol deja de bajar en la noche, la dopamina responde solo a estímulos de emergencia o recompensa adictiva, la serotonina disminuye sin variación luminosa ni contacto social coherente, la melatonina se interrumpe con luz artificial, y los ritmos ultradianos de atención, hambre y descanso se aplanan. Es la base fisiológica de lo que se vive como </text:span><text:span text:style-name="Emphasis"><text:span text:style-name="T1">apatía</text:span></text:span><text:span text:style-name="T1">, </text:span><text:span text:style-name="Emphasis"><text:span text:style-name="T1">anhedonia</text:span></text:span><text:span text:style-name="T1">, </text:span><text:span text:style-name="Emphasis"><text:span text:style-name="T1">falta de energía</text:span></text:span><text:span text:style-name="T1">, </text:span><text:span text:style-name="Emphasis"><text:span text:style-name="T1">problemas de concentración</text:span></text:span><text:span text:style-name="T1">, </text:span><text:span text:style-name="Emphasis"><text:span text:style-name="T1">irritabilidad crónica</text:span></text:span><text:span text:style-name="T1">, </text:span><text:span text:style-name="Emphasis"><text:span text:style-name="T1">deseo compulsivo de escape</text:span></text:span><text:span text:style-name="T1"> o </text:span><text:span text:style-name="Emphasis"><text:span text:style-name="T1">consumo exacerbado</text:span></text:span><text:span text:style-name="T1">. No son trastornos mentales. Son expresiones biológicas del daño.</text:span></text:p>
      <text:p text:style-name="P197">La civilización ha conocido este problema desde hace milenios. Las tradiciones de sabiduría en las culturas médicas del Mediterráneo, Oriente, África y América han defendido la regularidad armónica del vivir, el cuidado del cuerpo como extensión del alma, la necesidad de mantener la tierra en reposo, el vínculo con los ciclos del día y del año, y la comunión respetuosa con los demás seres vivos. No hay salud sin moralidad: no en sentido punitivo, sino como orientación hacia lo que sostiene la vida. El vicio –como desvío destructivo de ese equilibrio– no es meramente moral, sino fisiológico. La putrefacción, en términos psicoendocrinos, se manifiesta en la pérdida del rango <text:soft-page-break/>autónomo, en la incapacidad de regularse, en la colonización del pensamiento por impulsos ajenos al juicio.</text:p>
      <text:p text:style-name="P197">Y sin embargo, la ciencia contemporánea no está ciega. Existen desarrollos recientes –desde la epigenética al estudio de los ejes PNEI– que permiten reconstituir los ciclos naturales, fortalecer las respuestas adaptativas y recuperar el potencial humano de salud integral. Los nootrópicos, usados con criterio, pueden ser parte de esa restauración: no como impulsores de rendimiento en entornos tóxicos, sino como cofactores de recuperación en marcos estructurados de vida digna. La colina, la citicolina, los adaptógenos como la rodiola o la ashwagandha, los omega-3 purificados, la N-acetilcisteína, e incluso ciertos psicoestimulantes bajo protocolo riguroso pueden facilitar la restauración de redes neuronales dañadas. Pero su uso debe basarse en diagnóstico contextual, no en desesperación ni marketing pseudocientífico.</text:p>
      <text:p text:style-name="P197">En esta tesis se plantea, de forma inequívoca, que la salud no puede seguir definiéndose por la ausencia de síntomas ni por la funcionalidad mecánica inducida por fármacos apilados. La salud es una capacidad natural, pero esa capacidad necesita condiciones. Cuando las condiciones son de encierro, de toxicidad repetida, de negación sistemática de lo vital, lo que emerge no es enfermedad, sino fracaso estructural inducido. Y cuando ese fracaso se diagnostica como déficit del sujeto, se consuma una injusticia médica y moral.</text:p>
      <text:p text:style-name="P197">La tesis avanza, por tanto, desde una lectura científica de la biología real, hacia una propuesta integral de remediación. Las siguientes partes detallarán los efectos metabólicos específicos de la desregulación cíclica, las marcas epigenéticas transmisibles por generaciones, y, finalmente, las vías regenerativas ya disponibles y comprobadas, aunque negadas por las instituciones. Porque si algo muestra la PNEI, es que la vida desea curarse, si se la deja. Y el conocimiento existe: lo que falta es voluntad de aplicarlo con honestidad.</text:p>
      <text:p text:style-name="P237"><text:span text:style-name="Strong_20_Emphasis"><text:span text:style-name="T65">Biofilia, rango natural y restauración fisiológica desde la conexión vital: entre especies y saberes</text:span></text:span></text:p>
      <text:p text:style-name="P197">La vida, en su expresión más básica, busca la conexión. La teoría de la biofilia, propuesta originalmente por Edward O. Wilson, se fundamenta no solo en una intuición filosófica o ecológica, sino en evidencia neuroendocrina acumulada que demuestra que el contacto con entornos vivos, naturales, no artificiales, genera respuestas fisiológicas de reparación, regulación y armonización multisistémica. Esta predisposición hacia la vida no es un capricho estético ni una preferencia cultural: es una necesidad biológica codificada en las vías autónomas del sistema nervioso, en la liberación de oxitocina, serotonina, dopamina y endorfinas, en la reducción del cortisol y de las catecolaminas proinflamatorias.</text:p>
      <text:p text:style-name="P197">La ruptura de este contacto –como ocurre sistemáticamente en los entornos urbanos cerrados, medicalizados, plastificados o excesivamente artificializados– produce una desincronización que va más allá del estado de ánimo: induce neuroinflamación, altera la microbiota, bloquea la neurogénesis, y perpetúa un estado de hiperalerta fisiológica. La recuperación del rango natural –la posibilidad de movimiento libre, exploración significativa, elección contextual, vida sensorial no mediada– es indispensable para reactivar los mecanismos de curación profunda. Esta necesidad no es exclusiva del ser humano: estudios en etología y neurobiología animal muestran que el encierro forzado, la falta de estímulo natural, y la privación de contacto interespecífico llevan a la disfunción inmunológica, al estereotipado comportamental y a una vida acortada, incluso en condiciones alimentarias óptimas.</text:p>
      <text:p text:style-name="P197"><text:soft-page-break/>Los paralelismos entre las condiciones impuestas a animales en sistemas industriales y las vividas por humanos psiquiatrizados, o simplemente atrapados en entornos socialmente disfuncionales, no son alegóricos: son fisiológicamente equivalentes en sus efectos. La diferencia radica en la capacidad simbólica del ser humano para racionalizar su sufrimiento o anestesiarlo. Pero los marcadores inflamatorios, las lesiones hipocampales, la inhibición del sistema de recompensa y la pérdida de sinapsis funcional se repiten en ambos grupos. Es un sufrimiento transespecie, consecuencia de un mismo modelo de dominación biológica, económica y epistemológica.</text:p>
      <text:p text:style-name="P197">Frente a esta degradación, existen vías concretas de recuperación. Algunas de ellas están ya disponibles, incluso farmacológicamente, pero su uso ha sido secuestrado por discursos de rendimiento o estigmatizado por mal uso. Los nootrópicos, correctamente indicados, pueden actuar como cofactores en la restauración sináptica, la potenciación de memoria funcional, el incremento de la resiliencia al estrés oxidativo y la optimización del metabolismo neuronal. Sustancias como la L-teanina, el magnesio treonato, la uridina, el citrato de colina, la fosfatidilserina o la N-acetilcisteína han demostrado eficacia en contextos clínicos específicos. Otros compuestos como los adaptógenos naturales –ashwagandha, bacopa monnieri, rhodiola rosea, panax ginseng– muestran beneficios moduladores del eje HHA y efectos antiinflamatorios cerebrales.</text:p>
      <text:p text:style-name="P197">El uso racional de estos agentes debe inscribirse en un marco holístico: no como sustitutos de un entorno vital saludable, sino como apoyos para su recuperación progresiva. Es necesario rechazar tanto el uso comercial y descontextualizado de nootrópicos como su demonización acrítica. La inteligencia biológica –incluida la plasticidad neural, la capacidad adaptativa y la restauración de funciones– puede y debe ser protegida, no anulada. Y ello implica también el derecho a acceder a herramientas que potencien el juicio, la lucidez y la autonomía, sin quedar sometidos a esquemas institucionales que premian la obediencia química y no la recuperación real.</text:p>
      <text:p text:style-name="P197">La biofilia, en última instancia, es un principio organizador de la salud. Vivir en contacto con la vida, respetar los ritmos del cuerpo, reconectar con entornos no desnaturalizados, convivir con otras especies no como recursos sino como cohabitantes, todo ello permite la activación de procesos reparadores silenciados por años de disfunción social. Esta tesis reivindica esa conexión como fundamento material de la salud mental, no como metáfora. Y en la siguiente parte, se desarrollarán las vías regenerativas ya disponibles, integrando el conocimiento científico actual con propuestas estructurales de implementación, desde el deporte a la medicina regenerativa. Porque la salud no es un milagro: es una posibilidad, siempre que no se impida.</text:p>
      <text:p text:style-name="P237"><text:span text:style-name="Strong_20_Emphasis"><text:span text:style-name="T65">Medicina regenerativa y rejuvenecimiento: restauración fisiológica y derecho a una vida lúcida, activa y libre</text:span></text:span></text:p>
      <text:p text:style-name="P197">La reparación del daño inducido por prácticas psiquiátricas coercitivas, entornos degradantes y rupturas sistemáticas de los ciclos vitales exige más que alivio sintomático: requiere un compromiso real con la regeneración del cuerpo y de la mente. El conocimiento científico actual –desde la biología molecular hasta la fisiología integrativa– ha documentado con rigor que existen mecanismos intrínsecos de rejuvenecimiento, neurogénesis, reequilibrio inmunoneuroendocrino y restauración epigenética. Sin embargo, tales mecanismos solo pueden activarse cuando cesa el daño, se restablecen las condiciones naturales y se garantiza un entorno favorable, no patogénico, a nivel relacional, sensorial, estructural y temporal.</text:p>
      <text:p text:style-name="P197">La medicina regenerativa, entendida como la activación de procesos endógenos de reparación celular, tisular y funcional, no es una promesa futura: es una realidad ya documentada en diversos <text:soft-page-break/>campos. Intervenciones nutricionales precisas –como la restricción calórica intermitente, la cetosis terapéutica controlada, la suplementación con micronutrientes específicos, y el uso de prebióticos, simbióticos y compuestos bioactivos como el resveratrol, la quercetina o la berberina– han demostrado capacidad para reducir el daño oxidativo, recuperar la sensibilidad a la insulina, estimular la autofagia celular y proteger las redes neuronales. Estos procesos están directamente relacionados con el restablecimiento del equilibrio emocional, la mejora del estado cognitivo y la reversión de estados depresivos refractarios.</text:p>
      <text:p text:style-name="P197">El deporte –particularmente cuando es elegido libremente, adaptado al cuerpo y no impuesto bajo modelos coercitivos de productividad o apariencia– activa la expresión de factores neurotróficos como el BDNF, regula la secreción de endorfinas, fortalece la variabilidad del ritmo cardíaco (HRV), y sincroniza la función mitocondrial con los ritmos circadianos. Las prácticas corporales conscientes, como el yoga, el tai chi o la respiración diafragmática profunda, modulan directamente la actividad del nervio vago, restaurando el tono parasimpático y reduciendo la inflamación sistémica. Ninguna de estas prácticas es placebo: son intervenciones con respaldo fisiológico sólido, capaces de reparar lo que la institución ha lesionado o desatendido.</text:p>
      <text:p text:style-name="P197">El sueño, restaurado no solo en cantidad sino en profundidad y ritmicidad, permite la consolidación de la memoria, la regulación de la función inmunológica, la depuración cerebral vía el sistema glinfático y la síntesis óptima de neurotransmisores. Sin sueño reparador no hay plasticidad cerebral, no hay restauración emocional ni inmunológica, y no hay posibilidad de salud mental. El insomnio crónico inducido por condiciones estructurales –ruido, luz artificial, angustia vital, entornos hostiles, fármacos mal indicados– es una forma de tortura civilizada, que perpetúa el estado de deterioro y desregulación.</text:p>
      <text:p text:style-name="P197">En paralelo, la vida activa en comunidad –siempre que esta se base en vínculos seguros, en reconocimiento mutuo, y en una organización no alienante del tiempo compartido– es uno de los factores más potentes de salud neuroendocrina documentados. La conexión social sincera eleva la oxitocina, reduce el cortisol, activa el sistema límbico de recompensa y disminuye la necesidad de medicación ansiolítica. Pero también debe reconocerse el derecho igual de legítimo a la soledad elegida, no como aislamiento impuesto, sino como forma activa de autorregulación, contemplación y reequilibrio sensorial y cognitivo. La soledad saludable no genera ansiedad: genera restauración. Lo que enferma no es el estar a solas, sino el ser abandonado, infantilizado o silenciado.</text:p>
      <text:p text:style-name="P197">Esta tesis defiende, desde la evidencia científica más rigurosa, que la salud mental real –entendida como autorregulación lúcida, vitalidad sostenida, juicio restaurado y libertad de acción– no solo es posible, sino que debe ser el objetivo de toda política pública y toda práctica clínica. No hay excusa científica ni ética para seguir reproduciendo sistemas que impiden esta recuperación. La regeneración fisiológica, neurocognitiva y emocional está al alcance, pero exige condiciones materiales justas, conocimiento aplicado y ruptura del paradigma coercitivo.</text:p>
      <text:p text:style-name="P197">Desde la acción EU BEACON, esta visión se convierte en arquitectura de futuro: educación, salud y regeneración articuladas en sistemas abiertos, éticos y sostenibles. Porque la vida, cuando se la respeta, se regenera. Y eso es precisamente lo que el sistema vigente impide: no por ignorancia, sino por inercia estructural, interés económico y desprecio histórico por la autonomía. Esta tesis rompe ese pacto de silencio, y propone, con pruebas, caminos ya trazables hacia la recuperación colectiva. Desde la vida, para la vida.</text:p>
      <text:h text:style-name="P10" text:outline-level="3"><text:soft-page-break/>Nota técnica</text:h>
      <text:p text:style-name="P197">La sección 6.4 se apoya en los marcos científicos de la psiconeuroendocrinoinmunología (PNEI), la neuroetología, la fisiología integrativa y la medicina regenerativa. Los efectos del encierro y de la coerción crónica sobre el organismo se recogen en humanos y en otras especies animales desde un enfoque comparado. Se documenta el impacto del confinamiento no deseado sobre la homeostasis neuroendocrina, la plasticidad sináptica, la inmunomodulación, los ritmos circadianos y la expresión epigenética, utilizando datos provenientes de estudios clínicos, revisiones sistemáticas, meta-análisis y modelos experimentales.</text:p>
      <text:p text:style-name="P197">Se incluye una tabla de impactos observados en distintos sistemas nerviosos bajo encierro forzado, y una tabla de condiciones regenerativas efectivas en procesos de recuperación multisistémica. Estas tablas tienen como objetivo mostrar de forma visual la necesidad urgente de rediseñar los entornos vitales desde el conocimiento fisiológico y no desde la simulación institucional de cuidado.</text:p>
      <text:h text:style-name="P15" text:outline-level="3"><text:span text:style-name="T65">Tabla 6.4.1 – </text:span><text:span text:style-name="Emphasis"><text:span text:style-name="T65">Impactos del encierro forzado y la coerción estructural en humanos y otros animales</text:span></text:span></text:h>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P50">Especie / condición</text:p>
            </table:table-cell>
            <table:table-cell table:style-name="Table31.A1" office:value-type="string">
              <text:p text:style-name="P50">Manifestaciones fisiológicas clave</text:p>
            </table:table-cell>
            <table:table-cell table:style-name="Table31.A1" office:value-type="string">
              <text:p text:style-name="P50">Manifestaciones conductuales / emocionales</text:p>
            </table:table-cell>
            <table:table-cell table:style-name="Table31.A1" office:value-type="string">
              <text:p text:style-name="P50">Observaciones científicas relevantes</text:p>
            </table:table-cell>
          </table:table-row>
        </table:table-header-rows>
        <table:table-row>
          <table:table-cell table:style-name="Table31.A1" office:value-type="string">
            <text:p text:style-name="P46"><text:span text:style-name="Strong_20_Emphasis"><text:span text:style-name="T1">Elefantes en cautividad</text:span></text:span></text:p>
          </table:table-cell>
          <table:table-cell table:style-name="Table31.A1" office:value-type="string">
            <text:p text:style-name="P43">Hipercortisolemia, ulceraciones gástricas, inmunodepresión</text:p>
          </table:table-cell>
          <table:table-cell table:style-name="Table31.A1" office:value-type="string">
            <text:p text:style-name="P43">Estereotipias, agresividad, depresión</text:p>
          </table:table-cell>
          <table:table-cell table:style-name="Table31.A1" office:value-type="string">
            <text:p text:style-name="P43">Estudios en zoológicos europeos, PETA, Born Free Foundation</text:p>
          </table:table-cell>
        </table:table-row>
        <table:table-row>
          <table:table-cell table:style-name="Table31.A1" office:value-type="string">
            <text:p text:style-name="P46"><text:span text:style-name="Strong_20_Emphasis"><text:span text:style-name="T1">Primates enjaulados</text:span></text:span></text:p>
          </table:table-cell>
          <table:table-cell table:style-name="Table31.A1" office:value-type="string">
            <text:p text:style-name="P43">Disminución de BDNF, disfunción dopaminérgica</text:p>
          </table:table-cell>
          <table:table-cell table:style-name="Table31.A1" office:value-type="string">
            <text:p text:style-name="P43">Inhibición, frustración ante desigualdad</text:p>
          </table:table-cell>
          <table:table-cell table:style-name="Table31.A1" office:value-type="string">
            <text:p text:style-name="P43">Frans de Waal, NIH behavioral labs</text:p>
          </table:table-cell>
        </table:table-row>
        <table:table-row>
          <table:table-cell table:style-name="Table31.A1" office:value-type="string">
            <text:p text:style-name="P46"><text:span text:style-name="Strong_20_Emphasis"><text:span text:style-name="T1">Felinos salvajes en jaulas</text:span></text:span></text:p>
          </table:table-cell>
          <table:table-cell table:style-name="Table31.A1" office:value-type="string">
            <text:p text:style-name="P43">Atrofia muscular, trastornos endocrinos</text:p>
          </table:table-cell>
          <table:table-cell table:style-name="Table31.A1" office:value-type="string">
            <text:p text:style-name="P43">Automutilación, aullidos, apatía</text:p>
          </table:table-cell>
          <table:table-cell table:style-name="Table31.A1" office:value-type="string">
            <text:p text:style-name="P43">ZSL London, informes CITES sobre bienestar en zoológicos</text:p>
          </table:table-cell>
        </table:table-row>
        <table:table-row>
          <table:table-cell table:style-name="Table31.A1" office:value-type="string">
            <text:p text:style-name="P46"><text:span text:style-name="Strong_20_Emphasis"><text:span text:style-name="T1">Perros encerrados sin atención</text:span></text:span></text:p>
          </table:table-cell>
          <table:table-cell table:style-name="Table31.A1" office:value-type="string">
            <text:p text:style-name="P43">Neuroinflamación, atrofia límbica</text:p>
          </table:table-cell>
          <table:table-cell table:style-name="Table31.A1" office:value-type="string">
            <text:p text:style-name="P43">Ansiedad crónica, comportamientos destructivos</text:p>
          </table:table-cell>
          <table:table-cell table:style-name="Table31.A1" office:value-type="string">
            <text:p text:style-name="P43">Estudios en refugios sin enriquecimiento ambiental</text:p>
          </table:table-cell>
        </table:table-row>
        <table:table-row>
          <table:table-cell table:style-name="Table31.A1" office:value-type="string">
            <text:p text:style-name="P46"><text:span text:style-name="Strong_20_Emphasis"><text:span text:style-name="T1">Humanas institucionalizadas (psiquiatría/coerción)</text:span></text:span></text:p>
          </table:table-cell>
          <table:table-cell table:style-name="Table31.A1" office:value-type="string">
            <text:p text:style-name="P43">Desregulación del eje HHA, neurotoxicidad farmacológica crónica</text:p>
          </table:table-cell>
          <table:table-cell table:style-name="Table31.A1" office:value-type="string">
            <text:p text:style-name="P43">Anhedonia, insomnio, crisis somáticas</text:p>
          </table:table-cell>
          <table:table-cell table:style-name="Table31.A1" office:value-type="string">
            <text:p text:style-name="P43">PNEI aplicada, estudios de polifarmacia crónica, tesis URV</text:p>
          </table:table-cell>
        </table:table-row>
        <table:table-row>
          <table:table-cell table:style-name="Table31.A1" office:value-type="string">
            <text:p text:style-name="P46"><text:span text:style-name="Strong_20_Emphasis"><text:span text:style-name="T1">Víctimas de trata / esclavitud sexual</text:span></text:span></text:p>
          </table:table-cell>
          <table:table-cell table:style-name="Table31.A1" office:value-type="string">
            <text:p text:style-name="P43">Desregulación epigenética (NR3C1, FKBP5), disociación persistente</text:p>
          </table:table-cell>
          <table:table-cell table:style-name="Table31.A1" office:value-type="string">
            <text:p text:style-name="P43">Alteración del apego, pérdida de agencia</text:p>
          </table:table-cell>
          <table:table-cell table:style-name="Table31.A1" office:value-type="string">
            <text:p text:style-name="P43">WHO, Harvard FXB Center, CIDEN &amp; ONU-Mujeres</text:p>
          </table:table-cell>
        </table:table-row>
        <table:table-row>
          <table:table-cell table:style-name="Table31.A1" office:value-type="string">
            <text:p text:style-name="P46"><text:span text:style-name="Strong_20_Emphasis"><text:span text:style-name="T1">Niños y niñas en instituciones cerradas / escuelas sin afecto</text:span></text:span></text:p>
          </table:table-cell>
          <table:table-cell table:style-name="Table31.A1" office:value-type="string">
            <text:p text:style-name="P43">Cortisol basal alterado, microbiota disfuncional</text:p>
          </table:table-cell>
          <table:table-cell table:style-name="Table31.A1" office:value-type="string">
            <text:p text:style-name="P43">Desmotivación, agresividad, trastornos del vínculo</text:p>
          </table:table-cell>
          <table:table-cell table:style-name="Table31.A1" office:value-type="string">
            <text:p text:style-name="P43">Observatorios europeos de infancia institucionalizada</text:p>
          </table:table-cell>
        </table:table-row>
        <table:table-row>
          <table:table-cell table:style-name="Table31.A1" office:value-type="string">
            <text:p text:style-name="P46"><text:span text:style-name="Strong_20_Emphasis"><text:span text:style-name="T1">Trabajadores/as precarizados/as sin elección ni pausa</text:span></text:span></text:p>
          </table:table-cell>
          <table:table-cell table:style-name="Table31.A1" office:value-type="string">
            <text:p text:style-name="P43">Hipertensión, disfunción mitocondrial</text:p>
          </table:table-cell>
          <table:table-cell table:style-name="Table31.A1" office:value-type="string">
            <text:p text:style-name="P43">Irritabilidad, embotamiento, agotamiento moral</text:p>
          </table:table-cell>
          <table:table-cell table:style-name="Table31.A1" office:value-type="string">
            <text:p text:style-name="P43">Estudios longitudinales sobre burnout y estrés <text:soft-page-break/>laboral crónico</text:p>
          </table:table-cell>
        </table:table-row>
      </table:table>
      <text:p text:style-name="P197"><text:span text:style-name="T70"/></text:p>
      <text:h text:style-name="P15" text:outline-level="3"><text:span text:style-name="T65">Tabla 6.4.2 – </text:span><text:span text:style-name="Emphasis"><text:span text:style-name="T65">Condiciones necesarias para la recuperación fisiológica y emocional: vías regenerativas documentadas</text:span></text:span></text:h>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P50">Intervención / Condición restauradora</text:p>
            </table:table-cell>
            <table:table-cell table:style-name="Table32.A1" office:value-type="string">
              <text:p text:style-name="P50">Mecanismos biológicos activados</text:p>
            </table:table-cell>
            <table:table-cell table:style-name="Table32.A1" office:value-type="string">
              <text:p text:style-name="P50">Efectos observados científicamente</text:p>
            </table:table-cell>
            <table:table-cell table:style-name="Table32.A1" office:value-type="string">
              <text:p text:style-name="P50">Ámbitos / Modelos de éxito documentado</text:p>
            </table:table-cell>
          </table:table-row>
        </table:table-header-rows>
        <table:table-row>
          <table:table-cell table:style-name="Table32.A1" office:value-type="string">
            <text:p text:style-name="P46"><text:span text:style-name="Strong_20_Emphasis"><text:span text:style-name="T1">Vida al aire libre con contacto natural</text:span></text:span></text:p>
          </table:table-cell>
          <table:table-cell table:style-name="Table32.A1" office:value-type="string">
            <text:p text:style-name="P43">Activación parasimpática, modulación del eje HHA, reducción de TNF-α</text:p>
          </table:table-cell>
          <table:table-cell table:style-name="Table32.A1" office:value-type="string">
            <text:p text:style-name="P43">Mejora del estado de ánimo, inmunorregulación</text:p>
          </table:table-cell>
          <table:table-cell table:style-name="Table32.A1" office:value-type="string">
            <text:p text:style-name="P43">Ecoterapia, veteranos en agricultura, estudios en Japón (shinrin-yoku)</text:p>
          </table:table-cell>
        </table:table-row>
        <table:table-row>
          <table:table-cell table:style-name="Table32.A1" office:value-type="string">
            <text:p text:style-name="P46"><text:span text:style-name="Strong_20_Emphasis"><text:span text:style-name="T1">Trabajo con animales y tierra (agricultura, pastoreo, convivencia)</text:span></text:span></text:p>
          </table:table-cell>
          <table:table-cell table:style-name="Table32.A1" office:value-type="string">
            <text:p text:style-name="P43">Aumento de BDNF, oxitocina, sincronización ritmos circadianos</text:p>
          </table:table-cell>
          <table:table-cell table:style-name="Table32.A1" office:value-type="string">
            <text:p text:style-name="P43">Reducción del TEPT, aumento de resiliencia</text:p>
          </table:table-cell>
          <table:table-cell table:style-name="Table32.A1" office:value-type="string">
            <text:p text:style-name="P43">Shell shock recovery WWI, terapias con caballos y huertos comunitarios</text:p>
          </table:table-cell>
        </table:table-row>
        <table:table-row>
          <table:table-cell table:style-name="Table32.A1" office:value-type="string">
            <text:p text:style-name="P46"><text:span text:style-name="Strong_20_Emphasis"><text:span text:style-name="T1">Soporte relacional real, no simbólico</text:span></text:span></text:p>
          </table:table-cell>
          <table:table-cell table:style-name="Table32.A1" office:value-type="string">
            <text:p text:style-name="P43">Disminución de IL-6, aumento de oxitocina, mejora de HRV</text:p>
          </table:table-cell>
          <table:table-cell table:style-name="Table32.A1" office:value-type="string">
            <text:p text:style-name="P43">Reconfiguración del apego, mejor regulación emocional</text:p>
          </table:table-cell>
          <table:table-cell table:style-name="Table32.A1" office:value-type="string">
            <text:p text:style-name="P43">Modelos Open Dialogue, casas de Soteria, comunidad terapéutica democrática</text:p>
          </table:table-cell>
        </table:table-row>
        <table:table-row>
          <table:table-cell table:style-name="Table32.A1" office:value-type="string">
            <text:p text:style-name="P46"><text:span text:style-name="Strong_20_Emphasis"><text:span text:style-name="T1">Silencio no impuesto, soledad elegida</text:span></text:span></text:p>
          </table:table-cell>
          <table:table-cell table:style-name="Table32.A1" office:value-type="string">
            <text:p text:style-name="P43">Neuroplasticidad límbica, reparación sensorial</text:p>
          </table:table-cell>
          <table:table-cell table:style-name="Table32.A1" office:value-type="string">
            <text:p text:style-name="P43">Claridad cognitiva, reducción del estrés</text:p>
          </table:table-cell>
          <table:table-cell table:style-name="Table32.A1" office:value-type="string">
            <text:p text:style-name="P43">Programas de retiro adaptado, estudio longitudinal de introspección guiada</text:p>
          </table:table-cell>
        </table:table-row>
        <table:table-row>
          <table:table-cell table:style-name="Table32.A1" office:value-type="string">
            <text:p text:style-name="P46"><text:span text:style-name="Strong_20_Emphasis"><text:span text:style-name="T1">Suplementación racional (nootrópicos)</text:span></text:span></text:p>
          </table:table-cell>
          <table:table-cell table:style-name="Table32.A1" office:value-type="string">
            <text:p text:style-name="P43">Optimización mitocondrial, neurogénesis, antiinflamación</text:p>
          </table:table-cell>
          <table:table-cell table:style-name="Table32.A1" office:value-type="string">
            <text:p text:style-name="P43">Mejora cognitiva sin dependencia</text:p>
          </table:table-cell>
          <table:table-cell table:style-name="Table32.A1" office:value-type="string">
            <text:p text:style-name="P43">NAC, omega-3, L-teanina, citicolina, rodiola en protocolos supervisados</text:p>
          </table:table-cell>
        </table:table-row>
        <table:table-row>
          <table:table-cell table:style-name="Table32.A1" office:value-type="string">
            <text:p text:style-name="P46"><text:span text:style-name="Strong_20_Emphasis"><text:span text:style-name="T1">Movimiento y deporte libremente elegidos</text:span></text:span></text:p>
          </table:table-cell>
          <table:table-cell table:style-name="Table32.A1" office:value-type="string">
            <text:p text:style-name="P43">Aumento de endorfinas, dopamina, BDNF</text:p>
          </table:table-cell>
          <table:table-cell table:style-name="Table32.A1" office:value-type="string">
            <text:p text:style-name="P43">Prevención de recaídas, bienestar sostenido</text:p>
          </table:table-cell>
          <table:table-cell table:style-name="Table32.A1" office:value-type="string">
            <text:p text:style-name="P43">Programas no coercitivos en recuperación psiquiátrica, evidencia Cochrane</text:p>
          </table:table-cell>
        </table:table-row>
        <table:table-row>
          <table:table-cell table:style-name="Table32.A1" office:value-type="string">
            <text:p text:style-name="P46"><text:span text:style-name="Strong_20_Emphasis"><text:span text:style-name="T1">Desmedicalización controlada y evaluación de iatrogenia</text:span></text:span></text:p>
          </table:table-cell>
          <table:table-cell table:style-name="Table32.A1" office:value-type="string">
            <text:p text:style-name="P43">Reversión de efectos adversos farmacológicos acumulados</text:p>
          </table:table-cell>
          <table:table-cell table:style-name="Table32.A1" office:value-type="string">
            <text:p text:style-name="P43">Recuperación de funciones afectivas y cognitivas</text:p>
          </table:table-cell>
          <table:table-cell table:style-name="Table32.A1" office:value-type="string">
            <text:p text:style-name="P43">Iniciativas de deprescripción asistida y atención integral (Quebec, Brasil, España)</text:p>
          </table:table-cell>
        </table:table-row>
      </table:table>
      <text:p text:style-name="P197"><text:span text:style-name="T70"/></text:p>
      <text:p text:style-name="P224">6.5 Polución, corrupción y deterioro médico-sanitario</text:p>
      <text:p text:style-name="P224">La conjunción entre polución ambiental, corrupción institucional y deterioro progresivo del sistema médico-sanitario configura un escenario donde la práctica clínica se vacía de contenido ético, científico y humano. En el contexto actual, no es infrecuente que los profesionales actúen desde una <text:soft-page-break/>lógica reduccionista, rígida y monoinstrumental: la analogía del martillo es aquí precisa. Aquel que solo dispone de un martillo tiende a ver todos los problemas como clavos. En el ámbito psiquiátrico y médico-social, ese martillo se encarna en la pastilla, la inyección, la contención física o química, y el aislamiento. Estos recursos –que deberían ser excepcionales y contextualizados– se aplican sistemáticamente como únicas herramientas disponibles, no por evidencia clínica, sino por agotamiento institucional, desconocimiento epistemológico o servidumbre burocrática.</text:p>
      <text:p text:style-name="P197">Este deterioro es inseparable de la polución literal y simbólica que invade los entornos asistenciales: aire contaminado, aguas con residuos de psicofármacos, edificios hospitalarios saturados de químicos, y prácticas clínicas saturadas de ideología biomédica empobrecida. La salud se interpreta como supresión de síntomas, nunca como restablecimiento de la vida. Se medicaliza el sufrimiento sin escuchar, se diagnostica sin observar, se prescribe sin comprender. Bajo este modelo, el conocimiento clínico se transforma en procedimiento estandarizado, donde los algoritmos prevalecen sobre la relación humana, y el dolor se convierte en dato a suprimir, no en mensaje a interpretar.</text:p>
      <text:p text:style-name="P197">A este panorama se suma la corrupción: no sólo financiera o administrativa, sino epistemológica. La formación sanitaria adolece de pensamiento crítico, de visión ecológica y de cultura de derechos. Se privilegia la farmacología sobre la fisiología, el protocolo sobre la prudencia, la obediencia sobre la escucha. Y cuando estos instrumentos fracasan, no se cuestiona el modelo: se incrementa la dosis, se endurece la medida, se endurece al paciente. El daño iatrogénico se normaliza. El fracaso clínico se culpa a la persona. La contención se justifica como protección. La violencia se disfraza de intervención.</text:p>
      <text:p text:style-name="P197">Por otro lado, emerge también un riesgo complementario: el de la respuesta excesivamente simbólica o dialogicista que, frente a la brutalidad institucional, pretende resolver con palabras lo que exige reparación estructural. Hablar con quien no tiene hambre no alimenta; dialogar con quien ejerce poder sin límites no transforma el abuso. El acompañamiento no puede sustituir la justicia. La escucha no puede reemplazar la restitución. El diálogo es esencial, sí, pero se vuelve cómplice cuando sirve para aplacar la crítica sin transformar la estructura que violenta.</text:p>
      <text:p text:style-name="P197">Esta sección cierra el capítulo con una afirmación inequívoca: ni la coerción química ni el blanqueamiento dialógico pueden sustituir una medicina comprometida con la regeneración real. La salud mental no puede seguir siendo gestionada como un residuo patológico. La única respuesta científicamente válida pasa por el desmantelamiento de las prácticas nocivas, la erradicación del paradigma coercitivo, y la implementación de una sanidad centrada en el conocimiento integrador, la dignidad y la vida. Sin excepciones. Sin atajos. Sin ficción.</text:p>
      <text:p text:style-name="P224">La confluencia entre la contaminación material, la corrupción estructural y el deterioro epistemológico del sistema sanitario ha producido una deriva asistencial que impide la recuperación y profundiza el daño. No se trata únicamente de emisiones tóxicas, aguas saturadas de fármacos, o acumulación de residuos médicos en ambientes saturados de químicos industriales. El verdadero contaminante, difícil de cuantificar, es la inercia profesional que ha sustituido el juicio clínico por la ejecución rutinaria de prácticas normalizadas, muchas de ellas incompatibles con la salud.</text:p>
      <text:p text:style-name="P197">Quienes se formaron para curar han sido progresivamente relegados al papel de ejecutores de procedimientos protocolizados, aplicadores de soluciones limitadas, repetitivas y descontextualizadas. Como quien solo tiene un martillo y cree que todo es un clavo, en la atención en salud mental se repiten prescripciones, se imponen inyecciones, se multiplican contenciones, se <text:soft-page-break/>institucionaliza el aislamiento. Esta simplificación, peligrosa y extendida, niega la individualidad del sufrimiento, convierte al cuerpo en campo de pruebas, y perpetúa errores graves al convertirlos en norma. Se medicaliza la respuesta fisiológica al entorno hostil sin examinar ni reformar ese entorno. Se diagnostica la fatiga de vivir sin ofrecer condiciones reales para vivir con dignidad.</text:p>
      <text:p text:style-name="P197">Esta forma de operar no puede desligarse del marco corrupto que sustenta su vigencia. No se trata de una corrupción exclusivamente económica, sino epistemológica y moral. Se ocultan fallos, se premian resultados ficticios, se protegen malas prácticas bajo el escudo de la obediencia institucional. La investigación que podría haber ofrecido alternativas ha sido desplazada o ignorada. El personal sanitario, incluso el más bien intencionado, se ve atrapado entre la carga asistencial, la falta de formación integral y el miedo a actuar fuera del protocolo. Esta distorsión del oficio afecta a médicas, enfermeros, psicólogas, farmacéuticos, trabajadoras sociales, educadores, y también a pacientes, convertidos en receptores pasivos de un saber cada vez más empobrecido.</text:p>
      <text:p text:style-name="P197">En paralelo, y como respuesta reactiva, se ha difundido una aproximación simplista basada en la glorificación acrítica del diálogo. El riesgo aquí no es el diálogo en sí, sino su uso como sustituto de la transformación. La palabra, sin acción, no sana. El acompañamiento, sin reforma, no evita el daño. El uso retórico de conceptos como escucha, respeto o co-construcción puede convertirse en un mecanismo de desactivación de la crítica estructural. No basta con escuchar: hay que reparar. No basta con dialogar: hay que transformar. Las prácticas deshumanizantes no se corrigen con eufemismos ni con espacios de conversación que no interrumpen el daño.</text:p>
      <text:p text:style-name="P197">Sin embargo, ni la brutalidad coercitiva ni el dialogismo inocuo agotan las posibilidades. Existen alternativas reales, documentadas, eficaces. Han sido desarrolladas por quienes no renunciaron a la honestidad profesional, por quienes observaron los fallos y trabajaron para no repetirlos, por quienes midieron los resultados sin maquillarlos, y mejoraron en cada iteración. Estas prácticas no son utópicas ni marginales: existen. Son perfectibles, como toda labor humana seria. Pero exigen voluntad, formación y compromiso. No se improvisan, no se decretan, no se compran. Se construyen, y se sostienen en la evaluación permanente, en el aprendizaje colectivo y en la exigencia moral.</text:p>
      <text:p text:style-name="P197">Esta tesis no se detiene aquí. Lo que sigue es el estudio riguroso de las soluciones que funcionan, de los métodos contrastados, de los principios universales que han demostrado ser protectores de la vida humana y no humana. A partir de ellos se articula un proyecto de medicina perfeccionable, científica y profundamente humana, que no repita errores y que aprenda siempre de quienes mejor han cuidado. Porque solo desde el reconocimiento del daño y la mejora continua se podrá restaurar la legitimidad de las prácticas sanitarias, y con ellas, la posibilidad de salud real.</text:p>
      <text:p text:style-name="P197">Los sistemas contemporáneos de atención en salud muestran signos de colapso estructural, no solo por el aumento cuantificable de la carga tóxica ambiental, sino por la degradación sostenida de su arquitectura ética, cognitiva y funcional. La polución atmosférica y química afecta directamente al equilibrio neuroendocrino e inmunológico, pero el mayor deterioro se produce cuando esta contaminación externa se replica a nivel institucional en la forma de prácticas clínicas desfasadas, diagnósticos rutinarios sin validación situacional y un uso extensivo de herramientas terapéuticas que no responden ni a la etiología ni al sufrimiento real del sujeto.</text:p>
      <text:p text:style-name="P197">La administración sanitaria, tanto en el nivel clínico como formativo, ha reducido la práctica médica a la aplicación de protocolos inertes que prescinden del juicio clínico individual, impiden la adaptación a contextos específicos y obstaculizan la evolución del conocimiento. Esta rigidez <text:soft-page-break/>metodológica se acompaña de un empobrecimiento doctrinal: se forma personal para cumplir instrucciones, no para pensar, observar o evaluar críticamente. Se margina la fisiología integrativa, se omite la psiconeuroinmunología, y se ignora la evidencia acumulada sobre los efectos deletéreos de las prácticas institucionalizadas más comunes, especialmente en el campo de la salud mental.</text:p>
      <text:p text:style-name="P197">El modelo dominante en los dispositivos psiquiátricos y centros de atención sigue empleando, como medidas de primera línea, la contención química, el aislamiento y la administración prolongada de psicofármacos, sin revisión crítica y sin indicadores de remisión funcional más allá de la inhibición conductual. Estas prácticas no sólo empobrecen la vida, sino que prolongan el daño, cronifican las trayectorias diagnósticas y minan la posibilidad de recuperación real. El sufrimiento se convierte en categoría administrativa; la respuesta institucional, en una imposición mecánica. Se descartan enfoques individualizados, a pesar de la abundante documentación de su eficacia en procesos restaurativos.</text:p>
      <text:p text:style-name="P197">La corrupción del sistema no puede atribuirse exclusivamente a intereses comerciales, aunque estos están presentes. Se trata también de una corrupción del conocimiento y del deber profesional: se validan prácticas porque son viables desde el punto de vista de la gestión, no porque resulten terapéuticamente útiles. Se ignoran resultados negativos, se repiten errores sin corrección, se encubre la iatrogenia con diagnósticos nuevos o se atribuye la falta de mejoría al propio paciente. Esta inversión de la responsabilidad ha contribuido a un profundo desprestigio del aparato médico en sectores cada vez más amplios de la población, que no encuentran respuesta ni reparación, sino reiteración del maltrato bajo una supuesta legalidad técnica.</text:p>
      <text:p text:style-name="P197">Frente a ello, se han promovido respuestas centradas en el acompañamiento verbal o emocional, que si bien pueden ser valiosas en determinados contextos, se tornan insuficientes o incluso contraproducentes si no se articulan con un compromiso real de revisión estructural. La palabra sin acción, el diálogo sin restitución, no detienen el daño. A menudo sirven, en cambio, para encubrirlo. Es necesario distinguir entre intervención centrada en la persona e intervención simbólica que sustituye la atención efectiva por gestos retóricos. La profesionalidad requiere resultados, no únicamente intenciones declaradas.</text:p>
      <text:p text:style-name="P197">Esta sección, por tanto, no expone una denuncia moral, sino una constatación técnica: el modelo vigente no cumple con su función restauradora, y en muchos casos, la contradice. Las causas son múltiples, pero no difusas: prácticas obsoletas, formación insuficiente, ausencia de evaluación rigurosa, fragmentación de saberes, desarticulación de los niveles asistenciales y pérdida del principio de responsabilidad clínica individual. El deterioro no es accidental, sino previsible, documentado, y mantenido por una estructura que no premia la mejora.</text:p>
      <text:p text:style-name="P197">Las secciones siguientes presentarán alternativas concretas, ya desarrolladas en contextos clínicos, comunitarios y educativos, que han demostrado resultados sostenibles. No se trata de especulación ni de esperanza, sino de aplicación práctica de principios ya conocidos. La medicina, si ha de conservar su legitimidad, debe fundarse en la mejora constante. Lo contrario no es neutralidad: es perpetuación del daño. Esta tesis se construye sobre ese principio. Sin atajos. Sin complacencia. Con evidencia.</text:p>
      <text:p text:style-name="P197"/>
      <text:p text:style-name="P224">6.6 Ética, ecosistemas y salud planetaria </text:p>
      <text:p text:style-name="P224"><text:soft-page-break/>La salud planetaria no puede entenderse únicamente como una categoría ambiental ni como una agenda preventiva global. Es una cuestión ética fundamental, inseparable de los derechos humanos, del respeto a los cuerpos más expuestos, y del modo en que las sociedades tratan a los sujetos vulnerables. Desde la antropología médica, los fenómenos de enfermedad, malestar y violencia no se distribuyen aleatoriamente: afectan con más severidad a quienes han sido sistemáticamente empobrecidas, racializadas, infantilizadas, encerradas o desechadas. Y en ese marco, la degradación del entorno natural se entrelaza con la descomposición de los sistemas de atención, con la impunidad institucional, y con el colapso práctico del principio de no maleficencia.</text:p>
      <text:p text:style-name="P197">En España, los crímenes médicos cometidos bajo el amparo de diagnósticos psiquiátricos, protocolos sin validación externa, y estructuras jurídicas opacas, siguen ocurriendo. Se violan derechos fundamentales mediante procedimientos presentados como terapéuticos: esterilizaciones no consentidas, ingresos forzados, polifarmacia sin evaluación clínica independiente, registros clínicos manipulados, coerción disfrazada de asistencia. Las víctimas son mujeres, ancianas, personas con diversidad funcional, migrantes, niños y jóvenes marcados por el estigma y la exclusión. Lo que ocurre no es una desviación excepcional, sino una manifestación estructural de un sistema que ha naturalizado la violencia institucional como forma de control.</text:p>
      <text:p text:style-name="P197">Esta realidad no es exclusiva de una nación. La violencia psiquiátrica, médica y legal, con sus múltiples formas –desde el abandono hasta la intervención forzada–, se reproduce internacionalmente con variaciones mínimas. Se observa en la medicalización de la pobreza, en la patologización de la resistencia, en el uso forzado de psicotrópicos como forma de control social, y en la ocultación de daños bajo eufemismos clínicos. En paralelo, los ecosistemas colapsan. Se multiplican las enfermedades infecciosas, metabólicas y mentales como expresión de la ruptura entre los seres vivos y sus entornos. Las condiciones mínimas para la salud –agua limpia, aire respirable, alimentos no contaminados, vínculos sociales seguros, acceso equitativo a la atención médica– han dejado de ser garantizadas en buena parte del planeta.</text:p>
      <text:p text:style-name="P197">Esta convergencia –de la violencia institucional y la degradación ecosistémica– no es accidental. Responde a un modelo de desarrollo basado en la explotación sin límites, la producción compulsiva, y la instrumentalización de la vida. Cuando los sistemas de salud se alinean con esta lógica, dejan de cumplir su función protectora y se convierten en dispositivos de dominación. No hay salud posible en un entorno donde el daño es estructural, previsible y no corregido. No hay ética sin justicia, ni justicia sin reparación.</text:p>
      <text:p text:style-name="P197">La ética médica no puede limitarse a un código profesional. Debe articularse con la ética de los ecosistemas, con la defensa activa de las condiciones que permiten la vida, y con la denuncia concreta de las prácticas que destruyen cuerpos y entornos. Desde la investigación, desde la atención clínica, y desde las políticas públicas, se requiere un compromiso incondicional con la verdad, con la dignidad, y con la protección de quienes no pueden defenderse por sí solas. Esta tesis se posiciona de forma inequívoca en esa dirección. Lo que sigue será el análisis de las propuestas científicas, legales y educativas necesarias para revertir esta trayectoria de daño y construir condiciones reales de salud para todos los seres vivos.</text:p>
      <text:h text:style-name="P10" text:outline-level="3">Nota técnica para las secciones 6.4, 6.5 y 6.7</text:h>
      <text:p text:style-name="P197">Estas secciones documentan de manera científica, desde un enfoque multidisciplinar, la consolidación de dispositivos sociales e institucionales orientados a la negación estructural de la vida, la destrucción de la agencia, y el silenciamiento del daño. El análisis se basa en datos clínicos, <text:soft-page-break/>observaciones etnográficas, literatura científica y jurídica, así como registros históricos y testimonios recogidos durante la investigación doctoral. El marco teórico incluye la psiconeuroendocrinoinmunología, la antropología médica crítica, la teoría de sistemas degradados, y la filosofía médica del perfeccionamiento. La evidencia muestra que estructuras originalmente concebidas para proteger la vida –sanitarias, jurídicas, religiosas, políticas– han sido corrompidas hasta operar como vectores de sufrimiento. La tesis lo identifica como una cultura institucionalizada del daño, mantenida por omisión, desresponsabilización y encubrimiento.</text:p>
      <text:p text:style-name="P28"/>
      <text:h text:style-name="P18" text:outline-level="3"><text:span text:style-name="T1">Tabla 6.X – </text:span><text:span text:style-name="Emphasis"><text:span text:style-name="T1">Infiltración sistémica de la corrupción institucional: estructuras que han traicionado su función protectora</text:span></text:span></text:h>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P50">Estamento / Sistema</text:p>
            </table:table-cell>
            <table:table-cell table:style-name="Table35.A1" office:value-type="string">
              <text:p text:style-name="P50">Finalidad legítima original</text:p>
            </table:table-cell>
            <table:table-cell table:style-name="Table35.A1" office:value-type="string">
              <text:p text:style-name="P50">Mecanismos documentados de corrupción sistémica</text:p>
            </table:table-cell>
            <table:table-cell table:style-name="Table35.A1" office:value-type="string">
              <text:p text:style-name="P50">Ejemplos y consecuencias observables</text:p>
            </table:table-cell>
          </table:table-row>
        </table:table-header-rows>
        <table:table-row>
          <table:table-cell table:style-name="Table35.A1" office:value-type="string">
            <text:p text:style-name="P46"><text:span text:style-name="Strong_20_Emphasis"><text:span text:style-name="T1">Medicina</text:span></text:span></text:p>
          </table:table-cell>
          <table:table-cell table:style-name="Table35.A1" office:value-type="string">
            <text:p text:style-name="P43">Curar, aliviar, proteger la vida</text:p>
          </table:table-cell>
          <table:table-cell table:style-name="Table35.A1" office:value-type="string">
            <text:p text:style-name="P43">Iatrogenia normalizada, protocolos deshumanizantes, polifarmacia sin revisión</text:p>
          </table:table-cell>
          <table:table-cell table:style-name="Table35.A1" office:value-type="string">
            <text:p text:style-name="P43">Sobremedicación, dependencia institucional, medicalización del malestar social</text:p>
          </table:table-cell>
        </table:table-row>
        <table:table-row>
          <table:table-cell table:style-name="Table35.A1" office:value-type="string">
            <text:p text:style-name="P46"><text:span text:style-name="Strong_20_Emphasis"><text:span text:style-name="T1">Psiquiatría</text:span></text:span></text:p>
          </table:table-cell>
          <table:table-cell table:style-name="Table35.A1" office:value-type="string">
            <text:p text:style-name="P43">Restaurar funciones mentales, respetar subjetividades</text:p>
          </table:table-cell>
          <table:table-cell table:style-name="Table35.A1" office:value-type="string">
            <text:p text:style-name="P43">Diagnósticos impuestos, coerción institucional, tortura médica</text:p>
          </table:table-cell>
          <table:table-cell table:style-name="Table35.A1" office:value-type="string">
            <text:p text:style-name="P43">Internamientos forzosos, pérdida de derechos civiles, deterioro inducido</text:p>
          </table:table-cell>
        </table:table-row>
        <table:table-row>
          <table:table-cell table:style-name="Table35.A1" office:value-type="string">
            <text:p text:style-name="P46"><text:span text:style-name="Strong_20_Emphasis"><text:span text:style-name="T1">Religión institucionalizada</text:span></text:span></text:p>
          </table:table-cell>
          <table:table-cell table:style-name="Table35.A1" office:value-type="string">
            <text:p text:style-name="P43">Guiar hacia el bien, proteger a los débiles, promover la compasión</text:p>
          </table:table-cell>
          <table:table-cell table:style-name="Table35.A1" office:value-type="string">
            <text:p text:style-name="P43">Instrumentalización política, encubrimiento de abusos, autoritarismo dogmático</text:p>
          </table:table-cell>
          <table:table-cell table:style-name="Table35.A1" office:value-type="string">
            <text:p text:style-name="P43">Abusos sexuales encubiertos, legitimación de guerras, silenciamiento de víctimas</text:p>
          </table:table-cell>
        </table:table-row>
        <table:table-row>
          <table:table-cell table:style-name="Table35.A1" office:value-type="string">
            <text:p text:style-name="P46"><text:span text:style-name="Strong_20_Emphasis"><text:span text:style-name="T1">Política representativa</text:span></text:span></text:p>
          </table:table-cell>
          <table:table-cell table:style-name="Table35.A1" office:value-type="string">
            <text:p text:style-name="P43">Garantizar justicia, distribuir equitativamente los recursos</text:p>
          </table:table-cell>
          <table:table-cell table:style-name="Table35.A1" office:value-type="string">
            <text:p text:style-name="P43">Captura corporativa, clientelismo, desinterés por el bien común</text:p>
          </table:table-cell>
          <table:table-cell table:style-name="Table35.A1" office:value-type="string">
            <text:p text:style-name="P43">Desigualdades crecientes, colapso del bienestar, leyes represivas</text:p>
          </table:table-cell>
        </table:table-row>
        <table:table-row>
          <table:table-cell table:style-name="Table35.A1" office:value-type="string">
            <text:p text:style-name="P46"><text:span text:style-name="Strong_20_Emphasis"><text:span text:style-name="T1">Poder judicial</text:span></text:span></text:p>
          </table:table-cell>
          <table:table-cell table:style-name="Table35.A1" office:value-type="string">
            <text:p text:style-name="P43">Garantizar el derecho, proteger a las víctimas, castigar el crimen</text:p>
          </table:table-cell>
          <table:table-cell table:style-name="Table35.A1" office:value-type="string">
            <text:p text:style-name="P43">Laxitud con estructuras de poder, revictimización, fallos estructurales</text:p>
          </table:table-cell>
          <table:table-cell table:style-name="Table35.A1" office:value-type="string">
            <text:p text:style-name="P43">Sentencias discriminatorias, impunidad institucional, no reparación</text:p>
          </table:table-cell>
        </table:table-row>
        <table:table-row>
          <table:table-cell table:style-name="Table35.A1" office:value-type="string">
            <text:p text:style-name="P46"><text:span text:style-name="Strong_20_Emphasis"><text:span text:style-name="T1">Fuerzas del orden / policía</text:span></text:span></text:p>
          </table:table-cell>
          <table:table-cell table:style-name="Table35.A1" office:value-type="string">
            <text:p text:style-name="P43">Garantizar la seguridad ciudadana sin violencia ilegítima</text:p>
          </table:table-cell>
          <table:table-cell table:style-name="Table35.A1" office:value-type="string">
            <text:p text:style-name="P43">Abusos de poder, racismo estructural, represión de protesta social</text:p>
          </table:table-cell>
          <table:table-cell table:style-name="Table35.A1" office:value-type="string">
            <text:p text:style-name="P43">Brutalidad policial, control selectivo, miedo social</text:p>
          </table:table-cell>
        </table:table-row>
        <table:table-row>
          <table:table-cell table:style-name="Table35.A1" office:value-type="string">
            <text:p text:style-name="P46"><text:span text:style-name="Strong_20_Emphasis"><text:span text:style-name="T1">Legislativo</text:span></text:span></text:p>
          </table:table-cell>
          <table:table-cell table:style-name="Table35.A1" office:value-type="string">
            <text:p text:style-name="P43">Representar la voluntad popular, crear leyes justas</text:p>
          </table:table-cell>
          <table:table-cell table:style-name="Table35.A1" office:value-type="string">
            <text:p text:style-name="P43">Aprobación de normativas injustas, bloqueo de reformas éticas</text:p>
          </table:table-cell>
          <table:table-cell table:style-name="Table35.A1" office:value-type="string">
            <text:p text:style-name="P43">Marco jurídico que legaliza la violencia psiquiátrica y la exclusión social</text:p>
          </table:table-cell>
        </table:table-row>
        <table:table-row>
          <table:table-cell table:style-name="Table35.A1" office:value-type="string">
            <text:p text:style-name="P46"><text:span text:style-name="Strong_20_Emphasis"><text:span text:style-name="T1">Academia y universidad</text:span></text:span></text:p>
          </table:table-cell>
          <table:table-cell table:style-name="Table35.A1" office:value-type="string">
            <text:p text:style-name="P43">Producir conocimiento, formar en <text:soft-page-break/>pensamiento crítico</text:p>
          </table:table-cell>
          <table:table-cell table:style-name="Table35.A1" office:value-type="string">
            <text:p text:style-name="P43">Censura, dogmatismo científico, dependencia corporativa</text:p>
          </table:table-cell>
          <table:table-cell table:style-name="Table35.A1" office:value-type="string">
            <text:p text:style-name="P43">Marginalización de saberes críticos, reproducción del statu <text:soft-page-break/>quo</text:p>
          </table:table-cell>
        </table:table-row>
        <table:table-row>
          <table:table-cell table:style-name="Table35.A1" office:value-type="string">
            <text:p text:style-name="P46"><text:span text:style-name="Strong_20_Emphasis"><text:span text:style-name="T1">Medios de comunicación dominantes</text:span></text:span></text:p>
          </table:table-cell>
          <table:table-cell table:style-name="Table35.A1" office:value-type="string">
            <text:p text:style-name="P43">Informar con veracidad, dar voz a lo relevante</text:p>
          </table:table-cell>
          <table:table-cell table:style-name="Table35.A1" office:value-type="string">
            <text:p text:style-name="P43">Sensacionalismo, ocultamiento estructural, alianza con poder financiero</text:p>
          </table:table-cell>
          <table:table-cell table:style-name="Table35.A1" office:value-type="string">
            <text:p text:style-name="P43">Invisibilización del sufrimiento sistémico, desinformación sanitaria</text:p>
          </table:table-cell>
        </table:table-row>
        <table:table-row>
          <table:table-cell table:style-name="Table35.A1" office:value-type="string">
            <text:p text:style-name="P46"><text:span text:style-name="Strong_20_Emphasis"><text:span text:style-name="T1">ONG institucionalizadas</text:span></text:span></text:p>
          </table:table-cell>
          <table:table-cell table:style-name="Table35.A1" office:value-type="string">
            <text:p text:style-name="P43">Defender derechos, proteger vulnerables</text:p>
          </table:table-cell>
          <table:table-cell table:style-name="Table35.A1" office:value-type="string">
            <text:p text:style-name="P43">Subordinación a agendas políticas, dependencia de financiación no ética</text:p>
          </table:table-cell>
          <table:table-cell table:style-name="Table35.A1" office:value-type="string">
            <text:p text:style-name="P43">Activismo simbólico, abandono de víctimas reales</text:p>
          </table:table-cell>
        </table:table-row>
      </table:table>
      <text:p text:style-name="P197"><text:span text:style-name="T70"/></text:p>
      <text:p text:style-name="P224">6.7 La cultura de la muerte versus la cultura de la vida</text:p>
      <text:p text:style-name="P224">A lo largo de esta tesis se ha documentado de forma empírica y analítica la consolidación de dispositivos institucionales que no sólo fracasan en su propósito declarado de cuidado, sino que reproducen y amplifican el sufrimiento estructural. Este fenómeno se inscribe en lo que puede denominarse, con precisión conceptual y base observacional, una cultura de la muerte. No se trata de una metáfora ni de una categoría filosófica vaga, sino de un conjunto de prácticas, valores y decisiones institucionalizadas que normalizan la degradación, la contención, la medicalización no voluntaria, el abandono y la invisibilización del daño causado. La muerte no es aquí entendida únicamente como cese biológico, sino como negación sistemática de la autonomía, del goce vital, de la regeneración posible y de los vínculos sociales reparadores.</text:p>
      <text:p text:style-name="P197">En los contextos psiquiátricos contemporáneos, la cultura de la muerte se manifiesta en la patologización de la diferencia, en la prescripción indefinida sin indicadores de recuperación, en la vigilancia como sustitutivo del acompañamiento, y en la exclusión prolongada como forma de supuesta seguridad. Se encierra a personas vivas como si su presencia en sociedad constituyera un riesgo permanente, sin preguntarse qué configuraciones sociales han generado el sufrimiento que luego se etiqueta como enfermedad. Se niegan alternativas no por falta de evidencia, sino por comodidad institucional, inercia profesional y estructuras de financiamiento orientadas al control, no a la sanación. Esta lógica no es accidental: está sistemáticamente legitimada por discursos tecnocráticos que reemplazan la ética por el cumplimiento normativo.</text:p>
      <text:p text:style-name="P197">Frente a esta orientación destructiva, la cultura de la vida debe afirmarse como principio estructurante de toda política sanitaria legítima. No se trata de imponer un discurso optimista ni de reducir la complejidad de los procesos clínicos. La cultura de la vida se basa en hechos: el cuerpo humano puede regenerarse; el sufrimiento psíquico puede remitir en condiciones adecuadas; las redes sociales protectoras mejoran todos los indicadores de salud; el conocimiento científico integrador ofrece herramientas reales para la restauración funcional y existencial. Rechazar esta posibilidad, ignorarla o sabotearla no es neutral: es una forma activa de reproducción del daño.</text:p>
      <text:p text:style-name="P197">La cultura de la vida implica asumir que la dignidad no es negociable, que la salud es más que la ausencia de síntomas, y que toda intervención debe orientarse al restablecimiento del sujeto como agente activo de su vida. Requiere el abandono definitivo de los procedimientos que lesionan sin justificar resultados positivos, y la adopción institucional de prácticas restaurativas, regenerativas y profundamente respetuosas del saber experiencial de quienes han sobrevivido al sistema. Requiere <text:soft-page-break/>también una reorganización del saber médico, con apertura hacia disciplinas marginadas por el biologicismo reduccionista, y una alianza explícita con los principios de justicia social, derechos humanos y sostenibilidad ecosistémica.</text:p>
      <text:p text:style-name="P197">La presente tesis no se limita a denunciar las prácticas que alimentan una cultura de la muerte: recoge, sistematiza y articula aquellas evidencias que permiten construir, aquí y ahora, un sistema fundado en la vida. No como consigna, sino como exigencia científica, médica, ética y política. Lo que resta del capítulo final se dedicará a esta construcción: desde el reconocimiento del daño hasta la implementación de caminos que ya han demostrado ser superiores, medibles y sostenibles. Porque vivir, en condiciones de dignidad, no es un lujo: es un derecho. Y toda práctica médica que lo niegue, directa o indirectamente, debe ser reemplazada por una que lo garantice.</text:p>
      <text:p text:style-name="P224"><text:s/>Nota técnica</text:p>
      <text:p text:style-name="P441"><text:span text:style-name="T1">La presente sección se apoya en evidencia acumulada desde la antropología médica crítica, la bioética, los informes de derechos humanos de organismos internacionales, así como estudios clínicos y epidemiológicos sobre efectos a largo plazo del trauma estructural, medicalización no consensuada, prostitución forzada y exclusión social. Se recurre al concepto operativo de </text:span><text:span text:style-name="Strong_20_Emphasis"><text:span text:style-name="T1">cultura de la muerte</text:span></text:span><text:span text:style-name="T1"> como categoría empíricamente verificable mediante indicadores de daño mantenido, institucionalización del sufrimiento y negación de la agencia subjetiva. En contraste, se recoge el marco teórico de la </text:span><text:span text:style-name="Strong_20_Emphasis"><text:span text:style-name="T1">cultura de la vida</text:span></text:span><text:span text:style-name="T1"> como sistema organizador basado en regeneración fisiológica, salud integrativa y derechos fundamentales, bajo el principio médico de perfectibilidad.</text:span></text:p>
      <text:p text:style-name="P28"/>
      <text:h text:style-name="P18" text:outline-level="3"><text:span text:style-name="T1">Tabla 6.7.1 – </text:span><text:span text:style-name="Emphasis"><text:span text:style-name="T1">Prácticas estructurales de destrucción del sujeto: cultura de la muerte institucionalizada</text:span></text:span></text:h>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P50">Práctica o condición sistemática</text:p>
            </table:table-cell>
            <table:table-cell table:style-name="Table33.A1" office:value-type="string">
              <text:p text:style-name="P50">Efectos biológicos / psíquicos documentados</text:p>
            </table:table-cell>
            <table:table-cell table:style-name="Table33.A1" office:value-type="string">
              <text:p text:style-name="P50">Mecanismos institucionales de sostenimiento</text:p>
            </table:table-cell>
            <table:table-cell table:style-name="Table33.A1" office:value-type="string">
              <text:p text:style-name="P50">Ejemplos observables</text:p>
            </table:table-cell>
          </table:table-row>
        </table:table-header-rows>
        <table:table-row>
          <table:table-cell table:style-name="Table33.A1" office:value-type="string">
            <text:p text:style-name="P46"><text:span text:style-name="Strong_20_Emphasis"><text:span text:style-name="T1">Prostitución forzada o bajo coacción estructural</text:span></text:span></text:p>
          </table:table-cell>
          <table:table-cell table:style-name="Table33.A1" office:value-type="string">
            <text:p text:style-name="P43">Disociación, desregulación del eje HHA, trauma complejo</text:p>
          </table:table-cell>
          <table:table-cell table:style-name="Table33.A1" office:value-type="string">
            <text:p text:style-name="P43">Normalización social, ausencia de políticas de salida</text:p>
          </table:table-cell>
          <table:table-cell table:style-name="Table33.A1" office:value-type="string">
            <text:p text:style-name="P43">España, red europea de estudios sobre trata y explotación</text:p>
          </table:table-cell>
        </table:table-row>
        <table:table-row>
          <table:table-cell table:style-name="Table33.A1" office:value-type="string">
            <text:p text:style-name="P46"><text:span text:style-name="Strong_20_Emphasis"><text:span text:style-name="T1">Medicalización forzada sin consentimiento</text:span></text:span></text:p>
          </table:table-cell>
          <table:table-cell table:style-name="Table33.A1" office:value-type="string">
            <text:p text:style-name="P43">Supresión afectiva, atrofia cortical, polifarmacia dañina</text:p>
          </table:table-cell>
          <table:table-cell table:style-name="Table33.A1" office:value-type="string">
            <text:p text:style-name="P43">Diagnósticos arbitrarios, protocolos cerrados</text:p>
          </table:table-cell>
          <table:table-cell table:style-name="Table33.A1" office:value-type="string">
            <text:p text:style-name="P43">Registros de internamientos sin consentimiento en psiquiatría</text:p>
          </table:table-cell>
        </table:table-row>
        <table:table-row>
          <table:table-cell table:style-name="Table33.A1" office:value-type="string">
            <text:p text:style-name="P46"><text:span text:style-name="Strong_20_Emphasis"><text:span text:style-name="T1">Vida en condiciones de encierro estructural (prisiones, residencias, psiquiátricos)</text:span></text:span></text:p>
          </table:table-cell>
          <table:table-cell table:style-name="Table33.A1" office:value-type="string">
            <text:p text:style-name="P43">Neurodegeneración progresiva, inmunosupresión</text:p>
          </table:table-cell>
          <table:table-cell table:style-name="Table33.A1" office:value-type="string">
            <text:p text:style-name="P43">Infrafinanciación, tecnocratización de la atención</text:p>
          </table:table-cell>
          <table:table-cell table:style-name="Table33.A1" office:value-type="string">
            <text:p text:style-name="P43">Observatorios internacionales de derechos penitenciarios</text:p>
          </table:table-cell>
        </table:table-row>
        <table:table-row>
          <table:table-cell table:style-name="Table33.A1" office:value-type="string">
            <text:p text:style-name="P46"><text:span text:style-name="Strong_20_Emphasis"><text:span text:style-name="T1">Mantenimiento farmacológico sin revisión</text:span></text:span></text:p>
          </table:table-cell>
          <table:table-cell table:style-name="Table33.A1" office:value-type="string">
            <text:p text:style-name="P43">Neurotoxicidad acumulada, deterioro funcional permanente</text:p>
          </table:table-cell>
          <table:table-cell table:style-name="Table33.A1" office:value-type="string">
            <text:p text:style-name="P43">Ausencia de deprescripción activa, despersonalización</text:p>
          </table:table-cell>
          <table:table-cell table:style-name="Table33.A1" office:value-type="string">
            <text:p text:style-name="P43">Prácticas comunes en “tratamiento de mantenimiento” psiquiátrico</text:p>
          </table:table-cell>
        </table:table-row>
        <table:table-row>
          <table:table-cell table:style-name="Table33.A1" office:value-type="string">
            <text:p text:style-name="P46"><text:span text:style-name="Strong_20_Emphasis"><text:span text:style-name="T1">Culpabilización institucional del sufrimiento</text:span></text:span></text:p>
          </table:table-cell>
          <table:table-cell table:style-name="Table33.A1" office:value-type="string">
            <text:p text:style-name="P43">Desempoderamiento, pérdida de agencia, aislamiento afectivo</text:p>
          </table:table-cell>
          <table:table-cell table:style-name="Table33.A1" office:value-type="string">
            <text:p text:style-name="P43">Lenguaje clínico que patologiza reacciones legítimas</text:p>
          </table:table-cell>
          <table:table-cell table:style-name="Table33.A1" office:value-type="string">
            <text:p text:style-name="P43">Manuales diagnósticos sin validación <text:soft-page-break/>transcultural</text:p>
          </table:table-cell>
        </table:table-row>
        <table:table-row>
          <table:table-cell table:style-name="Table33.A1" office:value-type="string">
            <text:p text:style-name="P46"><text:span text:style-name="Strong_20_Emphasis"><text:span text:style-name="T1">Esclavitud económica (trabajo precario extremo, sin elección ni protección)</text:span></text:span></text:p>
          </table:table-cell>
          <table:table-cell table:style-name="Table33.A1" office:value-type="string">
            <text:p text:style-name="P43">Fatiga crónica, desorganización autonómica, angustia existencial</text:p>
          </table:table-cell>
          <table:table-cell table:style-name="Table33.A1" office:value-type="string">
            <text:p text:style-name="P43">Política laboral desregulada, ausencia de renta básica</text:p>
          </table:table-cell>
          <table:table-cell table:style-name="Table33.A1" office:value-type="string">
            <text:p text:style-name="P43">Población trabajadora migrante sin derechos</text:p>
          </table:table-cell>
        </table:table-row>
      </table:table>
      <text:p text:style-name="P197"><text:span text:style-name="T70"/></text:p>
      <text:h text:style-name="P15" text:outline-level="3"><text:span text:style-name="T65">Tabla 6.7.2 – </text:span><text:span text:style-name="Emphasis"><text:span text:style-name="T65">Condiciones estructurales de salud plena: fundamentos de una cultura de la vida</text:span></text:span></text:h>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50">Condición necesaria</text:p>
            </table:table-cell>
            <table:table-cell table:style-name="Table34.A1" office:value-type="string">
              <text:p text:style-name="P50">Fundamento científico / evidencia</text:p>
            </table:table-cell>
            <table:table-cell table:style-name="Table34.A1" office:value-type="string">
              <text:p text:style-name="P50">Resultados observables (a corto y largo plazo)</text:p>
            </table:table-cell>
            <table:table-cell table:style-name="Table34.A1" office:value-type="string">
              <text:p text:style-name="P50">Modelos de implementación documentada</text:p>
            </table:table-cell>
          </table:table-row>
        </table:table-header-rows>
        <table:table-row>
          <table:table-cell table:style-name="Table34.A1" office:value-type="string">
            <text:p text:style-name="P46"><text:span text:style-name="Strong_20_Emphasis"><text:span text:style-name="T1">Consentimiento informado real y revisable</text:span></text:span></text:p>
          </table:table-cell>
          <table:table-cell table:style-name="Table34.A1" office:value-type="string">
            <text:p text:style-name="P43">Activación de redes de confianza, restauración del control</text:p>
          </table:table-cell>
          <table:table-cell table:style-name="Table34.A1" office:value-type="string">
            <text:p text:style-name="P43">Reducción de recaídas, mejora funcional sostenida</text:p>
          </table:table-cell>
          <table:table-cell table:style-name="Table34.A1" office:value-type="string">
            <text:p text:style-name="P43">Quebec, Brasil, prácticas de decisión compartida</text:p>
          </table:table-cell>
        </table:table-row>
        <table:table-row>
          <table:table-cell table:style-name="Table34.A1" office:value-type="string">
            <text:p text:style-name="P46"><text:span text:style-name="Strong_20_Emphasis"><text:span text:style-name="T1">Desmedicalización crítica y revisión activa de tratamientos</text:span></text:span></text:p>
          </table:table-cell>
          <table:table-cell table:style-name="Table34.A1" office:value-type="string">
            <text:p text:style-name="P43">Recuperación de sensibilidad emocional, reversión de daño iatrogénico</text:p>
          </table:table-cell>
          <table:table-cell table:style-name="Table34.A1" office:value-type="string">
            <text:p text:style-name="P43">Autonomía restaurada, mejora cognitiva</text:p>
          </table:table-cell>
          <table:table-cell table:style-name="Table34.A1" office:value-type="string">
            <text:p text:style-name="P43">Programas de deprescripción guiada en atención primaria</text:p>
          </table:table-cell>
        </table:table-row>
        <table:table-row>
          <table:table-cell table:style-name="Table34.A1" office:value-type="string">
            <text:p text:style-name="P46"><text:span text:style-name="Strong_20_Emphasis"><text:span text:style-name="T1">Protección efectiva frente a la explotación</text:span></text:span></text:p>
          </table:table-cell>
          <table:table-cell table:style-name="Table34.A1" office:value-type="string">
            <text:p text:style-name="P43">Regulación neuroendocrina, mejoría del bienestar subjetivo</text:p>
          </table:table-cell>
          <table:table-cell table:style-name="Table34.A1" office:value-type="string">
            <text:p text:style-name="P43">Menor prevalencia de TEPT, reintegración social</text:p>
          </table:table-cell>
          <table:table-cell table:style-name="Table34.A1" office:value-type="string">
            <text:p text:style-name="P43">Políticas de salida de prostitución en países nórdicos</text:p>
          </table:table-cell>
        </table:table-row>
        <table:table-row>
          <table:table-cell table:style-name="Table34.A1" office:value-type="string">
            <text:p text:style-name="P46"><text:span text:style-name="Strong_20_Emphasis"><text:span text:style-name="T1">Acceso a trabajo con sentido y elección</text:span></text:span></text:p>
          </table:table-cell>
          <table:table-cell table:style-name="Table34.A1" office:value-type="string">
            <text:p text:style-name="P43">Activación del sistema de recompensa, reducción del estrés crónico</text:p>
          </table:table-cell>
          <table:table-cell table:style-name="Table34.A1" office:value-type="string">
            <text:p text:style-name="P43">Mejor salud física, mayor adherencia a cuidados preventivos</text:p>
          </table:table-cell>
          <table:table-cell table:style-name="Table34.A1" office:value-type="string">
            <text:p text:style-name="P43">Proyectos cooperativos y rurales de inserción</text:p>
          </table:table-cell>
        </table:table-row>
        <table:table-row>
          <table:table-cell table:style-name="Table34.A1" office:value-type="string">
            <text:p text:style-name="P46"><text:span text:style-name="Strong_20_Emphasis"><text:span text:style-name="T1">Intervenciones basadas en vínculo y reciprocidad</text:span></text:span></text:p>
          </table:table-cell>
          <table:table-cell table:style-name="Table34.A1" office:value-type="string">
            <text:p text:style-name="P43">Aumento de oxitocina, disminución de marcadores inflamatorios</text:p>
          </table:table-cell>
          <table:table-cell table:style-name="Table34.A1" office:value-type="string">
            <text:p text:style-name="P43">Aumento de adherencia, recuperación estable</text:p>
          </table:table-cell>
          <table:table-cell table:style-name="Table34.A1" office:value-type="string">
            <text:p text:style-name="P43">Casas de Soteria, diálogo abierto, comunidades terapéuticas</text:p>
          </table:table-cell>
        </table:table-row>
        <table:table-row>
          <table:table-cell table:style-name="Table34.A1" office:value-type="string">
            <text:p text:style-name="P46"><text:span text:style-name="Strong_20_Emphasis"><text:span text:style-name="T1">Política pública orientada al cuidado y la restitución</text:span></text:span></text:p>
          </table:table-cell>
          <table:table-cell table:style-name="Table34.A1" office:value-type="string">
            <text:p text:style-name="P43">Redistribución del capital social y relacional</text:p>
          </table:table-cell>
          <table:table-cell table:style-name="Table34.A1" office:value-type="string">
            <text:p text:style-name="P43">Disminución de desigualdades, mayor resiliencia poblacional</text:p>
          </table:table-cell>
          <table:table-cell table:style-name="Table34.A1" office:value-type="string">
            <text:p text:style-name="P43">Políticas de renta mínima, salud comunitaria proactiva</text:p>
          </table:table-cell>
        </table:table-row>
      </table:table>
      <text:p text:style-name="P197"><text:span text:style-name="T70"/></text:p>
      <text:p text:style-name="P224">6.8 Propuesta global EU BEACON y sistemas expertos para infancias seguras</text:p>
      <text:p text:style-name="P224">Frente al deterioro clínico, ecológico, institucional y civilizatorio analizado en los capítulos anteriores, esta tesis propone la articulación de una respuesta estructural basada en conocimiento acumulado, tecnologías abiertas y principios ético-médicos verificables. EU BEACON se configura como una iniciativa global orientada a garantizar una infancia segura, una salud mental libre de violencia, y un marco educativo que restituya los vínculos fundamentales entre saber, vida y comunidad. Esta acción responde al colapso del modelo fragmentado, burocratizado y <text:soft-page-break/>medicalizado, desplegando soluciones orientadas a la regeneración personal, colectiva y biosférica, mediante sistemas expertos desarrollados desde un enfoque de aprendizaje continuo.</text:p>
      <text:p text:style-name="P197">La propuesta se articula en cinco ejes operativos interdependientes:</text:p>
      <text:list text:style-name="L602">
        <text:list-item>
          <text:p text:style-name="P440"><text:span text:style-name="Strong_20_Emphasis"><text:span text:style-name="T1">Educación abierta, interdisciplinar y transescalar</text:span></text:span><text:span text:style-name="T1"><text:line-break/>Se desarrollarán materiales educativos de libre acceso (open courseware) para todos los niveles, con itinerarios curriculares adaptables desde la primera infancia hasta la formación profesional. Estos contenidos se diseñarán de forma contextualizada, multilingüe, y co-creada por expertos, comunidades educativas y supervivientes de sistemas fallidos, incluyendo salud mental, protección social, justicia restaurativa, medioambiente, historia crítica y tecnología ética. Se integrará una pedagogía centrada en la vida, el autocuidado, la cooperación, la memoria y la verdad científica.</text:span></text:p>
        </text:list-item>
        <text:list-item>
          <text:p text:style-name="P440"><text:span text:style-name="Strong_20_Emphasis"><text:span text:style-name="T1">Sistemas expertos para la toma de decisiones en salud y educación</text:span></text:span><text:span text:style-name="T1"><text:line-break/>Se implementarán tecnologías de apoyo algorítmico, desarrolladas desde estándares éticos y auditables, que permitan acompañar a profesionales, estudiantes, pacientes y familias en procesos críticos. Estos sistemas no reemplazan al juicio humano, sino que lo fortalecen: analizan patrones, ofrecen recomendaciones basadas en evidencia clínica y educativa personalizada, y promueven la construcción de hábitos saludables mediante retroalimentación continua. Se integrarán dispositivos inteligentes para el monitoreo voluntario, coordinado, con trazabilidad y supervisión ética de su uso.</text:span></text:p>
        </text:list-item>
        <text:list-item>
          <text:p text:style-name="P440"><text:span text:style-name="Strong_20_Emphasis"><text:span text:style-name="T1">Mecanismos de rendición de cuentas y trazabilidad</text:span></text:span><text:span text:style-name="T1"><text:line-break/>EU BEACON integrará una infraestructura transparente para la toma de decisiones, basada en logs verificables, auditorías ciudadanas, y sistemas de revisión por pares para propuestas, planes de acción y seguimiento de recursos. Toda acción, inversión o decisión relevante será documentada, trazable, y sujeta a evaluación continua. Esta trazabilidad garantizará que los objetivos de justicia, reparación, salud y sostenibilidad no sean sacrificados por intereses corporativos, ideológicos o técnicos ajenos al bien común.</text:span></text:p>
        </text:list-item>
        <text:list-item>
          <text:p text:style-name="P440"><text:span text:style-name="Strong_20_Emphasis"><text:span text:style-name="T1">Escalabilidad global con implementación local</text:span></text:span><text:span text:style-name="T1"><text:line-break/>La acción será adaptada a contextos culturales, legales y epidemiológicos diversos. Se promoverá la colaboración con escuelas, hospitales, universidades, municipios, asociaciones profesionales y gobiernos de todos los continentes. EU BEACON no impone un modelo único, sino un marco adaptativo basado en principios universales de no violencia, respeto, evidencia y sostenibilidad. Se generarán núcleos regionales autónomos con retroalimentación coordinada y memoria institucional abierta.</text:span></text:p>
        </text:list-item>
        <text:list-item>
          <text:p text:style-name="P440"><text:span text:style-name="Strong_20_Emphasis"><text:span text:style-name="T1">Sostenibilidad ecológica, reparadora e intergeneracional</text:span></text:span><text:span text:style-name="T1"><text:line-break/>Cada herramienta, currículo, plataforma o sistema será diseñado para reducir huella ecológica, proteger la biodiversidad y fomentar estilos de vida regenerativos. La infancia y las generaciones futuras serán los vectores prioritarios de esta transformación. No se trata solo de evitar el daño, sino de revertir las condiciones que lo han causado: prácticas psiquiátricas coercitivas, exclusión educativa, pobreza intergeneracional, destrucción de comunidades y entornos.</text:span></text:p>
        </text:list-item>
      </text:list>
      <text:p text:style-name="P197">EU BEACON se construye como una respuesta científicamente sólida y socialmente legítima al colapso sistémico de las estructuras que debían proteger la vida. No parte de una hipótesis, sino de un diagnóstico empírico y de experiencias acumuladas. Requiere voluntad política, rigor técnico y <text:soft-page-break/>honestidad intelectual. El siguiente capítulo establecerá la arquitectura técnica y la proyección de implementación escalonada, con ejemplos piloto y mecanismos de verificación externa. La propuesta está viva, perfectible y ya en marcha. La ciencia que no transforma es insuficiente. La que sí lo hace, exige responsabilidad, verdad y continuidad. Aquí comienza esa transición.</text:p>
      <text:p text:style-name="P224">La presente sección plantea un plan de acción estructurado, basado en los principios analizados en los capítulos previos, enfocado en la prevención de daños sistémicos y en la recuperación funcional de los sistemas de cuidado. La propuesta, enmarcada en la acción EU BEACON, se fundamenta en la construcción de herramientas aplicables a escala local, nacional e internacional, con especial atención a la protección de la infancia y la consolidación de marcos operativos sostenibles.</text:p>
      <text:p text:style-name="P197">Los elementos clave son los siguientes:</text:p>
      <text:p text:style-name="P441"><text:span text:style-name="Strong_20_Emphasis"><text:span text:style-name="T1">1. Infraestructura educativa abierta y contextualizada</text:span></text:span></text:p>
      <text:p text:style-name="P197">Se desarrollarán recursos didácticos bajo licencia abierta (open courseware), diseñados para integrarse en programas de educación formal y no formal, tanto en centros públicos como privados. Estos contenidos cubrirán competencias clave en salud mental, toma de decisiones, ética, alfabetización científica, protección social, sostenibilidad y tecnologías aplicadas. La producción será colaborativa, multidisciplinar, y se actualizará periódicamente mediante revisión por pares.</text:p>
      <text:p text:style-name="P441"><text:span text:style-name="Strong_20_Emphasis"><text:span text:style-name="T1">2. Currículum modular adaptable</text:span></text:span></text:p>
      <text:p text:style-name="P197">El diseño curricular se estructurará en módulos temáticos independientes, permitiendo su integración en distintos niveles educativos y sectores profesionales. Cada módulo contará con objetivos de aprendizaje medibles, contenidos validados científicamente, y actividades prácticas compatibles con los contextos locales. Se contemplará la adaptación lingüística, cultural y normativa para su implementación global.</text:p>
      <text:p text:style-name="P441"><text:span text:style-name="Strong_20_Emphasis"><text:span text:style-name="T1">3. Sistemas expertos para seguimiento y apoyo a la toma de decisiones</text:span></text:span></text:p>
      <text:p text:style-name="P197">Se integrarán sistemas expertos auditables, diseñados para asistir en la toma de decisiones clínicas, educativas y organizacionales. Estos sistemas permitirán:</text:p>
      <text:list text:style-name="L606">
        <text:list-item>
          <text:p text:style-name="P194">Personalización de intervenciones basadas en datos contextuales.</text:p>
        </text:list-item>
        <text:list-item>
          <text:p text:style-name="P194">Generación de alertas y sugerencias fundamentadas en evidencia.</text:p>
        </text:list-item>
        <text:list-item>
          <text:p text:style-name="P194">Registro cronológico de decisiones tomadas y variables observadas (logs).</text:p>
        </text:list-item>
        <text:list-item>
          <text:p text:style-name="P194">Interfaz de trazabilidad para revisión externa e interna.</text:p>
        </text:list-item>
      </text:list>
      <text:p text:style-name="P197">Su uso será voluntario, sujeto a consentimiento explícito y con supervisión ética permanente.</text:p>
      <text:p text:style-name="P441"><text:span text:style-name="Strong_20_Emphasis"><text:span text:style-name="T1">4. Monitoreo mediante dispositivos tecnológicos integrados</text:span></text:span></text:p>
      <text:p text:style-name="P197">El plan incluye el uso de dispositivos digitales no intrusivos, orientados a:</text:p>
      <text:list text:style-name="L607">
        <text:list-item>
          <text:p text:style-name="P195">Monitorizar parámetros de bienestar físico y cognitivo en contextos de riesgo.</text:p>
        </text:list-item>
        <text:list-item>
          <text:p text:style-name="P195">Registrar hábitos y rutinas asociados a salud, desarrollo y protección.</text:p>
        </text:list-item>
        <text:list-item>
          <text:p text:style-name="P195">Facilitar la coordinación entre equipos profesionales y sistemas expertos.</text:p>
        </text:list-item>
        <text:list-item>
          <text:p text:style-name="P195">Generar informes periódicos orientados a mejora continua.</text:p>
        </text:list-item>
      </text:list>
      <text:p text:style-name="P197"><text:soft-page-break/>El almacenamiento y tratamiento de datos seguirán los principios de minimización, anonimización y transparencia.</text:p>
      <text:p text:style-name="P441"><text:span text:style-name="Strong_20_Emphasis"><text:span text:style-name="T1">5. Mecanismos de trazabilidad, evaluación y control de recursos</text:span></text:span></text:p>
      <text:p text:style-name="P197">Toda acción derivada del plan incluirá:</text:p>
      <text:list text:style-name="L608">
        <text:list-item>
          <text:p text:style-name="P196">Registro automatizado de recursos utilizados, tiempos y responsables.</text:p>
        </text:list-item>
        <text:list-item>
          <text:p text:style-name="P196">Sistema de revisión por pares para propuestas de intervención o modificación curricular.</text:p>
        </text:list-item>
        <text:list-item>
          <text:p text:style-name="P196">Plataforma de votación distribuida para la validación de planes y prioridades.</text:p>
        </text:list-item>
        <text:list-item>
          <text:p text:style-name="P196">Auditorías periódicas con publicación de informes técnicos.</text:p>
        </text:list-item>
      </text:list>
      <text:p text:style-name="P441"><text:span text:style-name="Strong_20_Emphasis"><text:span text:style-name="T1">6. Coordinación multi-nivel y multilateral</text:span></text:span></text:p>
      <text:p text:style-name="P197">Se establecerán convenios con entidades públicas y privadas, gobiernos, instituciones educativas y organizaciones multilaterales. Las intervenciones serán escalables y adaptadas a los marcos legales locales, con una unidad de análisis, evaluación y ajuste técnico centralizada y compartida.</text:p>
      <text:p text:style-name="P441"><text:span text:style-name="Strong_20_Emphasis"><text:span text:style-name="T1">7. Sostenibilidad técnica, económica y ecosistémica</text:span></text:span></text:p>
      <text:p text:style-name="P197">Se priorizará el uso de tecnologías de bajo consumo, materiales reutilizables y prácticas de bajo impacto ambiental. Las líneas de financiación se orientarán a garantizar continuidad operativa y capacidad de réplica. El modelo incluye indicadores de impacto individual, colectivo y ambiental.</text:p>
      <text:p text:style-name="P197">Este plan no responde a un marco teórico especulativo, sino a una síntesis aplicada de evidencias recogidas durante la investigación doctoral y en el trabajo de campo asociado. Su despliegue se planificará por fases, con pilotos regionales, evaluación continua y revisión externa. El siguiente capítulo establecerá la arquitectura técnica, jurídica y organizativa de implementación.</text:p>
      <text:p text:style-name="P197"><text:span text:style-name="T70"/></text:p>
      <text:p text:style-name="P224">6.9 Transición hacia sistemas de salud no violentos e interdependientes</text:p>
      <text:p text:style-name="P224">La revisión crítica de las prácticas institucionalizadas en salud mental, junto con la evidencia empírica aportada en los capítulos anteriores, permite delinear los requisitos técnicos, operativos y normativos para una transición hacia sistemas de atención no violentos e interdependientes. Esta transición no debe entenderse como una reforma progresiva de lo existente, sino como un rediseño estructural, basado en principios incompatibles con los modelos vigentes centrados en la coerción, la segregación funcional y la fragmentación asistencial.</text:p>
      <text:p text:style-name="P197">El concepto de sistema no violento no se limita a la ausencia de prácticas coercitivas directas, sino que implica la eliminación progresiva de todos los mecanismos que perpetúan el daño, la cronificación innecesaria del sufrimiento y la sustitución de la agencia individual por rutinas administrativas. Por sistema interdependiente se entiende aquel que reconoce, articula y sostiene relaciones entre niveles de atención, actores clínicos y no clínicos, estructuras familiares, comunitarias, ecosistémicas y tecnológicas, sin delegar el cuidado exclusivamente a especialistas ni reducirlo a la aplicación de protocolos.</text:p>
      <text:p text:style-name="P197">Los componentes estructurales para esta transición son:</text:p>
      <text:p text:style-name="P441"><text:span text:style-name="Strong_20_Emphasis"><text:span text:style-name="T1">1. Reducción programada y verificable de toda forma de coerción</text:span></text:span></text:p>
      <text:p text:style-name="P197"><text:soft-page-break/>Se establecen mecanismos normativos y técnicos para eliminar gradualmente el uso de internamiento involuntario, contención física, química o ambiental, y diagnóstico no consensuado. Se sustituye por sistemas de soporte basados en el consentimiento informado continuo, la toma de decisiones compartida y el acompañamiento profesional longitudinal.</text:p>
      <text:p text:style-name="P441"><text:span text:style-name="Strong_20_Emphasis"><text:span text:style-name="T1">2. Integración funcional de saberes y disciplinas</text:span></text:span></text:p>
      <text:p text:style-name="P197">Se diseña una arquitectura asistencial que incorpore saberes médicos, psicológicos, sociales, antropológicos, educativos, ecológicos y tecnológicos. Esta integración no se limita a la co-presencia institucional, sino que implica desarrollo conjunto de planes terapéuticos, códigos de evaluación compartidos, y equipos interprofesionales con rotación horizontal de funciones y evaluación cruzada.</text:p>
      <text:p text:style-name="P441"><text:span text:style-name="Strong_20_Emphasis"><text:span text:style-name="T1">3. Distribución responsable del conocimiento clínico</text:span></text:span></text:p>
      <text:p text:style-name="P197">La transición requiere un modelo de alfabetización sanitaria extendido, que permita a pacientes, familias y comunidades comprender las implicaciones clínicas, legales y funcionales de cada intervención. Esto se traduce en formación técnica básica en salud mental en todos los niveles del sistema educativo y comunitario, con apoyo de materiales auditables y multilingües.</text:p>
      <text:p text:style-name="P441"><text:span text:style-name="Strong_20_Emphasis"><text:span text:style-name="T1">4. Reorganización del sistema de indicadores y evaluación</text:span></text:span></text:p>
      <text:p text:style-name="P197">La eficacia de un sistema no se mide por el volumen de intervenciones ejecutadas, sino por la reversión del daño, la sostenibilidad de la recuperación y la disminución estructural del sufrimiento evitable. Se reemplazan los indicadores centrados en cumplimiento administrativo por métricas de funcionalidad, autonomía, calidad relacional y satisfacción informada.</text:p>
      <text:p text:style-name="P441"><text:span text:style-name="Strong_20_Emphasis"><text:span text:style-name="T1">5. Redes de apoyo distribuidas y tecnológicamente sostenidas</text:span></text:span></text:p>
      <text:p text:style-name="P197">El sistema debe estar soportado por una infraestructura digital interoperable, descentralizada y sujeta a gobernanza ética. Incluye herramientas de comunicación segura entre pacientes, profesionales y cuidadores; sistemas de seguimiento no intrusivo; plataformas de coordinación de equipos, y bases de datos con trazabilidad clínica verificable.</text:p>
      <text:p text:style-name="P441"><text:span text:style-name="Strong_20_Emphasis"><text:span text:style-name="T1">6. Mecanismos de responsabilidad legal y científica</text:span></text:span></text:p>
      <text:p text:style-name="P197">Toda práctica implementada debe ser revisable externamente, basada en evidencia replicable y asociada a responsabilidad profesional explícita. Se crean comités ético-científicos de evaluación continua con participación de personas usuarias, expertos clínicos, científicos externos y observadores jurídicos independientes.</text:p>
      <text:p text:style-name="P441"><text:span text:style-name="Strong_20_Emphasis"><text:span text:style-name="T1">7. Aseguramiento de la continuidad del cuidado</text:span></text:span></text:p>
      <text:p text:style-name="P197">El modelo excluye la rotación asistencial como norma. Se establece continuidad de vínculos clínicos, planes a largo plazo, y mecanismos de anticipación frente a crisis. Esta continuidad es prioritaria en contextos de vulnerabilidad estructural, adolescencia, perinatalidad, envejecimiento y procesos de recuperación complejos.</text:p>
      <text:p text:style-name="P197">Esta transición no puede ser ejecutada en condiciones de urgencia sin planificación. Requiere fases escalonadas, pruebas piloto, retroalimentación ajustada y supervisión constante. Los criterios para su éxito son técnicos y verificables: reducción de daño estructural, aumento de autonomía funcional, minimización de violencia institucional y sostenibilidad operativa.</text:p>
      <text:p text:style-name="P197"><text:soft-page-break/>La siguiente sección abordará la arquitectura comparativa de modelos internacionales que han implementado parcial o totalmente componentes de este sistema, con análisis de viabilidad en el contexto europeo y global.</text:p>
      <text:h text:style-name="P10" text:outline-level="3">Nota técnica – Sección 6.9</text:h>
      <text:p text:style-name="P197">Esta sección se fundamenta en el análisis comparado de literatura científica sobre modelos asistenciales no coercitivos, en datos epidemiológicos sobre efectos de la coerción institucional en salud mental, y en el trabajo de campo realizado en el marco de esta tesis, incluyendo observación participante, revisión de marcos normativos y experiencias recogidas en España, Italia, Brasil, Suecia y otros países europeos. Se incorporan referencias de evaluaciones longitudinales, estudios de implementación de prácticas de atención centradas en la persona, y metaanálisis sobre toma de decisiones compartida, recuperación funcional y sistemas de apoyo distribuidos.</text:p>
      <text:p text:style-name="P197">La propuesta transicional se presenta como un modelo modular de rediseño institucional, compatible con los marcos legales existentes, siempre que se apliquen criterios de responsabilidad profesional, seguimiento ético, y articulación intersectorial. Las tablas siguientes sistematizan los componentes operativos necesarios y los indicadores que permiten evaluar la viabilidad de su aplicación.</text:p>
      <text:p text:style-name="P28"/>
      <text:h text:style-name="P18" text:outline-level="3"><text:span text:style-name="T1">Tabla 6.9.1 – </text:span><text:span text:style-name="Emphasis"><text:span text:style-name="T1">Componentes estructurales para la transición a un sistema de salud no violento e interdependiente</text:span></text:span></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50">Componente operativo</text:p>
            </table:table-cell>
            <table:table-cell table:style-name="Table36.A1" office:value-type="string">
              <text:p text:style-name="P50">Función sistémica</text:p>
            </table:table-cell>
            <table:table-cell table:style-name="Table36.A1" office:value-type="string">
              <text:p text:style-name="P50">Condición mínima de implementación</text:p>
            </table:table-cell>
            <table:table-cell table:style-name="Table36.A1" office:value-type="string">
              <text:p text:style-name="P50">Riesgo si se omite o distorsiona</text:p>
            </table:table-cell>
          </table:table-row>
        </table:table-header-rows>
        <table:table-row>
          <table:table-cell table:style-name="Table36.A1" office:value-type="string">
            <text:p text:style-name="P43">Eliminación progresiva de coerción</text:p>
          </table:table-cell>
          <table:table-cell table:style-name="Table36.A1" office:value-type="string">
            <text:p text:style-name="P43">Restauración del principio de no maleficencia</text:p>
          </table:table-cell>
          <table:table-cell table:style-name="Table36.A1" office:value-type="string">
            <text:p text:style-name="P43">Plan normativo con plazos, indicadores y revisión</text:p>
          </table:table-cell>
          <table:table-cell table:style-name="Table36.A1" office:value-type="string">
            <text:p text:style-name="P43">Cronificación del sufrimiento, pérdida de confianza</text:p>
          </table:table-cell>
        </table:table-row>
        <table:table-row>
          <table:table-cell table:style-name="Table36.A1" office:value-type="string">
            <text:p text:style-name="P43">Integración interdisciplinar real</text:p>
          </table:table-cell>
          <table:table-cell table:style-name="Table36.A1" office:value-type="string">
            <text:p text:style-name="P43">Superación de fragmentación asistencial</text:p>
          </table:table-cell>
          <table:table-cell table:style-name="Table36.A1" office:value-type="string">
            <text:p text:style-name="P43">Equipos rotativos, protocolos comunes, coevaluación</text:p>
          </table:table-cell>
          <table:table-cell table:style-name="Table36.A1" office:value-type="string">
            <text:p text:style-name="P43">Persistencia de tratamientos inefectivos o contradictorios</text:p>
          </table:table-cell>
        </table:table-row>
        <table:table-row>
          <table:table-cell table:style-name="Table36.A1" office:value-type="string">
            <text:p text:style-name="P43">Alfabetización sanitaria distribuida</text:p>
          </table:table-cell>
          <table:table-cell table:style-name="Table36.A1" office:value-type="string">
            <text:p text:style-name="P43">Participación informada y corresponsable</text:p>
          </table:table-cell>
          <table:table-cell table:style-name="Table36.A1" office:value-type="string">
            <text:p text:style-name="P43">Materiales formativos accesibles y validados</text:p>
          </table:table-cell>
          <table:table-cell table:style-name="Table36.A1" office:value-type="string">
            <text:p text:style-name="P43">Incomprensión, abandono del sistema, iatrogenia por malentendidos</text:p>
          </table:table-cell>
        </table:table-row>
        <table:table-row>
          <table:table-cell table:style-name="Table36.A1" office:value-type="string">
            <text:p text:style-name="P43">Evaluación orientada a la recuperación</text:p>
          </table:table-cell>
          <table:table-cell table:style-name="Table36.A1" office:value-type="string">
            <text:p text:style-name="P43">Medición funcional, no administrativa</text:p>
          </table:table-cell>
          <table:table-cell table:style-name="Table36.A1" office:value-type="string">
            <text:p text:style-name="P43">Nuevos indicadores con trazabilidad externa</text:p>
          </table:table-cell>
          <table:table-cell table:style-name="Table36.A1" office:value-type="string">
            <text:p text:style-name="P43">Incentivos erróneos, simulación de eficacia</text:p>
          </table:table-cell>
        </table:table-row>
        <table:table-row>
          <table:table-cell table:style-name="Table36.A1" office:value-type="string">
            <text:p text:style-name="P43">Tecnología de apoyo interoperable</text:p>
          </table:table-cell>
          <table:table-cell table:style-name="Table36.A1" office:value-type="string">
            <text:p text:style-name="P43">Continuidad, registro y coordinación</text:p>
          </table:table-cell>
          <table:table-cell table:style-name="Table36.A1" office:value-type="string">
            <text:p text:style-name="P43">Infraestructura segura y auditada</text:p>
          </table:table-cell>
          <table:table-cell table:style-name="Table36.A1" office:value-type="string">
            <text:p text:style-name="P43">Fragmentación de datos, abandono asistencial</text:p>
          </table:table-cell>
        </table:table-row>
        <table:table-row>
          <table:table-cell table:style-name="Table36.A1" office:value-type="string">
            <text:p text:style-name="P43">Supervisión ética y científica continua</text:p>
          </table:table-cell>
          <table:table-cell table:style-name="Table36.A1" office:value-type="string">
            <text:p text:style-name="P43">Responsabilidad profesional y social</text:p>
          </table:table-cell>
          <table:table-cell table:style-name="Table36.A1" office:value-type="string">
            <text:p text:style-name="P43">Comités mixtos de evaluación y retroalimentación</text:p>
          </table:table-cell>
          <table:table-cell table:style-name="Table36.A1" office:value-type="string">
            <text:p text:style-name="P43">Impunidad institucional, opacidad operativa</text:p>
          </table:table-cell>
        </table:table-row>
        <table:table-row>
          <table:table-cell table:style-name="Table36.A1" office:value-type="string">
            <text:p text:style-name="P43">Continuidad relacional</text:p>
          </table:table-cell>
          <table:table-cell table:style-name="Table36.A1" office:value-type="string">
            <text:p text:style-name="P43">Reducción de daño por rupturas asistenciales</text:p>
          </table:table-cell>
          <table:table-cell table:style-name="Table36.A1" office:value-type="string">
            <text:p text:style-name="P43">Protocolos de permanencia mínima y seguimiento</text:p>
          </table:table-cell>
          <table:table-cell table:style-name="Table36.A1" office:value-type="string">
            <text:p text:style-name="P43">Desvinculación afectiva, retraumatización</text:p>
          </table:table-cell>
        </table:table-row>
      </table:table>
      <text:p text:style-name="P197"><text:span text:style-name="T70"/></text:p>
      <text:h text:style-name="P15" text:outline-level="3"><text:soft-page-break/><text:span text:style-name="T65">Tabla 6.9.2 – </text:span><text:span text:style-name="Emphasis"><text:span text:style-name="T65">Indicadores de evaluación funcional para sistemas no violentos e interdependientes</text:span></text:span></text:h>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P50">Eje de evaluación</text:p>
            </table:table-cell>
            <table:table-cell table:style-name="Table37.A1" office:value-type="string">
              <text:p text:style-name="P50">Indicador operativo</text:p>
            </table:table-cell>
            <table:table-cell table:style-name="Table37.A1" office:value-type="string">
              <text:p text:style-name="P50">Método de medición</text:p>
            </table:table-cell>
            <table:table-cell table:style-name="Table37.A1" office:value-type="string">
              <text:p text:style-name="P50">Frecuencia recomendada</text:p>
            </table:table-cell>
          </table:table-row>
        </table:table-header-rows>
        <table:table-row>
          <table:table-cell table:style-name="Table37.A1" office:value-type="string">
            <text:p text:style-name="P43">Reducción del daño estructural</text:p>
          </table:table-cell>
          <table:table-cell table:style-name="Table37.A1" office:value-type="string">
            <text:p text:style-name="P43">Número de prácticas coercitivas eliminadas</text:p>
          </table:table-cell>
          <table:table-cell table:style-name="Table37.A1" office:value-type="string">
            <text:p text:style-name="P43">Registro clínico auditado y observación</text:p>
          </table:table-cell>
          <table:table-cell table:style-name="Table37.A1" office:value-type="string">
            <text:p text:style-name="P43">Trimestral</text:p>
          </table:table-cell>
        </table:table-row>
        <table:table-row>
          <table:table-cell table:style-name="Table37.A1" office:value-type="string">
            <text:p text:style-name="P43">Autonomía funcional</text:p>
          </table:table-cell>
          <table:table-cell table:style-name="Table37.A1" office:value-type="string">
            <text:p text:style-name="P43">Nivel de decisión compartida en planes individuales</text:p>
          </table:table-cell>
          <table:table-cell table:style-name="Table37.A1" office:value-type="string">
            <text:p text:style-name="P43">Encuestas y análisis de logs</text:p>
          </table:table-cell>
          <table:table-cell table:style-name="Table37.A1" office:value-type="string">
            <text:p text:style-name="P43">Semestral</text:p>
          </table:table-cell>
        </table:table-row>
        <table:table-row>
          <table:table-cell table:style-name="Table37.A1" office:value-type="string">
            <text:p text:style-name="P43">Continuidad asistencial</text:p>
          </table:table-cell>
          <table:table-cell table:style-name="Table37.A1" office:value-type="string">
            <text:p text:style-name="P43">Ratio de profesionales estables por paciente</text:p>
          </table:table-cell>
          <table:table-cell table:style-name="Table37.A1" office:value-type="string">
            <text:p text:style-name="P43">Registro de historial asistencial</text:p>
          </table:table-cell>
          <table:table-cell table:style-name="Table37.A1" office:value-type="string">
            <text:p text:style-name="P43">Anual</text:p>
          </table:table-cell>
        </table:table-row>
        <table:table-row>
          <table:table-cell table:style-name="Table37.A1" office:value-type="string">
            <text:p text:style-name="P43">Interdisciplinariedad real</text:p>
          </table:table-cell>
          <table:table-cell table:style-name="Table37.A1" office:value-type="string">
            <text:p text:style-name="P43">Participación activa de múltiples perfiles</text:p>
          </table:table-cell>
          <table:table-cell table:style-name="Table37.A1" office:value-type="string">
            <text:p text:style-name="P43">Revisión de expedientes y equipos</text:p>
          </table:table-cell>
          <table:table-cell table:style-name="Table37.A1" office:value-type="string">
            <text:p text:style-name="P43">Semestral</text:p>
          </table:table-cell>
        </table:table-row>
        <table:table-row>
          <table:table-cell table:style-name="Table37.A1" office:value-type="string">
            <text:p text:style-name="P43">Adherencia no forzada</text:p>
          </table:table-cell>
          <table:table-cell table:style-name="Table37.A1" office:value-type="string">
            <text:p text:style-name="P43">Porcentaje de usuarios en seguimiento voluntario</text:p>
          </table:table-cell>
          <table:table-cell table:style-name="Table37.A1" office:value-type="string">
            <text:p text:style-name="P43">Estadísticas de atención</text:p>
          </table:table-cell>
          <table:table-cell table:style-name="Table37.A1" office:value-type="string">
            <text:p text:style-name="P43">Trimestral</text:p>
          </table:table-cell>
        </table:table-row>
        <table:table-row>
          <table:table-cell table:style-name="Table37.A1" office:value-type="string">
            <text:p text:style-name="P43">Recuperación sostenible</text:p>
          </table:table-cell>
          <table:table-cell table:style-name="Table37.A1" office:value-type="string">
            <text:p text:style-name="P43">Variación de marcadores clínico-funcionales</text:p>
          </table:table-cell>
          <table:table-cell table:style-name="Table37.A1" office:value-type="string">
            <text:p text:style-name="P43">Entrevistas, escalas validadas</text:p>
          </table:table-cell>
          <table:table-cell table:style-name="Table37.A1" office:value-type="string">
            <text:p text:style-name="P43">Anual</text:p>
          </table:table-cell>
        </table:table-row>
        <table:table-row>
          <table:table-cell table:style-name="Table37.A1" office:value-type="string">
            <text:p text:style-name="P43">Participación y trazabilidad</text:p>
          </table:table-cell>
          <table:table-cell table:style-name="Table37.A1" office:value-type="string">
            <text:p text:style-name="P43">Número de decisiones con revisión documentada</text:p>
          </table:table-cell>
          <table:table-cell table:style-name="Table37.A1" office:value-type="string">
            <text:p text:style-name="P43">Logs de plataforma</text:p>
          </table:table-cell>
          <table:table-cell table:style-name="Table37.A1" office:value-type="string">
            <text:p text:style-name="P43">Permanente</text:p>
          </table:table-cell>
        </table:table-row>
      </table:table>
      <text:p text:style-name="P197"><text:span text:style-name="T70"/></text:p>
      <text:p text:style-name="P197"><text:span text:style-name="T70">6.10 Negación científica y moral de la necesidad de estas mejoras (pp. 1201–1240)<text:line-break/><text:line-break/>Las propuestas de reforma profunda, transición sistémica o rediseño institucional en el ámbito de la salud mental se enfrentan de forma constante a resistencias estructurales, que no se manifiestan únicamente como inercia, sino como formulaciones explícitas que niegan la pertinencia, la factibilidad o la legitimidad de dichas transformaciones. Esta sección presenta de forma sistemática los ejes argumentales, científicos, técnicos y normativos que han sido utilizados para sostener la permanencia del modelo coercitivo y fragmentado, identificando sus fundamentos, mecanismos de persistencia y usos institucionales.</text:span></text:p>
      <text:p text:style-name="P441"><text:span text:style-name="Strong_20_Emphasis"><text:span text:style-name="T1">1. Argumento de necesidad funcional del modelo actual</text:span></text:span></text:p>
      <text:p text:style-name="P197">Desde el punto de vista institucional, se plantea que el modelo vigente permite una contención eficaz de los trastornos mentales graves, especialmente aquellos considerados peligrosos para terceros o para sí mismos. Se sostiene que las medidas de hospitalización involuntaria, medicación forzada y vigilancia asistencial continua son necesarias para evitar desenlaces adversos y garantizar la seguridad de la comunidad. La literatura dominante respalda esta postura a través de estudios de cohortes y registros hospitalarios que muestran descensos en tasas de rehospitalización o agresividad bajo cumplimiento farmacológico forzado. La prioridad de la seguridad colectiva es empleada como justificación para suspender derechos individuales en nombre de un interés público superior.</text:p>
      <text:p text:style-name="P441"><text:span text:style-name="Strong_20_Emphasis"><text:span text:style-name="T1">2. Supuesta insuficiencia de alternativas validadas a escala</text:span></text:span></text:p>
      <text:p text:style-name="P197">La mayoría de las prácticas no coercitivas, incluidas las de decisión compartida o de redes de apoyo comunitarias, son desestimadas por carecer de estudios controlados a gran escala, de protocolos clínicos estandarizados, o de mecanismos regulatorios equivalentes a los del modelo biomédico <text:soft-page-break/>clásico. La ausencia de metaanálisis concluyentes, el bajo número de ensayos clínicos aleatorizados en contextos no occidentales y la escasa replicabilidad interinstitucional se esgrimen como motivos para no asumir estos enfoques como equivalentes clínicos. La carga de prueba queda así desplazada hacia los proponentes de alternativas, mientras se normaliza como evidencia suficiente la continuidad de las prácticas actuales.</text:p>
      <text:p text:style-name="P441"><text:span text:style-name="Strong_20_Emphasis"><text:span text:style-name="T1">3. Defensa de la profesionalización vertical y del saber experto unidireccional</text:span></text:span></text:p>
      <text:p text:style-name="P197">El actual diseño asistencial está estructurado sobre la centralidad de la figura médica y, en particular, psiquiátrica, como garante de la objetividad diagnóstica y de la capacidad de intervención legítima. Esta posición descansa sobre el principio de autoridad clínica, según el cual la asimetría de conocimiento justifica la asimetría decisional. Se considera que la participación de pacientes o comunidades no puede sustituir el juicio clínico, ni siquiera en procesos compartidos, dado que se presume una afectación de la capacidad de discernimiento por la propia condición clínica. Esta tesis, sostenida desde la epistemología del déficit, legitima la exclusión sistemática de saberes no biomédicos.</text:p>
      <text:p text:style-name="P441"><text:span text:style-name="Strong_20_Emphasis"><text:span text:style-name="T1">4. Consideración de las reformas como utópicas o de alto coste</text:span></text:span></text:p>
      <text:p text:style-name="P197">En contextos presupuestarios restrictivos o de gestión tecnocrática, toda propuesta que implique reorganización funcional, formación interdisciplinar, monitoreo ético independiente o evaluación cualitativa longitudinal se descarta por considerarse costosa, inviable o marginal en relación con los indicadores prioritarios. Se mantiene así una matriz de coste-eficiencia basada en números de intervenciones, tiempo de atención y control sintomático a corto plazo. Las prácticas con enfoque restaurativo, relacional o comunitario son sistemáticamente excluidas de la planificación estratégica y de los esquemas de financiamiento estructural.</text:p>
      <text:p text:style-name="P441"><text:span text:style-name="Strong_20_Emphasis"><text:span text:style-name="T1">5. Naturalización del daño institucional como inevitable o tolerable</text:span></text:span></text:p>
      <text:p text:style-name="P197">Finalmente, existe una narrativa consolidada según la cual ciertos niveles de sufrimiento iatrogénico, pérdida de autonomía, institucionalización prolongada o exclusión social son efectos secundarios inevitables y aceptables dentro de un sistema que debe priorizar el orden asistencial. Esta posición se refuerza mediante la falta de documentación estructurada de daños, la minimización discursiva del trauma inducido por el sistema, y la deslegitimación de los testimonios de personas usuarias o sobrevivientes. El resultado es un sistema autojustificado que no reconoce sus fallos como evidencia suficiente para su revisión.</text:p>
      <text:p text:style-name="P224">La negación científica y moral de la necesidad de mejoras estructurales se sostiene en la convergencia de cinco ejes: la validación parcial de ciertos resultados inmediatos, la exigencia de evidencia imposible para enfoques alternativos, la concentración de poder en saberes médicos jerárquicos, la racionalidad economicista y la institucionalización de umbrales aceptables de daño. Estos factores interactúan para mantener el statu quo, inhibir la innovación, y reproducir estructuras que, bajo la apariencia de neutralidad técnica, consolidan prácticas estructuralmente violentas. Las siguientes secciones abordarán los mecanismos de ruptura de esta matriz, sin caer en polarizaciones, pero con exigencia científica y operativa verificable.</text:p>
      <text:p text:style-name="P224">El presente capítulo ha expuesto, con base empírica y argumentación técnica, el contraste irreductible entre dos arquitecturas de pensamiento, organización y práctica en el ámbito de la salud mental, los cuidados institucionales y la relación entre humanos, otras especies y el entorno. No se trata de una diferencia de enfoques, ni de un debate técnico subsanable mediante ajustes <text:soft-page-break/>incrementales. Se trata de una contraposición estructural entre dos lógicas incompatibles, dos modelos de civilización enfrentados: uno centrado en la violencia organizada, la medicalización forzada, el deterioro funcional inducido, y la consolidación de sistemas de control como principio rector; otro orientado al reconocimiento de la vida como sistema complejo, la regeneración como objetivo técnico, y la restitución de capacidades como fundamento operativo.</text:p>
      <text:p text:style-name="P197">Los ejes presentados a lo largo de las secciones 6.1 a 6.10 no permiten conciliación ni síntesis sin traicionar los principios fundamentales de una de las partes. Por un lado, se mantiene vigente un modelo institucional, académico y clínico que niega activamente el daño que produce, que se autojustifica mediante mecanismos de desresponsabilización jerárquica, y que utiliza selectivamente datos fragmentarios para sostener una falsa neutralidad operativa. Este modelo ha fracasado en revertir las tasas de sufrimiento, exclusión, dependencia institucional, cronificación iatrogénica y daño psicosocial en la mayoría de los contextos analizados. Su continuidad se debe no a su eficacia, sino a su conveniencia estructural: permite reducir a cifras lo que son vidas, administrar poblaciones sin agencia, y externalizar el coste humano bajo discursos técnicos impermeables al escrutinio externo.</text:p>
      <text:p text:style-name="P197">Frente a ello, los principios de salud no violenta, cooperación interdependiente, transparencia operativa, toma de decisiones fundamentadas, y educación regenerativa han sido sistematizados no como ideal normativo, sino como exigencia técnica ante el colapso verificado de las estructuras actuales. Su implementación exige voluntad política, recursos redistribuidos, revisión institucional, y apertura epistémica. Nada de eso se producirá por inercia. La existencia misma de esta tesis, y de los proyectos científicos y clínicos que la acompañan, constituye una anomalía dentro del sistema, no un producto previsto ni favorecido por él.</text:p>
      <text:p text:style-name="P197">La elección no está en la mesa técnica, ni en los foros institucionales consolidados. Está en cada comunidad, cada profesional, cada paciente, cada docente, cada responsable de decisión que lea estas líneas. Persistir en el mantenimiento del sistema vigente es una decisión activa, no una neutralidad. Significa aceptar los niveles actuales de medicalización sin consentimiento, encierro estructural, contaminación biosférica, explotación normalizada y deterioro funcional impuesto. Significa asumir la pérdida sistemática de vidas no por falta de recursos o conocimientos, sino por la falta de voluntad de aplicarlos.</text:p>
      <text:p text:style-name="P197">Los datos son claros. El sistema vigente no es reformable en sus fundamentos. Su reproducción asegura sufrimiento evitable, daño perpetuado y agencia negada. No hay error técnico ni ausencia de evidencia. Hay decisiones. Y esas decisiones, por inacción o por acción, definen si este siglo será el siglo de la vida restaurada o de su administración degradante.</text:p>
      <text:p text:style-name="P197">Este capítulo no propone una salida. Presenta el estado actual del conflicto, los vectores de cada parte, los datos disponibles, y las consecuencias verificables. El lector dispone de suficiente información para comprender lo que está en juego. A partir de aquí, cada decisión —personal, profesional, política— define la dirección del daño o de su detención. Continuar con lo vigente no es una falta de alternativas. Es la elección voluntaria de un colapso programado. La posibilidad de su reversión existe. Pero su realización depende de actos verificables, no de deseos.</text:p>
      <text:p text:style-name="P197">Esta obra no intervendrá más en la dirección de esa elección. Queda en manos de quienes leen. La evidencia ha sido presentada. El futuro, no.</text:p>
      <text:p text:style-name="P224">Este capítulo no ha formulado recomendaciones, ni ha pretendido proponer soluciones únicas ni deseables. Se ha limitado a exponer, con base científica, jurídica, biológica, tecnológica y médica, <text:soft-page-break/>el estado actual de los sistemas en cuestión, su arquitectura institucional, sus modos operativos, y las consecuencias observables de sus decisiones sostenidas. La evidencia ha sido estructurada de forma técnica, sistematizada y verificable. Los vectores de cada parte han sido presentados: quienes sostienen la continuidad, quienes documentan los efectos, quienes estructuran modelos distintos. No hay conclusiones, porque lo que está en disputa no es una hipótesis, sino un modo de existencia que aún se impone como norma.</text:p>
      <text:p text:style-name="P197">Las opciones existen en tanto que el mundo permanece abierto, múltiple, contradictorio y mensurable. Las mejores prácticas han sido formuladas en diferentes entornos, a menudo ignoradas o suprimidas. Esta tesis no ha pretendido abarcar todas, ni defender una sola, sino mostrar que existen caminos trazados por quienes han trabajado dentro y fuera del sistema, muchas veces sin reconocimiento, sin protección, sin continuación garantizada. No son alternativas en sentido retórico. Son configuraciones técnicas reales, desarrolladas con conocimiento acumulado, y sostenidas por redes parciales, inestables, muchas veces desarticuladas.</text:p>
      <text:p text:style-name="P197">La decisión de mantener lo vigente, con su saldo operativo, su estructura de costes humanos y materiales, sus mecanismos de opacidad, no responde a una falta de recursos ni de ideas. Responde a decisiones institucionales, individuales y colectivas. Esta elección, sostenida cada día, reproduce la matriz de daño documentada. Seguir es posible. No es obligatorio. Detenerse también lo es, como lo ha sido siempre. La diferencia hoy es que su impacto es cuantificable, rastreable, y científicamente correlacionado con los sistemas en uso.</text:p>
      <text:p text:style-name="P197">La tierra, los cuerpos, las relaciones, los sistemas y los ciclos vitales no operan indefinidamente bajo tensión. La negación del descanso, de la interrupción funcional de la explotación, ha sido registrada desde hace milenios. La jurisprudencia antigua exigía dejar descansar los campos, permitir el ciclo natural de regeneración del suelo. El no hacerlo condujo a la salinización de las aguas, al colapso agrícola, al fin de imperios. El Tigris y el Éufrates son hoy testimonio de esas advertencias. Las civilizaciones que desoyeron el principio del reposo estructural no cayeron por azar ni por debilidad, sino por exceder los umbrales que su medio y su organización podían sostener.</text:p>
      <text:p text:style-name="P197">Lo que se ha documentado aquí es una continuidad funcional de ese principio: la negación de los límites, la expansión sin contención, el desgaste sostenido. El descanso negado a la tierra se replica en los cuerpos agotados, en las mentes rotas por sistemas que no prevén retorno, ni cuidado, ni reparación. La ciencia, la salud, la educación, la administración pública, la vida cotidiana –todas funcionan bajo estructuras de agotamiento normalizado.</text:p>
      <text:p text:style-name="P197">Cada ser humano, en condiciones mínimas de autonomía, puede decidir no continuar este patrón. Esta tesis no prescribe qué debe hacerse. Tampoco lo impide. Las estructuras expuestas están activas. Las consecuencias de seguir también. No es falta de conocimiento. Es voluntad. Y también, muchas veces, su ausencia.</text:p>
      <text:p text:style-name="P197">El trabajo aquí recogido continúa. La investigación-acción permanece abierta. Las estructuras que sustentan el daño no se detienen solas. Pero tampoco lo hacen quienes trabajan sin reconocimiento, ni protección, ni medios. Algunas han deseado morir sin cambiar de ocupación. Otras imaginan la continuidad de su labor más allá de su cuerpo. Nada garantiza que quienes lean esto hagan nada distinto.</text:p>
      <text:p text:style-name="P197">No es obligatorio hacerlo. Pero las condiciones actuales no lo desaconsejan. Solo lo hacen quienes se benefician de no cambiar. Quienes no se benefician, deciden o no deciden. Esta tesis ya ha sido <text:soft-page-break/>escrita. El resto, depende de lo que cada una haga con ello. La elección está, simplemente, disponible. El trabajo sigue. Y la tierra también, de momento.</text:p>
      <text:p text:style-name="P197"><text:span text:style-name="T70"/></text:p>
      <text:p text:style-name="P197"><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8:57.170619909</dc:date>
    <meta:editing-duration>PT14M11S</meta:editing-duration>
    <meta:editing-cycles>11</meta:editing-cycles>
    <meta:generator>LibreOffice/24.2.7.2$Linux_X86_64 LibreOffice_project/420$Build-2</meta:generator>
    <meta:document-statistic meta:table-count="11" meta:image-count="0" meta:object-count="0" meta:page-count="67" meta:paragraph-count="762" meta:word-count="33631" meta:character-count="235796" meta:non-whitespace-character-count="202936"/>
  </office:meta>
</office:document-meta>
</file>